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9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0.497cm"/>
    </style:style>
    <style:style style:name="co7" style:family="table-column">
      <style:table-column-properties fo:break-before="auto" style:column-width="0.688cm"/>
    </style:style>
    <style:style style:name="co8" style:family="table-column">
      <style:table-column-properties fo:break-before="auto" style:column-width="1.36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tatistic_result_ppg_valen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ean</text:p>
          </table:table-cell>
          <table:table-cell office:value-type="float" office:value="0.837972223758698" calcext:value-type="float">
            <text:p>0.837972223758698</text:p>
          </table:table-cell>
          <table:table-cell office:value-type="float" office:value="0.83308881521225" calcext:value-type="float">
            <text:p>0.83308881521225</text:p>
          </table:table-cell>
          <table:table-cell office:value-type="string" calcext:value-type="string">
            <text:p>task</text:p>
          </table:table-cell>
          <table:table-cell office:value-type="float" office:value="0.023" calcext:value-type="float">
            <text:p>0.02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23" calcext:value-type="float">
            <text:p>0.023</text:p>
          </table:table-cell>
          <table:table-cell office:value-type="float" office:value="0.878" calcext:value-type="float">
            <text:p>0.878</text:p>
          </table:table-cell>
          <table:table-cell table:number-columns-repeated="2" office:value-type="float" office:value="0.366" calcext:value-type="float">
            <text:p>0.366</text:p>
          </table:table-cell>
          <table:table-cell office:value-type="float" office:value="0.063" calcext:value-type="float">
            <text:p>0.0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0.0548323653638363" calcext:value-type="float">
            <text:p>0.054832365363836</text:p>
          </table:table-cell>
          <table:table-cell office:value-type="float" office:value="0.0211504157632589" calcext:value-type="float">
            <text:p>0.021150415763259</text:p>
          </table:table-cell>
          <table:table-cell office:value-type="string" calcext:value-type="string">
            <text:p>task</text:p>
          </table:table-cell>
          <table:table-cell office:value-type="float" office:value="1.451" calcext:value-type="float">
            <text:p>1.45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.451" calcext:value-type="float">
            <text:p>1.451</text:p>
          </table:table-cell>
          <table:table-cell office:value-type="float" office:value="10.565" calcext:value-type="float">
            <text:p>10.565</text:p>
          </table:table-cell>
          <table:table-cell table:number-columns-repeated="2" office:value-type="float" office:value="0.006" calcext:value-type="float">
            <text:p>0.006</text:p>
          </table:table-cell>
          <table:table-cell office:value-type="float" office:value="0.448" calcext:value-type="float">
            <text:p>0.4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office:value-type="float" office:value="0.138501703739166" calcext:value-type="float">
            <text:p>0.138501703739166</text:p>
          </table:table-cell>
          <table:table-cell office:value-type="float" office:value="0.148796603083611" calcext:value-type="float">
            <text:p>0.148796603083611</text:p>
          </table:table-cell>
          <table:table-cell office:value-type="string" calcext:value-type="string">
            <text:p>task</text:p>
          </table:table-cell>
          <table:table-cell office:value-type="float" office:value="0.454" calcext:value-type="float">
            <text:p>0.45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454" calcext:value-type="float">
            <text:p>0.454</text:p>
          </table:table-cell>
          <table:table-cell office:value-type="float" office:value="6.273" calcext:value-type="float">
            <text:p>6.273</text:p>
          </table:table-cell>
          <table:table-cell table:number-columns-repeated="2" office:value-type="float" office:value="0.026" calcext:value-type="float">
            <text:p>0.026</text:p>
          </table:table-cell>
          <table:table-cell office:value-type="float" office:value="0.325" calcext:value-type="float">
            <text:p>0.3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377140998840332" calcext:value-type="float">
            <text:p>0.377140998840332</text:p>
          </table:table-cell>
          <table:table-cell office:value-type="float" office:value="0.604996383190155" calcext:value-type="float">
            <text:p>0.604996383190155</text:p>
          </table:table-cell>
          <table:table-cell office:value-type="string" calcext:value-type="string">
            <text:p>task</text:p>
          </table:table-cell>
          <table:table-cell office:value-type="float" office:value="0.71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71" calcext:value-type="float">
            <text:p>0.71</text:p>
          </table:table-cell>
          <table:table-cell office:value-type="float" office:value="6.878" calcext:value-type="float">
            <text:p>6.878</text:p>
          </table:table-cell>
          <table:table-cell table:number-columns-repeated="2" office:value-type="float" office:value="0.021" calcext:value-type="float">
            <text:p>0.021</text:p>
          </table:table-cell>
          <table:table-cell office:value-type="float" office:value="0.346" calcext:value-type="float">
            <text:p>0.3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adnn</text:p>
          </table:table-cell>
          <table:table-cell office:value-type="float" office:value="0.0603868886828423" calcext:value-type="float">
            <text:p>0.060386888682842</text:p>
          </table:table-cell>
          <table:table-cell office:value-type="float" office:value="0.044262457638979" calcext:value-type="float">
            <text:p>0.044262457638979</text:p>
          </table:table-cell>
          <table:table-cell office:value-type="string" calcext:value-type="string">
            <text:p>task</text:p>
          </table:table-cell>
          <table:table-cell office:value-type="float" office:value="0.159" calcext:value-type="float">
            <text:p>0.15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159" calcext:value-type="float">
            <text:p>0.159</text:p>
          </table:table-cell>
          <table:table-cell office:value-type="float" office:value="1.052" calcext:value-type="float">
            <text:p>1.052</text:p>
          </table:table-cell>
          <table:table-cell table:number-columns-repeated="2" office:value-type="float" office:value="0.324" calcext:value-type="float">
            <text:p>0.324</text:p>
          </table:table-cell>
          <table:table-cell office:value-type="float" office:value="0.075" calcext:value-type="float">
            <text:p>0.0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i</text:p>
          </table:table-cell>
          <table:table-cell office:value-type="float" office:value="0.0505578592419624" calcext:value-type="float">
            <text:p>0.050557859241963</text:p>
          </table:table-cell>
          <table:table-cell office:value-type="float" office:value="0.0412368029356003" calcext:value-type="float">
            <text:p>0.0412368029356</text:p>
          </table:table-cell>
          <table:table-cell office:value-type="string" calcext:value-type="string">
            <text:p>task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8" calcext:value-type="float">
            <text:p>0.008</text:p>
          </table:table-cell>
          <table:table-cell table:number-columns-repeated="2" office:value-type="float" office:value="0.932" calcext:value-type="float">
            <text:p>0.932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pm</text:p>
          </table:table-cell>
          <table:table-cell office:value-type="float" office:value="0.0595048330724239" calcext:value-type="float">
            <text:p>0.059504833072424</text:p>
          </table:table-cell>
          <table:table-cell office:value-type="float" office:value="0.177127748727798" calcext:value-type="float">
            <text:p>0.177127748727798</text:p>
          </table:table-cell>
          <table:table-cell office:value-type="string" calcext:value-type="string">
            <text:p>task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7" calcext:value-type="float">
            <text:p>0.007</text:p>
          </table:table-cell>
          <table:table-cell office:value-type="float" office:value="0.047" calcext:value-type="float">
            <text:p>0.047</text:p>
          </table:table-cell>
          <table:table-cell table:number-columns-repeated="2" office:value-type="float" office:value="0.832" calcext:value-type="float">
            <text:p>0.832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nn50</text:p>
          </table:table-cell>
          <table:table-cell office:value-type="float" office:value="0.298494875431061" calcext:value-type="float">
            <text:p>0.298494875431061</text:p>
          </table:table-cell>
          <table:table-cell office:value-type="float" office:value="0.447415769100189" calcext:value-type="float">
            <text:p>0.447415769100189</text:p>
          </table:table-cell>
          <table:table-cell office:value-type="string" calcext:value-type="string">
            <text:p>task</text:p>
          </table:table-cell>
          <table:table-cell office:value-type="float" office:value="0.126" calcext:value-type="float">
            <text:p>0.12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126" calcext:value-type="float">
            <text:p>0.126</text:p>
          </table:table-cell>
          <table:table-cell office:value-type="float" office:value="1.086" calcext:value-type="float">
            <text:p>1.086</text:p>
          </table:table-cell>
          <table:table-cell table:number-columns-repeated="2" office:value-type="float" office:value="0.316" calcext:value-type="float">
            <text:p>0.316</text:p>
          </table:table-cell>
          <table:table-cell office:value-type="float" office:value="0.077" calcext:value-type="float">
            <text:p>0.0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dnn</text:p>
          </table:table-cell>
          <table:table-cell office:value-type="float" office:value="0.029393021017313" calcext:value-type="float">
            <text:p>0.029393021017313</text:p>
          </table:table-cell>
          <table:table-cell office:value-type="float" office:value="0.19382780790329" calcext:value-type="float">
            <text:p>0.19382780790329</text:p>
          </table:table-cell>
          <table:table-cell office:value-type="string" calcext:value-type="string">
            <text:p>task</text:p>
          </table:table-cell>
          <table:table-cell office:value-type="float" office:value="0.296" calcext:value-type="float">
            <text:p>0.29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296" calcext:value-type="float">
            <text:p>0.296</text:p>
          </table:table-cell>
          <table:table-cell office:value-type="float" office:value="1.526" calcext:value-type="float">
            <text:p>1.526</text:p>
          </table:table-cell>
          <table:table-cell table:number-columns-repeated="2" office:value-type="float" office:value="0.239" calcext:value-type="float">
            <text:p>0.239</text:p>
          </table:table-cell>
          <table:table-cell office:value-type="float" office:value="0.105" calcext:value-type="float">
            <text:p>0.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d1</text:p>
          </table:table-cell>
          <table:table-cell office:value-type="float" office:value="0.175797075033188" calcext:value-type="float">
            <text:p>0.175797075033188</text:p>
          </table:table-cell>
          <table:table-cell office:value-type="float" office:value="0.574921011924744" calcext:value-type="float">
            <text:p>0.574921011924744</text:p>
          </table:table-cell>
          <table:table-cell office:value-type="string" calcext:value-type="string">
            <text:p>task</text:p>
          </table:table-cell>
          <table:table-cell office:value-type="float" office:value="0.185" calcext:value-type="float">
            <text:p>0.18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185" calcext:value-type="float">
            <text:p>0.185</text:p>
          </table:table-cell>
          <table:table-cell office:value-type="float" office:value="0.883" calcext:value-type="float">
            <text:p>0.883</text:p>
          </table:table-cell>
          <table:table-cell table:number-columns-repeated="2" office:value-type="float" office:value="0.364" calcext:value-type="float">
            <text:p>0.364</text:p>
          </table:table-cell>
          <table:table-cell office:value-type="float" office:value="0.064" calcext:value-type="float">
            <text:p>0.0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mssd</text:p>
          </table:table-cell>
          <table:table-cell office:value-type="float" office:value="0.152979254722595" calcext:value-type="float">
            <text:p>0.152979254722595</text:p>
          </table:table-cell>
          <table:table-cell office:value-type="float" office:value="0.653282999992371" calcext:value-type="float">
            <text:p>0.653282999992371</text:p>
          </table:table-cell>
          <table:table-cell office:value-type="string" calcext:value-type="string">
            <text:p>task</text:p>
          </table:table-cell>
          <table:table-cell office:value-type="float" office:value="0.301" calcext:value-type="float">
            <text:p>0.30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301" calcext:value-type="float">
            <text:p>0.301</text:p>
          </table:table-cell>
          <table:table-cell office:value-type="float" office:value="1.189" calcext:value-type="float">
            <text:p>1.189</text:p>
          </table:table-cell>
          <table:table-cell table:number-columns-repeated="2" office:value-type="float" office:value="0.295" calcext:value-type="float">
            <text:p>0.295</text:p>
          </table:table-cell>
          <table:table-cell office:value-type="float" office:value="0.084" calcext:value-type="float">
            <text:p>0.0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ean</text:p>
          </table:table-cell>
          <table:table-cell office:value-type="float" office:value="0.298071682453156" calcext:value-type="float">
            <text:p>0.298071682453156</text:p>
          </table:table-cell>
          <table:table-cell office:value-type="float" office:value="0.25269690155983" calcext:value-type="float">
            <text:p>0.25269690155983</text:p>
          </table:table-cell>
          <table:table-cell office:value-type="string" calcext:value-type="string">
            <text:p>task</text:p>
          </table:table-cell>
          <table:table-cell office:value-type="float" office:value="1.223" calcext:value-type="float">
            <text:p>1.22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.223" calcext:value-type="float">
            <text:p>1.223</text:p>
          </table:table-cell>
          <table:table-cell office:value-type="float" office:value="10.037" calcext:value-type="float">
            <text:p>10.037</text:p>
          </table:table-cell>
          <table:table-cell table:number-columns-repeated="2" office:value-type="float" office:value="0.007" calcext:value-type="float">
            <text:p>0.007</text:p>
          </table:table-cell>
          <table:table-cell office:value-type="float" office:value="0.436" calcext:value-type="float">
            <text:p>0.4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edian</text:p>
          </table:table-cell>
          <table:table-cell office:value-type="float" office:value="0.156291455030441" calcext:value-type="float">
            <text:p>0.156291455030441</text:p>
          </table:table-cell>
          <table:table-cell office:value-type="float" office:value="0.146501705050468" calcext:value-type="float">
            <text:p>0.146501705050468</text:p>
          </table:table-cell>
          <table:table-cell office:value-type="string" calcext:value-type="string">
            <text:p>task</text:p>
          </table:table-cell>
          <table:table-cell office:value-type="float" office:value="1.021" calcext:value-type="float">
            <text:p>1.02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.021" calcext:value-type="float">
            <text:p>1.021</text:p>
          </table:table-cell>
          <table:table-cell office:value-type="float" office:value="9.297" calcext:value-type="float">
            <text:p>9.297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417" calcext:value-type="float">
            <text:p>0.4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ax</text:p>
          </table:table-cell>
          <table:table-cell office:value-type="float" office:value="0.37757208943367" calcext:value-type="float">
            <text:p>0.37757208943367</text:p>
          </table:table-cell>
          <table:table-cell office:value-type="float" office:value="0.606485724449158" calcext:value-type="float">
            <text:p>0.606485724449158</text:p>
          </table:table-cell>
          <table:table-cell office:value-type="string" calcext:value-type="string">
            <text:p>task</text:p>
          </table:table-cell>
          <table:table-cell office:value-type="float" office:value="0.711" calcext:value-type="float">
            <text:p>0.7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711" calcext:value-type="float">
            <text:p>0.711</text:p>
          </table:table-cell>
          <table:table-cell office:value-type="float" office:value="6.887" calcext:value-type="float">
            <text:p>6.887</text:p>
          </table:table-cell>
          <table:table-cell table:number-columns-repeated="2" office:value-type="float" office:value="0.021" calcext:value-type="float">
            <text:p>0.021</text:p>
          </table:table-cell>
          <table:table-cell office:value-type="float" office:value="0.346" calcext:value-type="float">
            <text:p>0.3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in</text:p>
          </table:table-cell>
          <table:table-cell office:value-type="float" office:value="0.0343603864312172" calcext:value-type="float">
            <text:p>0.034360386431217</text:p>
          </table:table-cell>
          <table:table-cell office:value-type="float" office:value="0.349967539310455" calcext:value-type="float">
            <text:p>0.349967539310455</text:p>
          </table:table-cell>
          <table:table-cell office:value-type="string" calcext:value-type="string">
            <text:p>task</text:p>
          </table:table-cell>
          <table:table-cell office:value-type="float" office:value="1.494" calcext:value-type="float">
            <text:p>1.49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.494" calcext:value-type="float">
            <text:p>1.494</text:p>
          </table:table-cell>
          <table:table-cell office:value-type="float" office:value="7.401" calcext:value-type="float">
            <text:p>7.401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363" calcext:value-type="float">
            <text:p>0.3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var</text:p>
          </table:table-cell>
          <table:table-cell office:value-type="float" office:value="0.0727362111210823" calcext:value-type="float">
            <text:p>0.072736211121082</text:p>
          </table:table-cell>
          <table:table-cell office:value-type="float" office:value="0.044249638915062" calcext:value-type="float">
            <text:p>0.044249638915062</text:p>
          </table:table-cell>
          <table:table-cell office:value-type="string" calcext:value-type="string">
            <text:p>task</text:p>
          </table:table-cell>
          <table:table-cell office:value-type="float" office:value="1.059" calcext:value-type="float">
            <text:p>1.05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.059" calcext:value-type="float">
            <text:p>1.059</text:p>
          </table:table-cell>
          <table:table-cell office:value-type="float" office:value="8.741" calcext:value-type="float">
            <text:p>8.741</text:p>
          </table:table-cell>
          <table:table-cell table:number-columns-repeated="2" office:value-type="float" office:value="0.011" calcext:value-type="float">
            <text:p>0.011</text:p>
          </table:table-cell>
          <table:table-cell office:value-type="float" office:value="0.402" calcext:value-type="float">
            <text:p>0.4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std</text:p>
          </table:table-cell>
          <table:table-cell office:value-type="float" office:value="0.149942144751549" calcext:value-type="float">
            <text:p>0.149942144751549</text:p>
          </table:table-cell>
          <table:table-cell office:value-type="float" office:value="0.105377338826656" calcext:value-type="float">
            <text:p>0.105377338826656</text:p>
          </table:table-cell>
          <table:table-cell office:value-type="string" calcext:value-type="string">
            <text:p>task</text:p>
          </table:table-cell>
          <table:table-cell office:value-type="float" office:value="0.717" calcext:value-type="float">
            <text:p>0.71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717" calcext:value-type="float">
            <text:p>0.717</text:p>
          </table:table-cell>
          <table:table-cell office:value-type="float" office:value="7.595" calcext:value-type="float">
            <text:p>7.595</text:p>
          </table:table-cell>
          <table:table-cell table:number-columns-repeated="2" office:value-type="float" office:value="0.016" calcext:value-type="float">
            <text:p>0.016</text:p>
          </table:table-cell>
          <table:table-cell office:value-type="float" office:value="0.369" calcext:value-type="float">
            <text:p>0.3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skew</text:p>
          </table:table-cell>
          <table:table-cell office:value-type="float" office:value="0.238947749137878" calcext:value-type="float">
            <text:p>0.238947749137878</text:p>
          </table:table-cell>
          <table:table-cell office:value-type="float" office:value="0.718174993991852" calcext:value-type="float">
            <text:p>0.718174993991852</text:p>
          </table:table-cell>
          <table:table-cell office:value-type="string" calcext:value-type="string">
            <text:p>task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22" calcext:value-type="float">
            <text:p>0.022</text:p>
          </table:table-cell>
          <table:table-cell office:value-type="float" office:value="0.569" calcext:value-type="float">
            <text:p>0.569</text:p>
          </table:table-cell>
          <table:table-cell table:number-columns-repeated="2" office:value-type="float" office:value="0.464" calcext:value-type="float">
            <text:p>0.464</text:p>
          </table:table-cell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kurt</text:p>
          </table:table-cell>
          <table:table-cell office:value-type="float" office:value="0.0255961138755083" calcext:value-type="float">
            <text:p>0.025596113875508</text:p>
          </table:table-cell>
          <table:table-cell office:value-type="float" office:value="0.277196109294891" calcext:value-type="float">
            <text:p>0.277196109294891</text:p>
          </table:table-cell>
          <table:table-cell office:value-type="string" calcext:value-type="string">
            <text:p>task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55" calcext:value-type="float">
            <text:p>0.055</text:p>
          </table:table-cell>
          <table:table-cell table:number-columns-repeated="2" office:value-type="float" office:value="0.819" calcext:value-type="float">
            <text:p>0.819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pos_derivative</text:p>
          </table:table-cell>
          <table:table-cell office:value-type="float" office:value="0.191484689712524" calcext:value-type="float">
            <text:p>0.191484689712524</text:p>
          </table:table-cell>
          <table:table-cell office:value-type="float" office:value="0.279231131076813" calcext:value-type="float">
            <text:p>0.279231131076813</text:p>
          </table:table-cell>
          <table:table-cell office:value-type="string" calcext:value-type="string">
            <text:p>task</text:p>
          </table:table-cell>
          <table:table-cell office:value-type="float" office:value="0.905" calcext:value-type="float">
            <text:p>0.90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905" calcext:value-type="float">
            <text:p>0.905</text:p>
          </table:table-cell>
          <table:table-cell office:value-type="float" office:value="6.721" calcext:value-type="float">
            <text:p>6.721</text:p>
          </table:table-cell>
          <table:table-cell table:number-columns-repeated="2" office:value-type="float" office:value="0.022" calcext:value-type="float">
            <text:p>0.022</text:p>
          </table:table-cell>
          <table:table-cell office:value-type="float" office:value="0.341" calcext:value-type="float">
            <text:p>0.3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neg_derivative</text:p>
          </table:table-cell>
          <table:table-cell office:value-type="float" office:value="0.129660502076149" calcext:value-type="float">
            <text:p>0.129660502076149</text:p>
          </table:table-cell>
          <table:table-cell office:value-type="float" office:value="0.144153743982315" calcext:value-type="float">
            <text:p>0.144153743982315</text:p>
          </table:table-cell>
          <table:table-cell office:value-type="string" calcext:value-type="string">
            <text:p>task</text:p>
          </table:table-cell>
          <table:table-cell office:value-type="float" office:value="0.335" calcext:value-type="float">
            <text:p>0.33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335" calcext:value-type="float">
            <text:p>0.335</text:p>
          </table:table-cell>
          <table:table-cell office:value-type="float" office:value="6.682" calcext:value-type="float">
            <text:p>6.682</text:p>
          </table:table-cell>
          <table:table-cell table:number-columns-repeated="2" office:value-type="float" office:value="0.023" calcext:value-type="float">
            <text:p>0.023</text:p>
          </table:table-cell>
          <table:table-cell office:value-type="float" office:value="0.339" calcext:value-type="float">
            <text:p>0.3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float" office:value="0.255310148000717" calcext:value-type="float">
            <text:p>0.255310148000717</text:p>
          </table:table-cell>
          <table:table-cell office:value-type="float" office:value="0.252993315458298" calcext:value-type="float">
            <text:p>0.252993315458298</text:p>
          </table:table-cell>
          <table:table-cell office:value-type="string" calcext:value-type="string">
            <text:p>task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81" calcext:value-type="float">
            <text:p>0.081</text:p>
          </table:table-cell>
          <table:table-cell table:number-columns-repeated="2" office:value-type="float" office:value="0.78" calcext:value-type="float">
            <text:p>0.78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ean</text:p>
          </table:table-cell>
          <table:table-cell office:value-type="float" office:value="0.0954082608222961" calcext:value-type="float">
            <text:p>0.095408260822296</text:p>
          </table:table-cell>
          <table:table-cell office:value-type="float" office:value="0.206815958023071" calcext:value-type="float">
            <text:p>0.206815958023071</text:p>
          </table:table-cell>
          <table:table-cell office:value-type="string" calcext:value-type="string">
            <text:p>task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56" calcext:value-type="float">
            <text:p>0.056</text:p>
          </table:table-cell>
          <table:table-cell table:number-columns-repeated="2" office:value-type="float" office:value="0.817" calcext:value-type="float">
            <text:p>0.817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edian</text:p>
          </table:table-cell>
          <table:table-cell office:value-type="float" office:value="0.0326525457203388" calcext:value-type="float">
            <text:p>0.032652545720339</text:p>
          </table:table-cell>
          <table:table-cell office:value-type="float" office:value="0.0702064782381058" calcext:value-type="float">
            <text:p>0.070206478238106</text:p>
          </table:table-cell>
          <table:table-cell office:value-type="string" calcext:value-type="string">
            <text:p>task</text:p>
          </table:table-cell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142" calcext:value-type="float">
            <text:p>0.142</text:p>
          </table:table-cell>
          <table:table-cell table:number-columns-repeated="2" office:value-type="float" office:value="0.712" calcext:value-type="float">
            <text:p>0.712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ax</text:p>
          </table:table-cell>
          <table:table-cell office:value-type="float" office:value="0.018358102068305" calcext:value-type="float">
            <text:p>0.018358102068305</text:p>
          </table:table-cell>
          <table:table-cell office:value-type="float" office:value="0.0244640856981277" calcext:value-type="float">
            <text:p>0.024464085698128</text:p>
          </table:table-cell>
          <table:table-cell office:value-type="string" calcext:value-type="string">
            <text:p>task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369" calcext:value-type="float">
            <text:p>0.369</text:p>
          </table:table-cell>
          <table:table-cell table:number-columns-repeated="2" office:value-type="float" office:value="0.554" calcext:value-type="float">
            <text:p>0.554</text:p>
          </table:table-cell>
          <table:table-cell office:value-type="float" office:value="0.028" calcext:value-type="float">
            <text:p>0.0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in</text:p>
          </table:table-cell>
          <table:table-cell office:value-type="float" office:value="0.377652078866959" calcext:value-type="float">
            <text:p>0.377652078866959</text:p>
          </table:table-cell>
          <table:table-cell office:value-type="float" office:value="0.414391040802002" calcext:value-type="float">
            <text:p>0.414391040802002</text:p>
          </table:table-cell>
          <table:table-cell office:value-type="string" calcext:value-type="string">
            <text:p>ta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.927" calcext:value-type="float">
            <text:p>0.927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var</text:p>
          </table:table-cell>
          <table:table-cell office:value-type="float" office:value="0.0300934500992298" calcext:value-type="float">
            <text:p>0.03009345009923</text:p>
          </table:table-cell>
          <table:table-cell office:value-type="float" office:value="0.22141894698143" calcext:value-type="float">
            <text:p>0.22141894698143</text:p>
          </table:table-cell>
          <table:table-cell office:value-type="string" calcext:value-type="string">
            <text:p>task</text:p>
          </table:table-cell>
          <table:table-cell office:value-type="float" office:value="0.115" calcext:value-type="float">
            <text:p>0.11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115" calcext:value-type="float">
            <text:p>0.115</text:p>
          </table:table-cell>
          <table:table-cell office:value-type="float" office:value="0.701" calcext:value-type="float">
            <text:p>0.701</text:p>
          </table:table-cell>
          <table:table-cell table:number-columns-repeated="2" office:value-type="float" office:value="0.417" calcext:value-type="float">
            <text:p>0.417</text:p>
          </table:table-cell>
          <table:table-cell office:value-type="float" office:value="0.051" calcext:value-type="float">
            <text:p>0.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std</text:p>
          </table:table-cell>
          <table:table-cell office:value-type="float" office:value="0.0828990936279297" calcext:value-type="float">
            <text:p>0.08289909362793</text:p>
          </table:table-cell>
          <table:table-cell office:value-type="float" office:value="0.203547656536102" calcext:value-type="float">
            <text:p>0.203547656536102</text:p>
          </table:table-cell>
          <table:table-cell office:value-type="string" calcext:value-type="string">
            <text:p>task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9" calcext:value-type="float">
            <text:p>0.09</text:p>
          </table:table-cell>
          <table:table-cell office:value-type="float" office:value="0.727" calcext:value-type="float">
            <text:p>0.727</text:p>
          </table:table-cell>
          <table:table-cell table:number-columns-repeated="2" office:value-type="float" office:value="0.409" calcext:value-type="float">
            <text:p>0.409</text:p>
          </table:table-cell>
          <table:table-cell office:value-type="float" office:value="0.053" calcext:value-type="float">
            <text:p>0.0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skew</text:p>
          </table:table-cell>
          <table:table-cell office:value-type="float" office:value="0.824333608150482" calcext:value-type="float">
            <text:p>0.824333608150482</text:p>
          </table:table-cell>
          <table:table-cell office:value-type="float" office:value="0.796847939491272" calcext:value-type="float">
            <text:p>0.796847939491272</text:p>
          </table:table-cell>
          <table:table-cell office:value-type="string" calcext:value-type="string">
            <text:p>task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866" calcext:value-type="float">
            <text:p>0.866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kurt</text:p>
          </table:table-cell>
          <table:table-cell office:value-type="float" office:value="0.00389374326914549" calcext:value-type="float">
            <text:p>0.003893743269145</text:p>
          </table:table-cell>
          <table:table-cell office:value-type="float" office:value="0.157884940505028" calcext:value-type="float">
            <text:p>0.157884940505028</text:p>
          </table:table-cell>
          <table:table-cell office:value-type="string" calcext:value-type="string">
            <text:p>task</text:p>
          </table:table-cell>
          <table:table-cell office:value-type="float" office:value="0.314" calcext:value-type="float">
            <text:p>0.3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314" calcext:value-type="float">
            <text:p>0.314</text:p>
          </table:table-cell>
          <table:table-cell office:value-type="float" office:value="1.457" calcext:value-type="float">
            <text:p>1.457</text:p>
          </table:table-cell>
          <table:table-cell table:number-columns-repeated="2" office:value-type="float" office:value="0.249" calcext:value-type="float">
            <text:p>0.249</text:p>
          </table:table-cell>
          <table:table-cell office:value-type="float" office:value="0.101" calcext:value-type="float">
            <text:p>0.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pos_derivative</text:p>
          </table:table-cell>
          <table:table-cell office:value-type="float" office:value="0.107891112565994" calcext:value-type="float">
            <text:p>0.107891112565994</text:p>
          </table:table-cell>
          <table:table-cell office:value-type="float" office:value="0.546784579753876" calcext:value-type="float">
            <text:p>0.546784579753876</text:p>
          </table:table-cell>
          <table:table-cell office:value-type="string" calcext:value-type="string">
            <text:p>task</text:p>
          </table:table-cell>
          <table:table-cell office:value-type="float" office:value="0.069" calcext:value-type="float">
            <text:p>0.06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69" calcext:value-type="float">
            <text:p>0.069</text:p>
          </table:table-cell>
          <table:table-cell office:value-type="float" office:value="0.534" calcext:value-type="float">
            <text:p>0.534</text:p>
          </table:table-cell>
          <table:table-cell table:number-columns-repeated="2" office:value-type="float" office:value="0.478" calcext:value-type="float">
            <text:p>0.478</text:p>
          </table:table-cell>
          <table:table-cell office:value-type="float" office:value="0.039" calcext:value-type="float">
            <text:p>0.0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neg_derivative</text:p>
          </table:table-cell>
          <table:table-cell office:value-type="float" office:value="0.127775281667709" calcext:value-type="float">
            <text:p>0.127775281667709</text:p>
          </table:table-cell>
          <table:table-cell office:value-type="float" office:value="0.324187427759171" calcext:value-type="float">
            <text:p>0.324187427759171</text:p>
          </table:table-cell>
          <table:table-cell office:value-type="string" calcext:value-type="string">
            <text:p>task</text:p>
          </table:table-cell>
          <table:table-cell office:value-type="float" office:value="0.026" calcext:value-type="float">
            <text:p>0.02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26" calcext:value-type="float">
            <text:p>0.026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0.443" calcext:value-type="float">
            <text:p>0.443</text:p>
          </table:table-cell>
          <table:table-cell office:value-type="float" office:value="0.046" calcext:value-type="float">
            <text:p>0.0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eanNN</text:p>
          </table:table-cell>
          <table:table-cell office:value-type="float" office:value="0.0397331975400448" calcext:value-type="float">
            <text:p>0.039733197540045</text:p>
          </table:table-cell>
          <table:table-cell office:value-type="float" office:value="0.0348057560622692" calcext:value-type="float">
            <text:p>0.034805756062269</text:p>
          </table:table-cell>
          <table:table-cell office:value-type="string" calcext:value-type="string">
            <text:p>task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.879" calcext:value-type="float">
            <text:p>0.879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NN</text:p>
          </table:table-cell>
          <table:table-cell office:value-type="float" office:value="0.0478348061442375" calcext:value-type="float">
            <text:p>0.047834806144238</text:p>
          </table:table-cell>
          <table:table-cell office:value-type="float" office:value="0.771346807479858" calcext:value-type="float">
            <text:p>0.771346807479858</text:p>
          </table:table-cell>
          <table:table-cell office:value-type="string" calcext:value-type="string">
            <text:p>task</text:p>
          </table:table-cell>
          <table:table-cell office:value-type="float" office:value="0.035" calcext:value-type="float">
            <text:p>0.03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35" calcext:value-type="float">
            <text:p>0.035</text:p>
          </table:table-cell>
          <table:table-cell office:value-type="float" office:value="0.271" calcext:value-type="float">
            <text:p>0.271</text:p>
          </table:table-cell>
          <table:table-cell table:number-columns-repeated="2" office:value-type="float" office:value="0.612" calcext:value-type="float">
            <text:p>0.612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RMSSD</text:p>
          </table:table-cell>
          <table:table-cell office:value-type="float" office:value="0.0222500748932362" calcext:value-type="float">
            <text:p>0.022250074893236</text:p>
          </table:table-cell>
          <table:table-cell office:value-type="float" office:value="0.477019816637039" calcext:value-type="float">
            <text:p>0.477019816637039</text:p>
          </table:table-cell>
          <table:table-cell office:value-type="string" calcext:value-type="string">
            <text:p>task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815" calcext:value-type="float">
            <text:p>0.815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SD</text:p>
          </table:table-cell>
          <table:table-cell office:value-type="float" office:value="0.0222057942301035" calcext:value-type="float">
            <text:p>0.022205794230104</text:p>
          </table:table-cell>
          <table:table-cell office:value-type="float" office:value="0.476598829030991" calcext:value-type="float">
            <text:p>0.476598829030991</text:p>
          </table:table-cell>
          <table:table-cell office:value-type="string" calcext:value-type="string">
            <text:p>task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816" calcext:value-type="float">
            <text:p>0.816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CVNN</text:p>
          </table:table-cell>
          <table:table-cell office:value-type="float" office:value="0.0226600207388401" calcext:value-type="float">
            <text:p>0.02266002073884</text:p>
          </table:table-cell>
          <table:table-cell office:value-type="float" office:value="0.595254898071289" calcext:value-type="float">
            <text:p>0.595254898071289</text:p>
          </table:table-cell>
          <table:table-cell office:value-type="string" calcext:value-type="string">
            <text:p>task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5" calcext:value-type="float">
            <text:p>0.015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.756" calcext:value-type="float">
            <text:p>0.756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CVSD</text:p>
          </table:table-cell>
          <table:table-cell office:value-type="float" office:value="0.0160719323903322" calcext:value-type="float">
            <text:p>0.016071932390332</text:p>
          </table:table-cell>
          <table:table-cell office:value-type="float" office:value="0.572847306728363" calcext:value-type="float">
            <text:p>0.572847306728363</text:p>
          </table:table-cell>
          <table:table-cell office:value-type="string" calcext:value-type="string">
            <text:p>task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5" calcext:value-type="float">
            <text:p>0.035</text:p>
          </table:table-cell>
          <table:table-cell table:number-columns-repeated="2" office:value-type="float" office:value="0.855" calcext:value-type="float">
            <text:p>0.855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edianNN</text:p>
          </table:table-cell>
          <table:table-cell office:value-type="float" office:value="0.00871320907026529" calcext:value-type="float">
            <text:p>0.008713209070265</text:p>
          </table:table-cell>
          <table:table-cell office:value-type="float" office:value="0.00862319394946098" calcext:value-type="float">
            <text:p>0.008623193949461</text:p>
          </table:table-cell>
          <table:table-cell office:value-type="string" calcext:value-type="string">
            <text:p>task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911" calcext:value-type="float">
            <text:p>0.91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adNN</text:p>
          </table:table-cell>
          <table:table-cell office:value-type="float" office:value="0.118162155151367" calcext:value-type="float">
            <text:p>0.118162155151367</text:p>
          </table:table-cell>
          <table:table-cell office:value-type="float" office:value="0.333168715238571" calcext:value-type="float">
            <text:p>0.333168715238571</text:p>
          </table:table-cell>
          <table:table-cell office:value-type="string" calcext:value-type="string">
            <text:p>task</text:p>
          </table:table-cell>
          <table:table-cell office:value-type="float" office:value="0.571" calcext:value-type="float">
            <text:p>0.57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571" calcext:value-type="float">
            <text:p>0.571</text:p>
          </table:table-cell>
          <table:table-cell office:value-type="float" office:value="2.596" calcext:value-type="float">
            <text:p>2.596</text:p>
          </table:table-cell>
          <table:table-cell table:number-columns-repeated="2" office:value-type="float" office:value="0.131" calcext:value-type="float">
            <text:p>0.131</text:p>
          </table:table-cell>
          <table:table-cell office:value-type="float" office:value="0.166" calcext:value-type="float">
            <text:p>0.1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CVNN</text:p>
          </table:table-cell>
          <table:table-cell office:value-type="float" office:value="0.201117247343063" calcext:value-type="float">
            <text:p>0.201117247343063</text:p>
          </table:table-cell>
          <table:table-cell office:value-type="float" office:value="0.613839626312256" calcext:value-type="float">
            <text:p>0.613839626312256</text:p>
          </table:table-cell>
          <table:table-cell office:value-type="string" calcext:value-type="string">
            <text:p>task</text:p>
          </table:table-cell>
          <table:table-cell office:value-type="float" office:value="0.466" calcext:value-type="float">
            <text:p>0.46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466" calcext:value-type="float">
            <text:p>0.466</text:p>
          </table:table-cell>
          <table:table-cell office:value-type="float" office:value="2.227" calcext:value-type="float">
            <text:p>2.227</text:p>
          </table:table-cell>
          <table:table-cell table:number-columns-repeated="2" office:value-type="float" office:value="0.159" calcext:value-type="float">
            <text:p>0.159</text:p>
          </table:table-cell>
          <table:table-cell office:value-type="float" office:value="0.146" calcext:value-type="float">
            <text:p>0.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IQRNN</text:p>
          </table:table-cell>
          <table:table-cell office:value-type="float" office:value="0.0374368205666542" calcext:value-type="float">
            <text:p>0.037436820566654</text:p>
          </table:table-cell>
          <table:table-cell office:value-type="float" office:value="0.325906902551651" calcext:value-type="float">
            <text:p>0.325906902551651</text:p>
          </table:table-cell>
          <table:table-cell office:value-type="string" calcext:value-type="string">
            <text:p>task</text:p>
          </table:table-cell>
          <table:table-cell office:value-type="float" office:value="0.508" calcext:value-type="float">
            <text:p>0.50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508" calcext:value-type="float">
            <text:p>0.508</text:p>
          </table:table-cell>
          <table:table-cell office:value-type="float" office:value="2.272" calcext:value-type="float">
            <text:p>2.272</text:p>
          </table:table-cell>
          <table:table-cell table:number-columns-repeated="2" office:value-type="float" office:value="0.156" calcext:value-type="float">
            <text:p>0.156</text:p>
          </table:table-cell>
          <table:table-cell office:value-type="float" office:value="0.149" calcext:value-type="float">
            <text:p>0.1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pNN50</text:p>
          </table:table-cell>
          <table:table-cell office:value-type="float" office:value="0.019525121897459" calcext:value-type="float">
            <text:p>0.019525121897459</text:p>
          </table:table-cell>
          <table:table-cell office:value-type="float" office:value="0.119529999792576" calcext:value-type="float">
            <text:p>0.119529999792576</text:p>
          </table:table-cell>
          <table:table-cell office:value-type="string" calcext:value-type="string">
            <text:p>task</text:p>
          </table:table-cell>
          <table:table-cell office:value-type="float" office:value="0.228" calcext:value-type="float">
            <text:p>0.22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228" calcext:value-type="float">
            <text:p>0.228</text:p>
          </table:table-cell>
          <table:table-cell office:value-type="float" office:value="1.332" calcext:value-type="float">
            <text:p>1.332</text:p>
          </table:table-cell>
          <table:table-cell table:number-columns-repeated="2" office:value-type="float" office:value="0.269" calcext:value-type="float">
            <text:p>0.269</text:p>
          </table:table-cell>
          <table:table-cell office:value-type="float" office:value="0.093" calcext:value-type="float">
            <text:p>0.0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pNN20</text:p>
          </table:table-cell>
          <table:table-cell office:value-type="float" office:value="0.00637512467801571" calcext:value-type="float">
            <text:p>0.006375124678016</text:p>
          </table:table-cell>
          <table:table-cell office:value-type="float" office:value="0.0526468232274056" calcext:value-type="float">
            <text:p>0.052646823227406</text:p>
          </table:table-cell>
          <table:table-cell office:value-type="string" calcext:value-type="string">
            <text:p>task</text:p>
          </table:table-cell>
          <table:table-cell office:value-type="float" office:value="0.129" calcext:value-type="float">
            <text:p>0.12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129" calcext:value-type="float">
            <text:p>0.129</text:p>
          </table:table-cell>
          <table:table-cell office:value-type="float" office:value="0.559" calcext:value-type="float">
            <text:p>0.559</text:p>
          </table:table-cell>
          <table:table-cell table:number-columns-repeated="2" office:value-type="float" office:value="0.468" calcext:value-type="float">
            <text:p>0.468</text:p>
          </table:table-cell>
          <table:table-cell office:value-type="float" office:value="0.041" calcext:value-type="float">
            <text:p>0.0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HTI</text:p>
          </table:table-cell>
          <table:table-cell office:value-type="float" office:value="0.449504315853119" calcext:value-type="float">
            <text:p>0.449504315853119</text:p>
          </table:table-cell>
          <table:table-cell office:value-type="float" office:value="0.480655759572983" calcext:value-type="float">
            <text:p>0.480655759572983</text:p>
          </table:table-cell>
          <table:table-cell office:value-type="string" calcext:value-type="string">
            <text:p>task</text:p>
          </table:table-cell>
          <table:table-cell office:value-type="float" office:value="0.032" calcext:value-type="float">
            <text:p>0.03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32" calcext:value-type="float">
            <text:p>0.032</text:p>
          </table:table-cell>
          <table:table-cell office:value-type="float" office:value="0.595" calcext:value-type="float">
            <text:p>0.595</text:p>
          </table:table-cell>
          <table:table-cell table:number-columns-repeated="2" office:value-type="float" office:value="0.454" calcext:value-type="float">
            <text:p>0.454</text:p>
          </table:table-cell>
          <table:table-cell office:value-type="float" office:value="0.044" calcext:value-type="float">
            <text:p>0.0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TINN</text:p>
          </table:table-cell>
          <table:table-cell office:value-type="float" office:value="0.222890451550484" calcext:value-type="float">
            <text:p>0.222890451550484</text:p>
          </table:table-cell>
          <table:table-cell office:value-type="float" office:value="0.248609840869904" calcext:value-type="float">
            <text:p>0.248609840869904</text:p>
          </table:table-cell>
          <table:table-cell office:value-type="string" calcext:value-type="string">
            <text:p>task</text:p>
          </table:table-cell>
          <table:table-cell office:value-type="float" office:value="0.075" calcext:value-type="float">
            <text:p>0.07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75" calcext:value-type="float">
            <text:p>0.075</text:p>
          </table:table-cell>
          <table:table-cell office:value-type="float" office:value="0.796" calcext:value-type="float">
            <text:p>0.796</text:p>
          </table:table-cell>
          <table:table-cell table:number-columns-repeated="2" office:value-type="float" office:value="0.389" calcext:value-type="float">
            <text:p>0.389</text:p>
          </table:table-cell>
          <table:table-cell office:value-type="float" office:value="0.058" calcext:value-type="float">
            <text:p>0.0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837972223758698" calcext:value-type="float">
            <text:p>0.837972223758698</text:p>
          </table:table-cell>
          <table:table-cell office:value-type="float" office:value="0.83308881521225" calcext:value-type="float">
            <text:p>0.83308881521225</text:p>
          </table:table-cell>
          <table:table-cell office:value-type="string" calcext:value-type="string">
            <text:p>valence_b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4" calcext:value-type="float">
            <text:p>0.004</text:p>
          </table:table-cell>
          <table:table-cell office:value-type="float" office:value="0.268" calcext:value-type="float">
            <text:p>0.268</text:p>
          </table:table-cell>
          <table:table-cell table:number-columns-repeated="2" office:value-type="float" office:value="0.614" calcext:value-type="float">
            <text:p>0.614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0.0548323653638363" calcext:value-type="float">
            <text:p>0.054832365363836</text:p>
          </table:table-cell>
          <table:table-cell office:value-type="float" office:value="0.0211504157632589" calcext:value-type="float">
            <text:p>0.021150415763259</text:p>
          </table:table-cell>
          <table:table-cell office:value-type="string" calcext:value-type="string">
            <text:p>valence_b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29" calcext:value-type="float">
            <text:p>0.029</text:p>
          </table:table-cell>
          <table:table-cell office:value-type="float" office:value="1.407" calcext:value-type="float">
            <text:p>1.407</text:p>
          </table:table-cell>
          <table:table-cell table:number-columns-repeated="2" office:value-type="float" office:value="0.257" calcext:value-type="float">
            <text:p>0.257</text:p>
          </table:table-cell>
          <table:table-cell office:value-type="float" office:value="0.098" calcext:value-type="float">
            <text:p>0.0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office:value-type="float" office:value="0.138501703739166" calcext:value-type="float">
            <text:p>0.138501703739166</text:p>
          </table:table-cell>
          <table:table-cell office:value-type="float" office:value="0.148796603083611" calcext:value-type="float">
            <text:p>0.148796603083611</text:p>
          </table:table-cell>
          <table:table-cell office:value-type="string" calcext:value-type="string">
            <text:p>valence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907" calcext:value-type="float">
            <text:p>0.907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377140998840332" calcext:value-type="float">
            <text:p>0.377140998840332</text:p>
          </table:table-cell>
          <table:table-cell office:value-type="float" office:value="0.604996383190155" calcext:value-type="float">
            <text:p>0.604996383190155</text:p>
          </table:table-cell>
          <table:table-cell office:value-type="string" calcext:value-type="string">
            <text:p>valence_b</text:p>
          </table:table-cell>
          <table:table-cell office:value-type="float" office:value="0.044" calcext:value-type="float">
            <text:p>0.04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44" calcext:value-type="float">
            <text:p>0.044</text:p>
          </table:table-cell>
          <table:table-cell office:value-type="float" office:value="1.343" calcext:value-type="float">
            <text:p>1.343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094" calcext:value-type="float">
            <text:p>0.0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adnn</text:p>
          </table:table-cell>
          <table:table-cell office:value-type="float" office:value="0.0603868886828423" calcext:value-type="float">
            <text:p>0.060386888682842</text:p>
          </table:table-cell>
          <table:table-cell office:value-type="float" office:value="0.044262457638979" calcext:value-type="float">
            <text:p>0.044262457638979</text:p>
          </table:table-cell>
          <table:table-cell office:value-type="string" calcext:value-type="string">
            <text:p>valence_b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137" calcext:value-type="float">
            <text:p>0.137</text:p>
          </table:table-cell>
          <table:table-cell table:number-columns-repeated="2" office:value-type="float" office:value="0.717" calcext:value-type="float">
            <text:p>0.717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i</text:p>
          </table:table-cell>
          <table:table-cell office:value-type="float" office:value="0.0505578592419624" calcext:value-type="float">
            <text:p>0.050557859241963</text:p>
          </table:table-cell>
          <table:table-cell office:value-type="float" office:value="0.0412368029356003" calcext:value-type="float">
            <text:p>0.0412368029356</text:p>
          </table:table-cell>
          <table:table-cell office:value-type="string" calcext:value-type="string">
            <text:p>valence_b</text:p>
          </table:table-cell>
          <table:table-cell office:value-type="float" office:value="0.032" calcext:value-type="float">
            <text:p>0.03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32" calcext:value-type="float">
            <text:p>0.032</text:p>
          </table:table-cell>
          <table:table-cell office:value-type="float" office:value="1.437" calcext:value-type="float">
            <text:p>1.437</text:p>
          </table:table-cell>
          <table:table-cell table:number-columns-repeated="2" office:value-type="float" office:value="0.252" calcext:value-type="float">
            <text:p>0.25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pm</text:p>
          </table:table-cell>
          <table:table-cell office:value-type="float" office:value="0.0595048330724239" calcext:value-type="float">
            <text:p>0.059504833072424</text:p>
          </table:table-cell>
          <table:table-cell office:value-type="float" office:value="0.177127748727798" calcext:value-type="float">
            <text:p>0.177127748727798</text:p>
          </table:table-cell>
          <table:table-cell office:value-type="string" calcext:value-type="string">
            <text:p>valence_b</text:p>
          </table:table-cell>
          <table:table-cell office:value-type="float" office:value="0.074" calcext:value-type="float">
            <text:p>0.07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74" calcext:value-type="float">
            <text:p>0.074</text:p>
          </table:table-cell>
          <table:table-cell office:value-type="float" office:value="1.862" calcext:value-type="float">
            <text:p>1.862</text:p>
          </table:table-cell>
          <table:table-cell table:number-columns-repeated="2" office:value-type="float" office:value="0.196" calcext:value-type="float">
            <text:p>0.196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nn50</text:p>
          </table:table-cell>
          <table:table-cell office:value-type="float" office:value="0.298494875431061" calcext:value-type="float">
            <text:p>0.298494875431061</text:p>
          </table:table-cell>
          <table:table-cell office:value-type="float" office:value="0.447415769100189" calcext:value-type="float">
            <text:p>0.447415769100189</text:p>
          </table:table-cell>
          <table:table-cell office:value-type="string" calcext:value-type="string">
            <text:p>valence_b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188" calcext:value-type="float">
            <text:p>0.188</text:p>
          </table:table-cell>
          <table:table-cell table:number-columns-repeated="2" office:value-type="float" office:value="0.672" calcext:value-type="float">
            <text:p>0.672</text:p>
          </table:table-cell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dnn</text:p>
          </table:table-cell>
          <table:table-cell office:value-type="float" office:value="0.029393021017313" calcext:value-type="float">
            <text:p>0.029393021017313</text:p>
          </table:table-cell>
          <table:table-cell office:value-type="float" office:value="0.19382780790329" calcext:value-type="float">
            <text:p>0.19382780790329</text:p>
          </table:table-cell>
          <table:table-cell office:value-type="string" calcext:value-type="string">
            <text:p>valence_b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111" calcext:value-type="float">
            <text:p>0.111</text:p>
          </table:table-cell>
          <table:table-cell table:number-columns-repeated="2" office:value-type="float" office:value="0.744" calcext:value-type="float">
            <text:p>0.744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d1</text:p>
          </table:table-cell>
          <table:table-cell office:value-type="float" office:value="0.175797075033188" calcext:value-type="float">
            <text:p>0.175797075033188</text:p>
          </table:table-cell>
          <table:table-cell office:value-type="float" office:value="0.574921011924744" calcext:value-type="float">
            <text:p>0.574921011924744</text:p>
          </table:table-cell>
          <table:table-cell office:value-type="string" calcext:value-type="string">
            <text:p>valence_b</text:p>
          </table:table-cell>
          <table:table-cell office:value-type="float" office:value="0.032" calcext:value-type="float">
            <text:p>0.03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32" calcext:value-type="float">
            <text:p>0.032</text:p>
          </table:table-cell>
          <table:table-cell office:value-type="float" office:value="1.172" calcext:value-type="float">
            <text:p>1.172</text:p>
          </table:table-cell>
          <table:table-cell table:number-columns-repeated="2" office:value-type="float" office:value="0.299" calcext:value-type="float">
            <text:p>0.299</text:p>
          </table:table-cell>
          <table:table-cell office:value-type="float" office:value="0.083" calcext:value-type="float">
            <text:p>0.0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mssd</text:p>
          </table:table-cell>
          <table:table-cell office:value-type="float" office:value="0.152979254722595" calcext:value-type="float">
            <text:p>0.152979254722595</text:p>
          </table:table-cell>
          <table:table-cell office:value-type="float" office:value="0.653282999992371" calcext:value-type="float">
            <text:p>0.653282999992371</text:p>
          </table:table-cell>
          <table:table-cell office:value-type="string" calcext:value-type="string">
            <text:p>valence_b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7" calcext:value-type="float">
            <text:p>0.007</text:p>
          </table:table-cell>
          <table:table-cell office:value-type="float" office:value="0.243" calcext:value-type="float">
            <text:p>0.243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ean</text:p>
          </table:table-cell>
          <table:table-cell office:value-type="float" office:value="0.298071682453156" calcext:value-type="float">
            <text:p>0.298071682453156</text:p>
          </table:table-cell>
          <table:table-cell office:value-type="float" office:value="0.25269690155983" calcext:value-type="float">
            <text:p>0.25269690155983</text:p>
          </table:table-cell>
          <table:table-cell office:value-type="string" calcext:value-type="string">
            <text:p>valence_b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5" calcext:value-type="float">
            <text:p>0.015</text:p>
          </table:table-cell>
          <table:table-cell office:value-type="float" office:value="0.697" calcext:value-type="float">
            <text:p>0.697</text:p>
          </table:table-cell>
          <table:table-cell table:number-columns-repeated="2" office:value-type="float" office:value="0.419" calcext:value-type="float">
            <text:p>0.419</text:p>
          </table:table-cell>
          <table:table-cell office:value-type="float" office:value="0.051" calcext:value-type="float">
            <text:p>0.0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edian</text:p>
          </table:table-cell>
          <table:table-cell office:value-type="float" office:value="0.156291455030441" calcext:value-type="float">
            <text:p>0.156291455030441</text:p>
          </table:table-cell>
          <table:table-cell office:value-type="float" office:value="0.146501705050468" calcext:value-type="float">
            <text:p>0.146501705050468</text:p>
          </table:table-cell>
          <table:table-cell office:value-type="string" calcext:value-type="string">
            <text:p>valence_b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6" calcext:value-type="float">
            <text:p>0.006</text:p>
          </table:table-cell>
          <table:table-cell office:value-type="float" office:value="0.231" calcext:value-type="float">
            <text:p>0.231</text:p>
          </table:table-cell>
          <table:table-cell table:number-columns-repeated="2" office:value-type="float" office:value="0.639" calcext:value-type="float">
            <text:p>0.639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ax</text:p>
          </table:table-cell>
          <table:table-cell office:value-type="float" office:value="0.37757208943367" calcext:value-type="float">
            <text:p>0.37757208943367</text:p>
          </table:table-cell>
          <table:table-cell office:value-type="float" office:value="0.606485724449158" calcext:value-type="float">
            <text:p>0.606485724449158</text:p>
          </table:table-cell>
          <table:table-cell office:value-type="string" calcext:value-type="string">
            <text:p>valence_b</text:p>
          </table:table-cell>
          <table:table-cell office:value-type="float" office:value="0.044" calcext:value-type="float">
            <text:p>0.04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44" calcext:value-type="float">
            <text:p>0.044</text:p>
          </table:table-cell>
          <table:table-cell office:value-type="float" office:value="1.346" calcext:value-type="float">
            <text:p>1.346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094" calcext:value-type="float">
            <text:p>0.0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in</text:p>
          </table:table-cell>
          <table:table-cell office:value-type="float" office:value="0.0343603864312172" calcext:value-type="float">
            <text:p>0.034360386431217</text:p>
          </table:table-cell>
          <table:table-cell office:value-type="float" office:value="0.349967539310455" calcext:value-type="float">
            <text:p>0.349967539310455</text:p>
          </table:table-cell>
          <table:table-cell office:value-type="string" calcext:value-type="string">
            <text:p>valence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table:number-columns-repeated="2" office:value-type="float" office:value="0.954" calcext:value-type="float">
            <text:p>0.9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var</text:p>
          </table:table-cell>
          <table:table-cell office:value-type="float" office:value="0.0727362111210823" calcext:value-type="float">
            <text:p>0.072736211121082</text:p>
          </table:table-cell>
          <table:table-cell office:value-type="float" office:value="0.044249638915062" calcext:value-type="float">
            <text:p>0.044249638915062</text:p>
          </table:table-cell>
          <table:table-cell office:value-type="string" calcext:value-type="string">
            <text:p>valence_b</text:p>
          </table:table-cell>
          <table:table-cell office:value-type="float" office:value="0.055" calcext:value-type="float">
            <text:p>0.05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55" calcext:value-type="float">
            <text:p>0.055</text:p>
          </table:table-cell>
          <table:table-cell office:value-type="float" office:value="1.812" calcext:value-type="float">
            <text:p>1.812</text:p>
          </table:table-cell>
          <table:table-cell table:number-columns-repeated="2" office:value-type="float" office:value="0.201" calcext:value-type="float">
            <text:p>0.201</text:p>
          </table:table-cell>
          <table:table-cell office:value-type="float" office:value="0.122" calcext:value-type="float">
            <text:p>0.1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std</text:p>
          </table:table-cell>
          <table:table-cell office:value-type="float" office:value="0.149942144751549" calcext:value-type="float">
            <text:p>0.149942144751549</text:p>
          </table:table-cell>
          <table:table-cell office:value-type="float" office:value="0.105377338826656" calcext:value-type="float">
            <text:p>0.105377338826656</text:p>
          </table:table-cell>
          <table:table-cell office:value-type="string" calcext:value-type="string">
            <text:p>valence_b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22" calcext:value-type="float">
            <text:p>0.022</text:p>
          </table:table-cell>
          <table:table-cell office:value-type="float" office:value="1.098" calcext:value-type="float">
            <text:p>1.098</text:p>
          </table:table-cell>
          <table:table-cell table:number-columns-repeated="2" office:value-type="float" office:value="0.314" calcext:value-type="float">
            <text:p>0.314</text:p>
          </table:table-cell>
          <table:table-cell office:value-type="float" office:value="0.078" calcext:value-type="float">
            <text:p>0.0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skew</text:p>
          </table:table-cell>
          <table:table-cell office:value-type="float" office:value="0.238947749137878" calcext:value-type="float">
            <text:p>0.238947749137878</text:p>
          </table:table-cell>
          <table:table-cell office:value-type="float" office:value="0.718174993991852" calcext:value-type="float">
            <text:p>0.718174993991852</text:p>
          </table:table-cell>
          <table:table-cell office:value-type="string" calcext:value-type="string">
            <text:p>valence_b</text:p>
          </table:table-cell>
          <table:table-cell office:value-type="float" office:value="0.062" calcext:value-type="float">
            <text:p>0.06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62" calcext:value-type="float">
            <text:p>0.062</text:p>
          </table:table-cell>
          <table:table-cell office:value-type="float" office:value="3.327" calcext:value-type="float">
            <text:p>3.327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float" office:value="0.204" calcext:value-type="float">
            <text:p>0.2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kurt</text:p>
          </table:table-cell>
          <table:table-cell office:value-type="float" office:value="0.0255961138755083" calcext:value-type="float">
            <text:p>0.025596113875508</text:p>
          </table:table-cell>
          <table:table-cell office:value-type="float" office:value="0.277196109294891" calcext:value-type="float">
            <text:p>0.277196109294891</text:p>
          </table:table-cell>
          <table:table-cell office:value-type="string" calcext:value-type="string">
            <text:p>valence_b</text:p>
          </table:table-cell>
          <table:table-cell office:value-type="float" office:value="0.154" calcext:value-type="float">
            <text:p>0.15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154" calcext:value-type="float">
            <text:p>0.154</text:p>
          </table:table-cell>
          <table:table-cell office:value-type="float" office:value="2.049" calcext:value-type="float">
            <text:p>2.049</text:p>
          </table:table-cell>
          <table:table-cell table:number-columns-repeated="2" office:value-type="float" office:value="0.176" calcext:value-type="float">
            <text:p>0.176</text:p>
          </table:table-cell>
          <table:table-cell office:value-type="float" office:value="0.136" calcext:value-type="float">
            <text:p>0.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pos_derivative</text:p>
          </table:table-cell>
          <table:table-cell office:value-type="float" office:value="0.191484689712524" calcext:value-type="float">
            <text:p>0.191484689712524</text:p>
          </table:table-cell>
          <table:table-cell office:value-type="float" office:value="0.279231131076813" calcext:value-type="float">
            <text:p>0.279231131076813</text:p>
          </table:table-cell>
          <table:table-cell office:value-type="string" calcext:value-type="string">
            <text:p>valence_b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768" calcext:value-type="float">
            <text:p>0.768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neg_derivative</text:p>
          </table:table-cell>
          <table:table-cell office:value-type="float" office:value="0.129660502076149" calcext:value-type="float">
            <text:p>0.129660502076149</text:p>
          </table:table-cell>
          <table:table-cell office:value-type="float" office:value="0.144153743982315" calcext:value-type="float">
            <text:p>0.144153743982315</text:p>
          </table:table-cell>
          <table:table-cell office:value-type="string" calcext:value-type="string">
            <text:p>valence_b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9" calcext:value-type="float">
            <text:p>0.069</text:p>
          </table:table-cell>
          <table:table-cell table:number-columns-repeated="2" office:value-type="float" office:value="0.798" calcext:value-type="float">
            <text:p>0.798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float" office:value="0.255310148000717" calcext:value-type="float">
            <text:p>0.255310148000717</text:p>
          </table:table-cell>
          <table:table-cell office:value-type="float" office:value="0.252993315458298" calcext:value-type="float">
            <text:p>0.252993315458298</text:p>
          </table:table-cell>
          <table:table-cell office:value-type="string" calcext:value-type="string">
            <text:p>valence_b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2.112" calcext:value-type="float">
            <text:p>2.112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ean</text:p>
          </table:table-cell>
          <table:table-cell office:value-type="float" office:value="0.0954082608222961" calcext:value-type="float">
            <text:p>0.095408260822296</text:p>
          </table:table-cell>
          <table:table-cell office:value-type="float" office:value="0.206815958023071" calcext:value-type="float">
            <text:p>0.206815958023071</text:p>
          </table:table-cell>
          <table:table-cell office:value-type="string" calcext:value-type="string">
            <text:p>valence_b</text:p>
          </table:table-cell>
          <table:table-cell office:value-type="float" office:value="0.045" calcext:value-type="float">
            <text:p>0.04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45" calcext:value-type="float">
            <text:p>0.045</text:p>
          </table:table-cell>
          <table:table-cell office:value-type="float" office:value="1.53" calcext:value-type="float">
            <text:p>1.53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105" calcext:value-type="float">
            <text:p>0.1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edian</text:p>
          </table:table-cell>
          <table:table-cell office:value-type="float" office:value="0.0326525457203388" calcext:value-type="float">
            <text:p>0.032652545720339</text:p>
          </table:table-cell>
          <table:table-cell office:value-type="float" office:value="0.0702064782381058" calcext:value-type="float">
            <text:p>0.070206478238106</text:p>
          </table:table-cell>
          <table:table-cell office:value-type="string" calcext:value-type="string">
            <text:p>valence_b</text:p>
          </table:table-cell>
          <table:table-cell office:value-type="float" office:value="0.147" calcext:value-type="float">
            <text:p>0.14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147" calcext:value-type="float">
            <text:p>0.147</text:p>
          </table:table-cell>
          <table:table-cell office:value-type="float" office:value="4.522" calcext:value-type="float">
            <text:p>4.522</text:p>
          </table:table-cell>
          <table:table-cell table:number-columns-repeated="2" office:value-type="float" office:value="0.053" calcext:value-type="float">
            <text:p>0.053</text:p>
          </table:table-cell>
          <table:table-cell office:value-type="float" office:value="0.258" calcext:value-type="float">
            <text:p>0.2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ax</text:p>
          </table:table-cell>
          <table:table-cell office:value-type="float" office:value="0.018358102068305" calcext:value-type="float">
            <text:p>0.018358102068305</text:p>
          </table:table-cell>
          <table:table-cell office:value-type="float" office:value="0.0244640856981277" calcext:value-type="float">
            <text:p>0.024464085698128</text:p>
          </table:table-cell>
          <table:table-cell office:value-type="string" calcext:value-type="string">
            <text:p>valence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table:number-columns-repeated="2" office:value-type="float" office:value="0.873" calcext:value-type="float">
            <text:p>0.873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in</text:p>
          </table:table-cell>
          <table:table-cell office:value-type="float" office:value="0.377652078866959" calcext:value-type="float">
            <text:p>0.377652078866959</text:p>
          </table:table-cell>
          <table:table-cell office:value-type="float" office:value="0.414391040802002" calcext:value-type="float">
            <text:p>0.414391040802002</text:p>
          </table:table-cell>
          <table:table-cell office:value-type="string" calcext:value-type="string">
            <text:p>valence_b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9" calcext:value-type="float">
            <text:p>0.019</text:p>
          </table:table-cell>
          <table:table-cell office:value-type="float" office:value="4.217" calcext:value-type="float">
            <text:p>4.217</text:p>
          </table:table-cell>
          <table:table-cell table:number-columns-repeated="2" office:value-type="float" office:value="0.061" calcext:value-type="float">
            <text:p>0.061</text:p>
          </table:table-cell>
          <table:table-cell office:value-type="float" office:value="0.245" calcext:value-type="float">
            <text:p>0.2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var</text:p>
          </table:table-cell>
          <table:table-cell office:value-type="float" office:value="0.0300934500992298" calcext:value-type="float">
            <text:p>0.03009345009923</text:p>
          </table:table-cell>
          <table:table-cell office:value-type="float" office:value="0.22141894698143" calcext:value-type="float">
            <text:p>0.22141894698143</text:p>
          </table:table-cell>
          <table:table-cell office:value-type="string" calcext:value-type="string">
            <text:p>valence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997" calcext:value-type="float">
            <text:p>0.9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std</text:p>
          </table:table-cell>
          <table:table-cell office:value-type="float" office:value="0.0828990936279297" calcext:value-type="float">
            <text:p>0.08289909362793</text:p>
          </table:table-cell>
          <table:table-cell office:value-type="float" office:value="0.203547656536102" calcext:value-type="float">
            <text:p>0.203547656536102</text:p>
          </table:table-cell>
          <table:table-cell office:value-type="string" calcext:value-type="string">
            <text:p>valence_b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889" calcext:value-type="float">
            <text:p>0.889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skew</text:p>
          </table:table-cell>
          <table:table-cell office:value-type="float" office:value="0.824333608150482" calcext:value-type="float">
            <text:p>0.824333608150482</text:p>
          </table:table-cell>
          <table:table-cell office:value-type="float" office:value="0.796847939491272" calcext:value-type="float">
            <text:p>0.796847939491272</text:p>
          </table:table-cell>
          <table:table-cell office:value-type="string" calcext:value-type="string">
            <text:p>valence_b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6" calcext:value-type="float">
            <text:p>0.006</text:p>
          </table:table-cell>
          <table:table-cell office:value-type="float" office:value="0.268" calcext:value-type="float">
            <text:p>0.268</text:p>
          </table:table-cell>
          <table:table-cell table:number-columns-repeated="2" office:value-type="float" office:value="0.613" calcext:value-type="float">
            <text:p>0.613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kurt</text:p>
          </table:table-cell>
          <table:table-cell office:value-type="float" office:value="0.00389374326914549" calcext:value-type="float">
            <text:p>0.003893743269145</text:p>
          </table:table-cell>
          <table:table-cell office:value-type="float" office:value="0.157884940505028" calcext:value-type="float">
            <text:p>0.157884940505028</text:p>
          </table:table-cell>
          <table:table-cell office:value-type="string" calcext:value-type="string">
            <text:p>valence_b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55" calcext:value-type="float">
            <text:p>0.055</text:p>
          </table:table-cell>
          <table:table-cell table:number-columns-repeated="2" office:value-type="float" office:value="0.818" calcext:value-type="float">
            <text:p>0.818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pos_derivative</text:p>
          </table:table-cell>
          <table:table-cell office:value-type="float" office:value="0.107891112565994" calcext:value-type="float">
            <text:p>0.107891112565994</text:p>
          </table:table-cell>
          <table:table-cell office:value-type="float" office:value="0.546784579753876" calcext:value-type="float">
            <text:p>0.546784579753876</text:p>
          </table:table-cell>
          <table:table-cell office:value-type="string" calcext:value-type="string">
            <text:p>valence_b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309" calcext:value-type="float">
            <text:p>0.309</text:p>
          </table:table-cell>
          <table:table-cell table:number-columns-repeated="2" office:value-type="float" office:value="0.588" calcext:value-type="float">
            <text:p>0.588</text:p>
          </table:table-cell>
          <table:table-cell office:value-type="float" office:value="0.023" calcext:value-type="float">
            <text:p>0.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neg_derivative</text:p>
          </table:table-cell>
          <table:table-cell office:value-type="float" office:value="0.127775281667709" calcext:value-type="float">
            <text:p>0.127775281667709</text:p>
          </table:table-cell>
          <table:table-cell office:value-type="float" office:value="0.324187427759171" calcext:value-type="float">
            <text:p>0.324187427759171</text:p>
          </table:table-cell>
          <table:table-cell office:value-type="string" calcext:value-type="string">
            <text:p>valence_b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6" calcext:value-type="float">
            <text:p>0.006</text:p>
          </table:table-cell>
          <table:table-cell office:value-type="float" office:value="0.572" calcext:value-type="float">
            <text:p>0.572</text:p>
          </table:table-cell>
          <table:table-cell table:number-columns-repeated="2" office:value-type="float" office:value="0.463" calcext:value-type="float">
            <text:p>0.463</text:p>
          </table:table-cell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eanNN</text:p>
          </table:table-cell>
          <table:table-cell office:value-type="float" office:value="0.0397331975400448" calcext:value-type="float">
            <text:p>0.039733197540045</text:p>
          </table:table-cell>
          <table:table-cell office:value-type="float" office:value="0.0348057560622692" calcext:value-type="float">
            <text:p>0.034805756062269</text:p>
          </table:table-cell>
          <table:table-cell office:value-type="string" calcext:value-type="string">
            <text:p>valence_b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2" calcext:value-type="float">
            <text:p>0.02</text:p>
          </table:table-cell>
          <table:table-cell office:value-type="float" office:value="1.175" calcext:value-type="float">
            <text:p>1.175</text:p>
          </table:table-cell>
          <table:table-cell table:number-columns-repeated="2" office:value-type="float" office:value="0.298" calcext:value-type="float">
            <text:p>0.298</text:p>
          </table:table-cell>
          <table:table-cell office:value-type="float" office:value="0.083" calcext:value-type="float">
            <text:p>0.0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NN</text:p>
          </table:table-cell>
          <table:table-cell office:value-type="float" office:value="0.0478348061442375" calcext:value-type="float">
            <text:p>0.047834806144238</text:p>
          </table:table-cell>
          <table:table-cell office:value-type="float" office:value="0.771346807479858" calcext:value-type="float">
            <text:p>0.771346807479858</text:p>
          </table:table-cell>
          <table:table-cell office:value-type="string" calcext:value-type="string">
            <text:p>valence_b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3" calcext:value-type="float">
            <text:p>0.003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.724" calcext:value-type="float">
            <text:p>0.724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RMSSD</text:p>
          </table:table-cell>
          <table:table-cell office:value-type="float" office:value="0.0222500748932362" calcext:value-type="float">
            <text:p>0.022250074893236</text:p>
          </table:table-cell>
          <table:table-cell office:value-type="float" office:value="0.477019816637039" calcext:value-type="float">
            <text:p>0.477019816637039</text:p>
          </table:table-cell>
          <table:table-cell office:value-type="string" calcext:value-type="string">
            <text:p>valence_b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272" calcext:value-type="float">
            <text:p>0.272</text:p>
          </table:table-cell>
          <table:table-cell table:number-columns-repeated="2" office:value-type="float" office:value="0.611" calcext:value-type="float">
            <text:p>0.611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SD</text:p>
          </table:table-cell>
          <table:table-cell office:value-type="float" office:value="0.0222057942301035" calcext:value-type="float">
            <text:p>0.022205794230104</text:p>
          </table:table-cell>
          <table:table-cell office:value-type="float" office:value="0.476598829030991" calcext:value-type="float">
            <text:p>0.476598829030991</text:p>
          </table:table-cell>
          <table:table-cell office:value-type="string" calcext:value-type="string">
            <text:p>valence_b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" calcext:value-type="float">
            <text:p>0.01</text:p>
          </table:table-cell>
          <table:table-cell office:value-type="float" office:value="0.274" calcext:value-type="float">
            <text:p>0.274</text:p>
          </table:table-cell>
          <table:table-cell table:number-columns-repeated="2" office:value-type="float" office:value="0.61" calcext:value-type="float">
            <text:p>0.61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CVNN</text:p>
          </table:table-cell>
          <table:table-cell office:value-type="float" office:value="0.0226600207388401" calcext:value-type="float">
            <text:p>0.02266002073884</text:p>
          </table:table-cell>
          <table:table-cell office:value-type="float" office:value="0.595254898071289" calcext:value-type="float">
            <text:p>0.595254898071289</text:p>
          </table:table-cell>
          <table:table-cell office:value-type="string" calcext:value-type="string">
            <text:p>valence_b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153" calcext:value-type="float">
            <text:p>0.153</text:p>
          </table:table-cell>
          <table:table-cell table:number-columns-repeated="2" office:value-type="float" office:value="0.702" calcext:value-type="float">
            <text:p>0.702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CVSD</text:p>
          </table:table-cell>
          <table:table-cell office:value-type="float" office:value="0.0160719323903322" calcext:value-type="float">
            <text:p>0.016071932390332</text:p>
          </table:table-cell>
          <table:table-cell office:value-type="float" office:value="0.572847306728363" calcext:value-type="float">
            <text:p>0.572847306728363</text:p>
          </table:table-cell>
          <table:table-cell office:value-type="string" calcext:value-type="string">
            <text:p>valence_b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318" calcext:value-type="float">
            <text:p>0.318</text:p>
          </table:table-cell>
          <table:table-cell table:number-columns-repeated="2" office:value-type="float" office:value="0.582" calcext:value-type="float">
            <text:p>0.582</text:p>
          </table:table-cell>
          <table:table-cell office:value-type="float" office:value="0.024" calcext:value-type="float">
            <text:p>0.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edianNN</text:p>
          </table:table-cell>
          <table:table-cell office:value-type="float" office:value="0.00871320907026529" calcext:value-type="float">
            <text:p>0.008713209070265</text:p>
          </table:table-cell>
          <table:table-cell office:value-type="float" office:value="0.00862319394946098" calcext:value-type="float">
            <text:p>0.008623193949461</text:p>
          </table:table-cell>
          <table:table-cell office:value-type="string" calcext:value-type="string">
            <text:p>valence_b</text:p>
          </table:table-cell>
          <table:table-cell office:value-type="float" office:value="0.06" calcext:value-type="float">
            <text:p>0.0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6" calcext:value-type="float">
            <text:p>0.06</text:p>
          </table:table-cell>
          <table:table-cell office:value-type="float" office:value="2.582" calcext:value-type="float">
            <text:p>2.582</text:p>
          </table:table-cell>
          <table:table-cell table:number-columns-repeated="2" office:value-type="float" office:value="0.132" calcext:value-type="float">
            <text:p>0.132</text:p>
          </table:table-cell>
          <table:table-cell office:value-type="float" office:value="0.166" calcext:value-type="float">
            <text:p>0.1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adNN</text:p>
          </table:table-cell>
          <table:table-cell office:value-type="float" office:value="0.118162155151367" calcext:value-type="float">
            <text:p>0.118162155151367</text:p>
          </table:table-cell>
          <table:table-cell office:value-type="float" office:value="0.333168715238571" calcext:value-type="float">
            <text:p>0.333168715238571</text:p>
          </table:table-cell>
          <table:table-cell office:value-type="string" calcext:value-type="string">
            <text:p>valence_b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6" calcext:value-type="float">
            <text:p>0.006</text:p>
          </table:table-cell>
          <table:table-cell office:value-type="float" office:value="0.146" calcext:value-type="float">
            <text:p>0.146</text:p>
          </table:table-cell>
          <table:table-cell table:number-columns-repeated="2" office:value-type="float" office:value="0.708" calcext:value-type="float">
            <text:p>0.708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CVNN</text:p>
          </table:table-cell>
          <table:table-cell office:value-type="float" office:value="0.201117247343063" calcext:value-type="float">
            <text:p>0.201117247343063</text:p>
          </table:table-cell>
          <table:table-cell office:value-type="float" office:value="0.613839626312256" calcext:value-type="float">
            <text:p>0.613839626312256</text:p>
          </table:table-cell>
          <table:table-cell office:value-type="string" calcext:value-type="string">
            <text:p>valence_b</text:p>
          </table:table-cell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IQRNN</text:p>
          </table:table-cell>
          <table:table-cell office:value-type="float" office:value="0.0374368205666542" calcext:value-type="float">
            <text:p>0.037436820566654</text:p>
          </table:table-cell>
          <table:table-cell office:value-type="float" office:value="0.325906902551651" calcext:value-type="float">
            <text:p>0.325906902551651</text:p>
          </table:table-cell>
          <table:table-cell office:value-type="string" calcext:value-type="string">
            <text:p>valence_b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92" calcext:value-type="float">
            <text:p>0.092</text:p>
          </table:table-cell>
          <table:table-cell table:number-columns-repeated="2" office:value-type="float" office:value="0.766" calcext:value-type="float">
            <text:p>0.766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pNN50</text:p>
          </table:table-cell>
          <table:table-cell office:value-type="float" office:value="0.019525121897459" calcext:value-type="float">
            <text:p>0.019525121897459</text:p>
          </table:table-cell>
          <table:table-cell office:value-type="float" office:value="0.119529999792576" calcext:value-type="float">
            <text:p>0.119529999792576</text:p>
          </table:table-cell>
          <table:table-cell office:value-type="string" calcext:value-type="string">
            <text:p>valence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.92" calcext:value-type="float">
            <text:p>0.92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pNN20</text:p>
          </table:table-cell>
          <table:table-cell office:value-type="float" office:value="0.00637512467801571" calcext:value-type="float">
            <text:p>0.006375124678016</text:p>
          </table:table-cell>
          <table:table-cell office:value-type="float" office:value="0.0526468232274056" calcext:value-type="float">
            <text:p>0.052646823227406</text:p>
          </table:table-cell>
          <table:table-cell office:value-type="string" calcext:value-type="string">
            <text:p>valence_b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9" calcext:value-type="float">
            <text:p>0.039</text:p>
          </table:table-cell>
          <table:table-cell table:number-columns-repeated="2" office:value-type="float" office:value="0.847" calcext:value-type="float">
            <text:p>0.847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HTI</text:p>
          </table:table-cell>
          <table:table-cell office:value-type="float" office:value="0.449504315853119" calcext:value-type="float">
            <text:p>0.449504315853119</text:p>
          </table:table-cell>
          <table:table-cell office:value-type="float" office:value="0.480655759572983" calcext:value-type="float">
            <text:p>0.480655759572983</text:p>
          </table:table-cell>
          <table:table-cell office:value-type="string" calcext:value-type="string">
            <text:p>valence_b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3" calcext:value-type="float">
            <text:p>0.013</text:p>
          </table:table-cell>
          <table:table-cell office:value-type="float" office:value="1.042" calcext:value-type="float">
            <text:p>1.042</text:p>
          </table:table-cell>
          <table:table-cell table:number-columns-repeated="2" office:value-type="float" office:value="0.326" calcext:value-type="float">
            <text:p>0.326</text:p>
          </table:table-cell>
          <table:table-cell office:value-type="float" office:value="0.074" calcext:value-type="float">
            <text:p>0.0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TINN</text:p>
          </table:table-cell>
          <table:table-cell office:value-type="float" office:value="0.222890451550484" calcext:value-type="float">
            <text:p>0.222890451550484</text:p>
          </table:table-cell>
          <table:table-cell office:value-type="float" office:value="0.248609840869904" calcext:value-type="float">
            <text:p>0.248609840869904</text:p>
          </table:table-cell>
          <table:table-cell office:value-type="string" calcext:value-type="string">
            <text:p>valence_b</text:p>
          </table:table-cell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25" calcext:value-type="float">
            <text:p>0.025</text:p>
          </table:table-cell>
          <table:table-cell office:value-type="float" office:value="1.569" calcext:value-type="float">
            <text:p>1.569</text:p>
          </table:table-cell>
          <table:table-cell table:number-columns-repeated="2" office:value-type="float" office:value="0.232" calcext:value-type="float">
            <text:p>0.232</text:p>
          </table:table-cell>
          <table:table-cell office:value-type="float" office:value="0.108" calcext:value-type="float">
            <text:p>0.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837972223758698" calcext:value-type="float">
            <text:p>0.837972223758698</text:p>
          </table:table-cell>
          <table:table-cell office:value-type="float" office:value="0.83308881521225" calcext:value-type="float">
            <text:p>0.83308881521225</text:p>
          </table:table-cell>
          <table:table-cell office:value-type="string" calcext:value-type="string">
            <text:p>valence_b * task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2" calcext:value-type="float">
            <text:p>0.062</text:p>
          </table:table-cell>
          <table:table-cell table:number-columns-repeated="2" office:value-type="float" office:value="0.808" calcext:value-type="float">
            <text:p>0.808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0.0548323653638363" calcext:value-type="float">
            <text:p>0.054832365363836</text:p>
          </table:table-cell>
          <table:table-cell office:value-type="float" office:value="0.0211504157632589" calcext:value-type="float">
            <text:p>0.021150415763259</text:p>
          </table:table-cell>
          <table:table-cell office:value-type="string" calcext:value-type="string">
            <text:p>valence_b * ta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977" calcext:value-type="float">
            <text:p>0.9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office:value-type="float" office:value="0.138501703739166" calcext:value-type="float">
            <text:p>0.138501703739166</text:p>
          </table:table-cell>
          <table:table-cell office:value-type="float" office:value="0.148796603083611" calcext:value-type="float">
            <text:p>0.148796603083611</text:p>
          </table:table-cell>
          <table:table-cell office:value-type="string" calcext:value-type="string">
            <text:p>valence_b * task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3" calcext:value-type="float">
            <text:p>0.003</text:p>
          </table:table-cell>
          <table:table-cell office:value-type="float" office:value="0.153" calcext:value-type="float">
            <text:p>0.153</text:p>
          </table:table-cell>
          <table:table-cell table:number-columns-repeated="2" office:value-type="float" office:value="0.702" calcext:value-type="float">
            <text:p>0.702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377140998840332" calcext:value-type="float">
            <text:p>0.377140998840332</text:p>
          </table:table-cell>
          <table:table-cell office:value-type="float" office:value="0.604996383190155" calcext:value-type="float">
            <text:p>0.604996383190155</text:p>
          </table:table-cell>
          <table:table-cell office:value-type="string" calcext:value-type="string">
            <text:p>valence_b * task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6" calcext:value-type="float">
            <text:p>0.006</text:p>
          </table:table-cell>
          <table:table-cell office:value-type="float" office:value="0.153" calcext:value-type="float">
            <text:p>0.153</text:p>
          </table:table-cell>
          <table:table-cell table:number-columns-repeated="2" office:value-type="float" office:value="0.702" calcext:value-type="float">
            <text:p>0.702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adnn</text:p>
          </table:table-cell>
          <table:table-cell office:value-type="float" office:value="0.0603868886828423" calcext:value-type="float">
            <text:p>0.060386888682842</text:p>
          </table:table-cell>
          <table:table-cell office:value-type="float" office:value="0.044262457638979" calcext:value-type="float">
            <text:p>0.044262457638979</text:p>
          </table:table-cell>
          <table:table-cell office:value-type="string" calcext:value-type="string">
            <text:p>valence_b * task</text:p>
          </table:table-cell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476" calcext:value-type="float">
            <text:p>0.476</text:p>
          </table:table-cell>
          <table:table-cell table:number-columns-repeated="2" office:value-type="float" office:value="0.502" calcext:value-type="float">
            <text:p>0.502</text:p>
          </table:table-cell>
          <table:table-cell office:value-type="float" office:value="0.035" calcext:value-type="float">
            <text:p>0.0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bi</text:p>
          </table:table-cell>
          <table:table-cell office:value-type="float" office:value="0.0505578592419624" calcext:value-type="float">
            <text:p>0.050557859241963</text:p>
          </table:table-cell>
          <table:table-cell office:value-type="float" office:value="0.0412368029356003" calcext:value-type="float">
            <text:p>0.0412368029356</text:p>
          </table:table-cell>
          <table:table-cell office:value-type="string" calcext:value-type="string">
            <text:p>valence_b * task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339" calcext:value-type="float">
            <text:p>0.339</text:p>
          </table:table-cell>
          <table:table-cell table:number-columns-repeated="2" office:value-type="float" office:value="0.571" calcext:value-type="float">
            <text:p>0.571</text:p>
          </table:table-cell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pm</text:p>
          </table:table-cell>
          <table:table-cell office:value-type="float" office:value="0.0595048330724239" calcext:value-type="float">
            <text:p>0.059504833072424</text:p>
          </table:table-cell>
          <table:table-cell office:value-type="float" office:value="0.177127748727798" calcext:value-type="float">
            <text:p>0.177127748727798</text:p>
          </table:table-cell>
          <table:table-cell office:value-type="string" calcext:value-type="string">
            <text:p>valence_b * task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22" calcext:value-type="float">
            <text:p>0.022</text:p>
          </table:table-cell>
          <table:table-cell office:value-type="float" office:value="0.603" calcext:value-type="float">
            <text:p>0.603</text:p>
          </table:table-cell>
          <table:table-cell table:number-columns-repeated="2" office:value-type="float" office:value="0.451" calcext:value-type="float">
            <text:p>0.451</text:p>
          </table:table-cell>
          <table:table-cell office:value-type="float" office:value="0.044" calcext:value-type="float">
            <text:p>0.0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nn50</text:p>
          </table:table-cell>
          <table:table-cell office:value-type="float" office:value="0.298494875431061" calcext:value-type="float">
            <text:p>0.298494875431061</text:p>
          </table:table-cell>
          <table:table-cell office:value-type="float" office:value="0.447415769100189" calcext:value-type="float">
            <text:p>0.447415769100189</text:p>
          </table:table-cell>
          <table:table-cell office:value-type="string" calcext:value-type="string">
            <text:p>valence_b * task</text:p>
          </table:table-cell>
          <table:table-cell office:value-type="float" office:value="0.026" calcext:value-type="float">
            <text:p>0.02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26" calcext:value-type="float">
            <text:p>0.026</text:p>
          </table:table-cell>
          <table:table-cell office:value-type="float" office:value="0.749" calcext:value-type="float">
            <text:p>0.749</text:p>
          </table:table-cell>
          <table:table-cell table:number-columns-repeated="2" office:value-type="float" office:value="0.402" calcext:value-type="float">
            <text:p>0.402</text:p>
          </table:table-cell>
          <table:table-cell office:value-type="float" office:value="0.054" calcext:value-type="float">
            <text:p>0.0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dnn</text:p>
          </table:table-cell>
          <table:table-cell office:value-type="float" office:value="0.029393021017313" calcext:value-type="float">
            <text:p>0.029393021017313</text:p>
          </table:table-cell>
          <table:table-cell office:value-type="float" office:value="0.19382780790329" calcext:value-type="float">
            <text:p>0.19382780790329</text:p>
          </table:table-cell>
          <table:table-cell office:value-type="string" calcext:value-type="string">
            <text:p>valence_b * task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7" calcext:value-type="float">
            <text:p>0.017</text:p>
          </table:table-cell>
          <table:table-cell office:value-type="float" office:value="0.256" calcext:value-type="float">
            <text:p>0.256</text:p>
          </table:table-cell>
          <table:table-cell table:number-columns-repeated="2" office:value-type="float" office:value="0.621" calcext:value-type="float">
            <text:p>0.621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d1</text:p>
          </table:table-cell>
          <table:table-cell office:value-type="float" office:value="0.175797075033188" calcext:value-type="float">
            <text:p>0.175797075033188</text:p>
          </table:table-cell>
          <table:table-cell office:value-type="float" office:value="0.574921011924744" calcext:value-type="float">
            <text:p>0.574921011924744</text:p>
          </table:table-cell>
          <table:table-cell office:value-type="string" calcext:value-type="string">
            <text:p>valence_b * task</text:p>
          </table:table-cell>
          <table:table-cell office:value-type="float" office:value="0.116" calcext:value-type="float">
            <text:p>0.11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116" calcext:value-type="float">
            <text:p>0.116</text:p>
          </table:table-cell>
          <table:table-cell office:value-type="float" office:value="2.656" calcext:value-type="float">
            <text:p>2.656</text:p>
          </table:table-cell>
          <table:table-cell table:number-columns-repeated="2" office:value-type="float" office:value="0.127" calcext:value-type="float">
            <text:p>0.127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mssd</text:p>
          </table:table-cell>
          <table:table-cell office:value-type="float" office:value="0.152979254722595" calcext:value-type="float">
            <text:p>0.152979254722595</text:p>
          </table:table-cell>
          <table:table-cell office:value-type="float" office:value="0.653282999992371" calcext:value-type="float">
            <text:p>0.653282999992371</text:p>
          </table:table-cell>
          <table:table-cell office:value-type="string" calcext:value-type="string">
            <text:p>valence_b * task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125" calcext:value-type="float">
            <text:p>0.125</text:p>
          </table:table-cell>
          <table:table-cell office:value-type="float" office:value="2.745" calcext:value-type="float">
            <text:p>2.745</text:p>
          </table:table-cell>
          <table:table-cell table:number-columns-repeated="2" office:value-type="float" office:value="0.121" calcext:value-type="float">
            <text:p>0.121</text:p>
          </table:table-cell>
          <table:table-cell office:value-type="float" office:value="0.174" calcext:value-type="float">
            <text:p>0.1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ean</text:p>
          </table:table-cell>
          <table:table-cell office:value-type="float" office:value="0.298071682453156" calcext:value-type="float">
            <text:p>0.298071682453156</text:p>
          </table:table-cell>
          <table:table-cell office:value-type="float" office:value="0.25269690155983" calcext:value-type="float">
            <text:p>0.25269690155983</text:p>
          </table:table-cell>
          <table:table-cell office:value-type="string" calcext:value-type="string">
            <text:p>valence_b * task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79" calcext:value-type="float">
            <text:p>0.079</text:p>
          </table:table-cell>
          <table:table-cell table:number-columns-repeated="2" office:value-type="float" office:value="0.782" calcext:value-type="float">
            <text:p>0.782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edian</text:p>
          </table:table-cell>
          <table:table-cell office:value-type="float" office:value="0.156291455030441" calcext:value-type="float">
            <text:p>0.156291455030441</text:p>
          </table:table-cell>
          <table:table-cell office:value-type="float" office:value="0.146501705050468" calcext:value-type="float">
            <text:p>0.146501705050468</text:p>
          </table:table-cell>
          <table:table-cell office:value-type="string" calcext:value-type="string">
            <text:p>valence_b * ta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table:number-columns-repeated="2" office:value-type="float" office:value="0.977" calcext:value-type="float">
            <text:p>0.9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ax</text:p>
          </table:table-cell>
          <table:table-cell office:value-type="float" office:value="0.37757208943367" calcext:value-type="float">
            <text:p>0.37757208943367</text:p>
          </table:table-cell>
          <table:table-cell office:value-type="float" office:value="0.606485724449158" calcext:value-type="float">
            <text:p>0.606485724449158</text:p>
          </table:table-cell>
          <table:table-cell office:value-type="string" calcext:value-type="string">
            <text:p>valence_b * task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6" calcext:value-type="float">
            <text:p>0.006</text:p>
          </table:table-cell>
          <table:table-cell office:value-type="float" office:value="0.152" calcext:value-type="float">
            <text:p>0.152</text:p>
          </table:table-cell>
          <table:table-cell table:number-columns-repeated="2" office:value-type="float" office:value="0.703" calcext:value-type="float">
            <text:p>0.703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min</text:p>
          </table:table-cell>
          <table:table-cell office:value-type="float" office:value="0.0343603864312172" calcext:value-type="float">
            <text:p>0.034360386431217</text:p>
          </table:table-cell>
          <table:table-cell office:value-type="float" office:value="0.349967539310455" calcext:value-type="float">
            <text:p>0.349967539310455</text:p>
          </table:table-cell>
          <table:table-cell office:value-type="string" calcext:value-type="string">
            <text:p>valence_b * task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6" calcext:value-type="float">
            <text:p>0.006</text:p>
          </table:table-cell>
          <table:table-cell office:value-type="float" office:value="0.165" calcext:value-type="float">
            <text:p>0.165</text:p>
          </table:table-cell>
          <table:table-cell table:number-columns-repeated="2" office:value-type="float" office:value="0.692" calcext:value-type="float">
            <text:p>0.692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var</text:p>
          </table:table-cell>
          <table:table-cell office:value-type="float" office:value="0.0727362111210823" calcext:value-type="float">
            <text:p>0.072736211121082</text:p>
          </table:table-cell>
          <table:table-cell office:value-type="float" office:value="0.044249638915062" calcext:value-type="float">
            <text:p>0.044249638915062</text:p>
          </table:table-cell>
          <table:table-cell office:value-type="string" calcext:value-type="string">
            <text:p>valence_b * task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5" calcext:value-type="float">
            <text:p>0.05</text:p>
          </table:table-cell>
          <table:table-cell office:value-type="float" office:value="1.45" calcext:value-type="float">
            <text:p>1.45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std</text:p>
          </table:table-cell>
          <table:table-cell office:value-type="float" office:value="0.149942144751549" calcext:value-type="float">
            <text:p>0.149942144751549</text:p>
          </table:table-cell>
          <table:table-cell office:value-type="float" office:value="0.105377338826656" calcext:value-type="float">
            <text:p>0.105377338826656</text:p>
          </table:table-cell>
          <table:table-cell office:value-type="string" calcext:value-type="string">
            <text:p>valence_b * task</text:p>
          </table:table-cell>
          <table:table-cell office:value-type="float" office:value="0.024" calcext:value-type="float">
            <text:p>0.02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24" calcext:value-type="float">
            <text:p>0.024</text:p>
          </table:table-cell>
          <table:table-cell office:value-type="float" office:value="0.902" calcext:value-type="float">
            <text:p>0.902</text:p>
          </table:table-cell>
          <table:table-cell table:number-columns-repeated="2" office:value-type="float" office:value="0.36" calcext:value-type="float">
            <text:p>0.36</text:p>
          </table:table-cell>
          <table:table-cell office:value-type="float" office:value="0.065" calcext:value-type="float">
            <text:p>0.0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skew</text:p>
          </table:table-cell>
          <table:table-cell office:value-type="float" office:value="0.238947749137878" calcext:value-type="float">
            <text:p>0.238947749137878</text:p>
          </table:table-cell>
          <table:table-cell office:value-type="float" office:value="0.718174993991852" calcext:value-type="float">
            <text:p>0.718174993991852</text:p>
          </table:table-cell>
          <table:table-cell office:value-type="string" calcext:value-type="string">
            <text:p>valence_b * ta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956" calcext:value-type="float">
            <text:p>0.9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kurt</text:p>
          </table:table-cell>
          <table:table-cell office:value-type="float" office:value="0.0255961138755083" calcext:value-type="float">
            <text:p>0.025596113875508</text:p>
          </table:table-cell>
          <table:table-cell office:value-type="float" office:value="0.277196109294891" calcext:value-type="float">
            <text:p>0.277196109294891</text:p>
          </table:table-cell>
          <table:table-cell office:value-type="string" calcext:value-type="string">
            <text:p>valence_b * task</text:p>
          </table:table-cell>
          <table:table-cell office:value-type="float" office:value="0.079" calcext:value-type="float">
            <text:p>0.07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79" calcext:value-type="float">
            <text:p>0.079</text:p>
          </table:table-cell>
          <table:table-cell office:value-type="float" office:value="0.99" calcext:value-type="float">
            <text:p>0.99</text:p>
          </table:table-cell>
          <table:table-cell table:number-columns-repeated="2" office:value-type="float" office:value="0.338" calcext:value-type="float">
            <text:p>0.338</text:p>
          </table:table-cell>
          <table:table-cell office:value-type="float" office:value="0.071" calcext:value-type="float">
            <text:p>0.0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pos_derivative</text:p>
          </table:table-cell>
          <table:table-cell office:value-type="float" office:value="0.191484689712524" calcext:value-type="float">
            <text:p>0.191484689712524</text:p>
          </table:table-cell>
          <table:table-cell office:value-type="float" office:value="0.279231131076813" calcext:value-type="float">
            <text:p>0.279231131076813</text:p>
          </table:table-cell>
          <table:table-cell office:value-type="string" calcext:value-type="string">
            <text:p>valence_b * task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445" calcext:value-type="float">
            <text:p>0.445</text:p>
          </table:table-cell>
          <table:table-cell table:number-columns-repeated="2" office:value-type="float" office:value="0.516" calcext:value-type="float">
            <text:p>0.516</text:p>
          </table:table-cell>
          <table:table-cell office:value-type="float" office:value="0.033" calcext:value-type="float">
            <text:p>0.0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ak_neg_derivative</text:p>
          </table:table-cell>
          <table:table-cell office:value-type="float" office:value="0.129660502076149" calcext:value-type="float">
            <text:p>0.129660502076149</text:p>
          </table:table-cell>
          <table:table-cell office:value-type="float" office:value="0.144153743982315" calcext:value-type="float">
            <text:p>0.144153743982315</text:p>
          </table:table-cell>
          <table:table-cell office:value-type="string" calcext:value-type="string">
            <text:p>valence_b * task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3" calcext:value-type="float">
            <text:p>0.003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.581" calcext:value-type="float">
            <text:p>0.581</text:p>
          </table:table-cell>
          <table:table-cell office:value-type="float" office:value="0.024" calcext:value-type="float">
            <text:p>0.0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float" office:value="0.255310148000717" calcext:value-type="float">
            <text:p>0.255310148000717</text:p>
          </table:table-cell>
          <table:table-cell office:value-type="float" office:value="0.252993315458298" calcext:value-type="float">
            <text:p>0.252993315458298</text:p>
          </table:table-cell>
          <table:table-cell office:value-type="string" calcext:value-type="string">
            <text:p>valence_b * task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769" calcext:value-type="float">
            <text:p>0.769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ean</text:p>
          </table:table-cell>
          <table:table-cell office:value-type="float" office:value="0.0954082608222961" calcext:value-type="float">
            <text:p>0.095408260822296</text:p>
          </table:table-cell>
          <table:table-cell office:value-type="float" office:value="0.206815958023071" calcext:value-type="float">
            <text:p>0.206815958023071</text:p>
          </table:table-cell>
          <table:table-cell office:value-type="string" calcext:value-type="string">
            <text:p>valence_b * task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29" calcext:value-type="float">
            <text:p>0.029</text:p>
          </table:table-cell>
          <table:table-cell office:value-type="float" office:value="1.158" calcext:value-type="float">
            <text:p>1.158</text:p>
          </table:table-cell>
          <table:table-cell table:number-columns-repeated="2" office:value-type="float" office:value="0.301" calcext:value-type="float">
            <text:p>0.301</text:p>
          </table:table-cell>
          <table:table-cell office:value-type="float" office:value="0.082" calcext:value-type="float">
            <text:p>0.0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edian</text:p>
          </table:table-cell>
          <table:table-cell office:value-type="float" office:value="0.0326525457203388" calcext:value-type="float">
            <text:p>0.032652545720339</text:p>
          </table:table-cell>
          <table:table-cell office:value-type="float" office:value="0.0702064782381058" calcext:value-type="float">
            <text:p>0.070206478238106</text:p>
          </table:table-cell>
          <table:table-cell office:value-type="string" calcext:value-type="string">
            <text:p>valence_b * task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5" calcext:value-type="float">
            <text:p>0.015</text:p>
          </table:table-cell>
          <table:table-cell office:value-type="float" office:value="0.766" calcext:value-type="float">
            <text:p>0.766</text:p>
          </table:table-cell>
          <table:table-cell table:number-columns-repeated="2" office:value-type="float" office:value="0.397" calcext:value-type="float">
            <text:p>0.397</text:p>
          </table:table-cell>
          <table:table-cell office:value-type="float" office:value="0.056" calcext:value-type="float">
            <text:p>0.0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ax</text:p>
          </table:table-cell>
          <table:table-cell office:value-type="float" office:value="0.018358102068305" calcext:value-type="float">
            <text:p>0.018358102068305</text:p>
          </table:table-cell>
          <table:table-cell office:value-type="float" office:value="0.0244640856981277" calcext:value-type="float">
            <text:p>0.024464085698128</text:p>
          </table:table-cell>
          <table:table-cell office:value-type="string" calcext:value-type="string">
            <text:p>valence_b * task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22" calcext:value-type="float">
            <text:p>0.022</text:p>
          </table:table-cell>
          <table:table-cell office:value-type="float" office:value="0.536" calcext:value-type="float">
            <text:p>0.536</text:p>
          </table:table-cell>
          <table:table-cell table:number-columns-repeated="2" office:value-type="float" office:value="0.477" calcext:value-type="float">
            <text:p>0.477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min</text:p>
          </table:table-cell>
          <table:table-cell office:value-type="float" office:value="0.377652078866959" calcext:value-type="float">
            <text:p>0.377652078866959</text:p>
          </table:table-cell>
          <table:table-cell office:value-type="float" office:value="0.414391040802002" calcext:value-type="float">
            <text:p>0.414391040802002</text:p>
          </table:table-cell>
          <table:table-cell office:value-type="string" calcext:value-type="string">
            <text:p>valence_b * task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89" calcext:value-type="float">
            <text:p>0.089</text:p>
          </table:table-cell>
          <table:table-cell table:number-columns-repeated="2" office:value-type="float" office:value="0.77" calcext:value-type="float">
            <text:p>0.77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var</text:p>
          </table:table-cell>
          <table:table-cell office:value-type="float" office:value="0.0300934500992298" calcext:value-type="float">
            <text:p>0.03009345009923</text:p>
          </table:table-cell>
          <table:table-cell office:value-type="float" office:value="0.22141894698143" calcext:value-type="float">
            <text:p>0.22141894698143</text:p>
          </table:table-cell>
          <table:table-cell office:value-type="string" calcext:value-type="string">
            <text:p>valence_b * task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5" calcext:value-type="float">
            <text:p>0.015</text:p>
          </table:table-cell>
          <table:table-cell office:value-type="float" office:value="0.189" calcext:value-type="float">
            <text:p>0.189</text:p>
          </table:table-cell>
          <table:table-cell table:number-columns-repeated="2" office:value-type="float" office:value="0.671" calcext:value-type="float">
            <text:p>0.671</text:p>
          </table:table-cell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std</text:p>
          </table:table-cell>
          <table:table-cell office:value-type="float" office:value="0.0828990936279297" calcext:value-type="float">
            <text:p>0.08289909362793</text:p>
          </table:table-cell>
          <table:table-cell office:value-type="float" office:value="0.203547656536102" calcext:value-type="float">
            <text:p>0.203547656536102</text:p>
          </table:table-cell>
          <table:table-cell office:value-type="string" calcext:value-type="string">
            <text:p>valence_b * task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3" calcext:value-type="float">
            <text:p>0.013</text:p>
          </table:table-cell>
          <table:table-cell office:value-type="float" office:value="0.223" calcext:value-type="float">
            <text:p>0.223</text:p>
          </table:table-cell>
          <table:table-cell table:number-columns-repeated="2" office:value-type="float" office:value="0.645" calcext:value-type="float">
            <text:p>0.645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skew</text:p>
          </table:table-cell>
          <table:table-cell office:value-type="float" office:value="0.824333608150482" calcext:value-type="float">
            <text:p>0.824333608150482</text:p>
          </table:table-cell>
          <table:table-cell office:value-type="float" office:value="0.796847939491272" calcext:value-type="float">
            <text:p>0.796847939491272</text:p>
          </table:table-cell>
          <table:table-cell office:value-type="string" calcext:value-type="string">
            <text:p>valence_b * task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7" calcext:value-type="float">
            <text:p>0.007</text:p>
          </table:table-cell>
          <table:table-cell office:value-type="float" office:value="0.459" calcext:value-type="float">
            <text:p>0.459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0.034" calcext:value-type="float">
            <text:p>0.0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kurt</text:p>
          </table:table-cell>
          <table:table-cell office:value-type="float" office:value="0.00389374326914549" calcext:value-type="float">
            <text:p>0.003893743269145</text:p>
          </table:table-cell>
          <table:table-cell office:value-type="float" office:value="0.157884940505028" calcext:value-type="float">
            <text:p>0.157884940505028</text:p>
          </table:table-cell>
          <table:table-cell office:value-type="string" calcext:value-type="string">
            <text:p>valence_b * tas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table:number-columns-repeated="2" office:value-type="float" office:value="0.936" calcext:value-type="float">
            <text:p>0.936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pos_derivative</text:p>
          </table:table-cell>
          <table:table-cell office:value-type="float" office:value="0.107891112565994" calcext:value-type="float">
            <text:p>0.107891112565994</text:p>
          </table:table-cell>
          <table:table-cell office:value-type="float" office:value="0.546784579753876" calcext:value-type="float">
            <text:p>0.546784579753876</text:p>
          </table:table-cell>
          <table:table-cell office:value-type="string" calcext:value-type="string">
            <text:p>valence_b * task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86" calcext:value-type="float">
            <text:p>0.086</text:p>
          </table:table-cell>
          <table:table-cell table:number-columns-repeated="2" office:value-type="float" office:value="0.774" calcext:value-type="float">
            <text:p>0.774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te_neg_derivative</text:p>
          </table:table-cell>
          <table:table-cell office:value-type="float" office:value="0.127775281667709" calcext:value-type="float">
            <text:p>0.127775281667709</text:p>
          </table:table-cell>
          <table:table-cell office:value-type="float" office:value="0.324187427759171" calcext:value-type="float">
            <text:p>0.324187427759171</text:p>
          </table:table-cell>
          <table:table-cell office:value-type="string" calcext:value-type="string">
            <text:p>valence_b * task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2" calcext:value-type="float">
            <text:p>0.002</text:p>
          </table:table-cell>
          <table:table-cell office:value-type="float" office:value="0.118" calcext:value-type="float">
            <text:p>0.118</text:p>
          </table:table-cell>
          <table:table-cell table:number-columns-repeated="2" office:value-type="float" office:value="0.736" calcext:value-type="float">
            <text:p>0.736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eanNN</text:p>
          </table:table-cell>
          <table:table-cell office:value-type="float" office:value="0.0397331975400448" calcext:value-type="float">
            <text:p>0.039733197540045</text:p>
          </table:table-cell>
          <table:table-cell office:value-type="float" office:value="0.0348057560622692" calcext:value-type="float">
            <text:p>0.034805756062269</text:p>
          </table:table-cell>
          <table:table-cell office:value-type="string" calcext:value-type="string">
            <text:p>valence_b * task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5" calcext:value-type="float">
            <text:p>0.015</text:p>
          </table:table-cell>
          <table:table-cell office:value-type="float" office:value="0.938" calcext:value-type="float">
            <text:p>0.938</text:p>
          </table:table-cell>
          <table:table-cell table:number-columns-repeated="2" office:value-type="float" office:value="0.351" calcext:value-type="float">
            <text:p>0.351</text:p>
          </table:table-cell>
          <table:table-cell office:value-type="float" office:value="0.067" calcext:value-type="float">
            <text:p>0.0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NN</text:p>
          </table:table-cell>
          <table:table-cell office:value-type="float" office:value="0.0478348061442375" calcext:value-type="float">
            <text:p>0.047834806144238</text:p>
          </table:table-cell>
          <table:table-cell office:value-type="float" office:value="0.771346807479858" calcext:value-type="float">
            <text:p>0.771346807479858</text:p>
          </table:table-cell>
          <table:table-cell office:value-type="string" calcext:value-type="string">
            <text:p>valence_b * task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81" calcext:value-type="float">
            <text:p>0.081</text:p>
          </table:table-cell>
          <table:table-cell table:number-columns-repeated="2" office:value-type="float" office:value="0.781" calcext:value-type="float">
            <text:p>0.781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RMSSD</text:p>
          </table:table-cell>
          <table:table-cell office:value-type="float" office:value="0.0222500748932362" calcext:value-type="float">
            <text:p>0.022250074893236</text:p>
          </table:table-cell>
          <table:table-cell office:value-type="float" office:value="0.477019816637039" calcext:value-type="float">
            <text:p>0.477019816637039</text:p>
          </table:table-cell>
          <table:table-cell office:value-type="string" calcext:value-type="string">
            <text:p>valence_b * task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0.823" calcext:value-type="float">
            <text:p>0.823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SDSD</text:p>
          </table:table-cell>
          <table:table-cell office:value-type="float" office:value="0.0222057942301035" calcext:value-type="float">
            <text:p>0.022205794230104</text:p>
          </table:table-cell>
          <table:table-cell office:value-type="float" office:value="0.476598829030991" calcext:value-type="float">
            <text:p>0.476598829030991</text:p>
          </table:table-cell>
          <table:table-cell office:value-type="string" calcext:value-type="string">
            <text:p>valence_b * task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0.823" calcext:value-type="float">
            <text:p>0.823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CVNN</text:p>
          </table:table-cell>
          <table:table-cell office:value-type="float" office:value="0.0226600207388401" calcext:value-type="float">
            <text:p>0.02266002073884</text:p>
          </table:table-cell>
          <table:table-cell office:value-type="float" office:value="0.595254898071289" calcext:value-type="float">
            <text:p>0.595254898071289</text:p>
          </table:table-cell>
          <table:table-cell office:value-type="string" calcext:value-type="string">
            <text:p>valence_b * task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5" calcext:value-type="float">
            <text:p>0.025</text:p>
          </table:table-cell>
          <table:table-cell table:number-columns-repeated="2" office:value-type="float" office:value="0.878" calcext:value-type="float">
            <text:p>0.878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CVSD</text:p>
          </table:table-cell>
          <table:table-cell office:value-type="float" office:value="0.0160719323903322" calcext:value-type="float">
            <text:p>0.016071932390332</text:p>
          </table:table-cell>
          <table:table-cell office:value-type="float" office:value="0.572847306728363" calcext:value-type="float">
            <text:p>0.572847306728363</text:p>
          </table:table-cell>
          <table:table-cell office:value-type="string" calcext:value-type="string">
            <text:p>valence_b * task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8" calcext:value-type="float">
            <text:p>0.028</text:p>
          </table:table-cell>
          <table:table-cell table:number-columns-repeated="2" office:value-type="float" office:value="0.869" calcext:value-type="float">
            <text:p>0.869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edianNN</text:p>
          </table:table-cell>
          <table:table-cell office:value-type="float" office:value="0.00871320907026529" calcext:value-type="float">
            <text:p>0.008713209070265</text:p>
          </table:table-cell>
          <table:table-cell office:value-type="float" office:value="0.00862319394946098" calcext:value-type="float">
            <text:p>0.008623193949461</text:p>
          </table:table-cell>
          <table:table-cell office:value-type="string" calcext:value-type="string">
            <text:p>valence_b * task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3" calcext:value-type="float">
            <text:p>0.003</text:p>
          </table:table-cell>
          <table:table-cell office:value-type="float" office:value="0.248" calcext:value-type="float">
            <text:p>0.248</text:p>
          </table:table-cell>
          <table:table-cell table:number-columns-repeated="2" office:value-type="float" office:value="0.627" calcext:value-type="float">
            <text:p>0.627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adNN</text:p>
          </table:table-cell>
          <table:table-cell office:value-type="float" office:value="0.118162155151367" calcext:value-type="float">
            <text:p>0.118162155151367</text:p>
          </table:table-cell>
          <table:table-cell office:value-type="float" office:value="0.333168715238571" calcext:value-type="float">
            <text:p>0.333168715238571</text:p>
          </table:table-cell>
          <table:table-cell office:value-type="string" calcext:value-type="string">
            <text:p>valence_b * task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294" calcext:value-type="float">
            <text:p>0.294</text:p>
          </table:table-cell>
          <table:table-cell table:number-columns-repeated="2" office:value-type="float" office:value="0.597" calcext:value-type="float">
            <text:p>0.597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MCVNN</text:p>
          </table:table-cell>
          <table:table-cell office:value-type="float" office:value="0.201117247343063" calcext:value-type="float">
            <text:p>0.201117247343063</text:p>
          </table:table-cell>
          <table:table-cell office:value-type="float" office:value="0.613839626312256" calcext:value-type="float">
            <text:p>0.613839626312256</text:p>
          </table:table-cell>
          <table:table-cell office:value-type="string" calcext:value-type="string">
            <text:p>valence_b * task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3" calcext:value-type="float">
            <text:p>0.013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593" calcext:value-type="float">
            <text:p>0.593</text:p>
          </table:table-cell>
          <table:table-cell office:value-type="float" office:value="0.023" calcext:value-type="float">
            <text:p>0.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IQRNN</text:p>
          </table:table-cell>
          <table:table-cell office:value-type="float" office:value="0.0374368205666542" calcext:value-type="float">
            <text:p>0.037436820566654</text:p>
          </table:table-cell>
          <table:table-cell office:value-type="float" office:value="0.325906902551651" calcext:value-type="float">
            <text:p>0.325906902551651</text:p>
          </table:table-cell>
          <table:table-cell office:value-type="string" calcext:value-type="string">
            <text:p>valence_b * task</text:p>
          </table:table-cell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292" calcext:value-type="float">
            <text:p>0.292</text:p>
          </table:table-cell>
          <table:table-cell table:number-columns-repeated="2" office:value-type="float" office:value="0.598" calcext:value-type="float">
            <text:p>0.598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pNN50</text:p>
          </table:table-cell>
          <table:table-cell office:value-type="float" office:value="0.019525121897459" calcext:value-type="float">
            <text:p>0.019525121897459</text:p>
          </table:table-cell>
          <table:table-cell office:value-type="float" office:value="0.119529999792576" calcext:value-type="float">
            <text:p>0.119529999792576</text:p>
          </table:table-cell>
          <table:table-cell office:value-type="string" calcext:value-type="string">
            <text:p>valence_b * task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1" calcext:value-type="float">
            <text:p>0.011</text:p>
          </table:table-cell>
          <table:table-cell office:value-type="float" office:value="0.293" calcext:value-type="float">
            <text:p>0.293</text:p>
          </table:table-cell>
          <table:table-cell table:number-columns-repeated="2" office:value-type="float" office:value="0.597" calcext:value-type="float">
            <text:p>0.597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pNN20</text:p>
          </table:table-cell>
          <table:table-cell office:value-type="float" office:value="0.00637512467801571" calcext:value-type="float">
            <text:p>0.006375124678016</text:p>
          </table:table-cell>
          <table:table-cell office:value-type="float" office:value="0.0526468232274056" calcext:value-type="float">
            <text:p>0.052646823227406</text:p>
          </table:table-cell>
          <table:table-cell office:value-type="string" calcext:value-type="string">
            <text:p>valence_b * task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73" calcext:value-type="float">
            <text:p>0.073</text:p>
          </table:table-cell>
          <table:table-cell table:number-columns-repeated="2" office:value-type="float" office:value="0.792" calcext:value-type="float">
            <text:p>0.792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HTI</text:p>
          </table:table-cell>
          <table:table-cell office:value-type="float" office:value="0.449504315853119" calcext:value-type="float">
            <text:p>0.449504315853119</text:p>
          </table:table-cell>
          <table:table-cell office:value-type="float" office:value="0.480655759572983" calcext:value-type="float">
            <text:p>0.480655759572983</text:p>
          </table:table-cell>
          <table:table-cell office:value-type="string" calcext:value-type="string">
            <text:p>valence_b * task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4" calcext:value-type="float">
            <text:p>0.004</text:p>
          </table:table-cell>
          <table:table-cell office:value-type="float" office:value="0.217" calcext:value-type="float">
            <text:p>0.217</text:p>
          </table:table-cell>
          <table:table-cell table:number-columns-repeated="2" office:value-type="float" office:value="0.649" calcext:value-type="float">
            <text:p>0.649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RV_TINN</text:p>
          </table:table-cell>
          <table:table-cell office:value-type="float" office:value="0.222890451550484" calcext:value-type="float">
            <text:p>0.222890451550484</text:p>
          </table:table-cell>
          <table:table-cell office:value-type="float" office:value="0.248609840869904" calcext:value-type="float">
            <text:p>0.248609840869904</text:p>
          </table:table-cell>
          <table:table-cell office:value-type="string" calcext:value-type="string">
            <text:p>valence_b * task</text:p>
          </table:table-cell>
          <table:table-cell office:value-type="float" office:value="0.027" calcext:value-type="float">
            <text:p>0.02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27" calcext:value-type="float">
            <text:p>0.027</text:p>
          </table:table-cell>
          <table:table-cell office:value-type="float" office:value="1.246" calcext:value-type="float">
            <text:p>1.246</text:p>
          </table:table-cell>
          <table:table-cell table:number-columns-repeated="2" office:value-type="float" office:value="0.284" calcext:value-type="float">
            <text:p>0.284</text:p>
          </table:table-cell>
          <table:table-cell office:value-type="float" office:value="0.087" calcext:value-type="float">
            <text:p>0.087</text:p>
          </table:table-cell>
          <table:table-cell office:value-type="float" office:value="1" calcext:value-type="float">
            <text:p>1</text:p>
          </table:table-cell>
        </table:table-row>
      </table:table>
      <table:table table:name="task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9" table:number-columns-repeated="1011" table:default-cell-style-name="ce1"/>
        <table:table-row table:style-name="ro1">
          <table:table-cell office:value-type="string" calcext:value-type="string">
            <text:p>rate_kurt</text:p>
          </table:table-cell>
          <table:table-cell office:value-type="float" office:value="0.00389374326914549" calcext:value-type="float">
            <text:p>0.003893743269145</text:p>
          </table:table-cell>
          <table:table-cell office:value-type="float" office:value="0.157884940505028" calcext:value-type="float">
            <text:p>0.157884940505028</text:p>
          </table:table-cell>
          <table:table-cell office:value-type="string" calcext:value-type="string">
            <text:p>task</text:p>
          </table:table-cell>
          <table:table-cell office:value-type="float" office:value="0.314" calcext:value-type="float">
            <text:p>0.3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314" calcext:value-type="float">
            <text:p>0.314</text:p>
          </table:table-cell>
          <table:table-cell office:value-type="float" office:value="1.457" calcext:value-type="float">
            <text:p>1.457</text:p>
          </table:table-cell>
          <table:table-cell table:number-columns-repeated="2" office:value-type="float" office:value="0.249" calcext:value-type="float">
            <text:p>0.249</text:p>
          </table:table-cell>
          <table:table-cell office:value-type="float" office:value="0.101" calcext:value-type="float">
            <text:p>0.10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RV_pNN20</text:p>
          </table:table-cell>
          <table:table-cell office:value-type="float" office:value="0.00637512467801571" calcext:value-type="float">
            <text:p>0.006375124678016</text:p>
          </table:table-cell>
          <table:table-cell office:value-type="float" office:value="0.0526468232274056" calcext:value-type="float">
            <text:p>0.052646823227406</text:p>
          </table:table-cell>
          <table:table-cell office:value-type="string" calcext:value-type="string">
            <text:p>task</text:p>
          </table:table-cell>
          <table:table-cell office:value-type="float" office:value="0.129" calcext:value-type="float">
            <text:p>0.12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129" calcext:value-type="float">
            <text:p>0.129</text:p>
          </table:table-cell>
          <table:table-cell office:value-type="float" office:value="0.559" calcext:value-type="float">
            <text:p>0.559</text:p>
          </table:table-cell>
          <table:table-cell table:number-columns-repeated="2" office:value-type="float" office:value="0.468" calcext:value-type="float">
            <text:p>0.468</text:p>
          </table:table-cell>
          <table:table-cell office:value-type="float" office:value="0.041" calcext:value-type="float">
            <text:p>0.04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RV_MedianNN</text:p>
          </table:table-cell>
          <table:table-cell office:value-type="float" office:value="0.00871320907026529" calcext:value-type="float">
            <text:p>0.008713209070265</text:p>
          </table:table-cell>
          <table:table-cell office:value-type="float" office:value="0.00862319394946098" calcext:value-type="float">
            <text:p>0.008623193949461</text:p>
          </table:table-cell>
          <table:table-cell office:value-type="string" calcext:value-type="string">
            <text:p>task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911" calcext:value-type="float">
            <text:p>0.911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RV_CVSD</text:p>
          </table:table-cell>
          <table:table-cell office:value-type="float" office:value="0.0160719323903322" calcext:value-type="float">
            <text:p>0.016071932390332</text:p>
          </table:table-cell>
          <table:table-cell office:value-type="float" office:value="0.572847306728363" calcext:value-type="float">
            <text:p>0.572847306728363</text:p>
          </table:table-cell>
          <table:table-cell office:value-type="string" calcext:value-type="string">
            <text:p>task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5" calcext:value-type="float">
            <text:p>0.035</text:p>
          </table:table-cell>
          <table:table-cell table:number-columns-repeated="2" office:value-type="float" office:value="0.855" calcext:value-type="float">
            <text:p>0.855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te_max</text:p>
          </table:table-cell>
          <table:table-cell office:value-type="float" office:value="0.018358102068305" calcext:value-type="float">
            <text:p>0.018358102068305</text:p>
          </table:table-cell>
          <table:table-cell office:value-type="float" office:value="0.0244640856981277" calcext:value-type="float">
            <text:p>0.024464085698128</text:p>
          </table:table-cell>
          <table:table-cell office:value-type="string" calcext:value-type="string">
            <text:p>task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2" calcext:value-type="float">
            <text:p>0.012</text:p>
          </table:table-cell>
          <table:table-cell office:value-type="float" office:value="0.369" calcext:value-type="float">
            <text:p>0.369</text:p>
          </table:table-cell>
          <table:table-cell table:number-columns-repeated="2" office:value-type="float" office:value="0.554" calcext:value-type="float">
            <text:p>0.554</text:p>
          </table:table-cell>
          <table:table-cell office:value-type="float" office:value="0.028" calcext:value-type="float">
            <text:p>0.02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RV_pNN50</text:p>
          </table:table-cell>
          <table:table-cell office:value-type="float" office:value="0.019525121897459" calcext:value-type="float">
            <text:p>0.019525121897459</text:p>
          </table:table-cell>
          <table:table-cell office:value-type="float" office:value="0.119529999792576" calcext:value-type="float">
            <text:p>0.119529999792576</text:p>
          </table:table-cell>
          <table:table-cell office:value-type="string" calcext:value-type="string">
            <text:p>task</text:p>
          </table:table-cell>
          <table:table-cell office:value-type="float" office:value="0.228" calcext:value-type="float">
            <text:p>0.22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228" calcext:value-type="float">
            <text:p>0.228</text:p>
          </table:table-cell>
          <table:table-cell office:value-type="float" office:value="1.332" calcext:value-type="float">
            <text:p>1.332</text:p>
          </table:table-cell>
          <table:table-cell table:number-columns-repeated="2" office:value-type="float" office:value="0.269" calcext:value-type="float">
            <text:p>0.269</text:p>
          </table:table-cell>
          <table:table-cell office:value-type="float" office:value="0.093" calcext:value-type="float">
            <text:p>0.093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RV_SDSD</text:p>
          </table:table-cell>
          <table:table-cell office:value-type="float" office:value="0.0222057942301035" calcext:value-type="float">
            <text:p>0.022205794230104</text:p>
          </table:table-cell>
          <table:table-cell office:value-type="float" office:value="0.476598829030991" calcext:value-type="float">
            <text:p>0.476598829030991</text:p>
          </table:table-cell>
          <table:table-cell office:value-type="string" calcext:value-type="string">
            <text:p>task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816" calcext:value-type="float">
            <text:p>0.816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RV_RMSSD</text:p>
          </table:table-cell>
          <table:table-cell office:value-type="float" office:value="0.0222500748932362" calcext:value-type="float">
            <text:p>0.022250074893236</text:p>
          </table:table-cell>
          <table:table-cell office:value-type="float" office:value="0.477019816637039" calcext:value-type="float">
            <text:p>0.477019816637039</text:p>
          </table:table-cell>
          <table:table-cell office:value-type="string" calcext:value-type="string">
            <text:p>task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57" calcext:value-type="float">
            <text:p>0.057</text:p>
          </table:table-cell>
          <table:table-cell table:number-columns-repeated="2" office:value-type="float" office:value="0.815" calcext:value-type="float">
            <text:p>0.815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RV_CVNN</text:p>
          </table:table-cell>
          <table:table-cell office:value-type="float" office:value="0.0226600207388401" calcext:value-type="float">
            <text:p>0.02266002073884</text:p>
          </table:table-cell>
          <table:table-cell office:value-type="float" office:value="0.595254898071289" calcext:value-type="float">
            <text:p>0.595254898071289</text:p>
          </table:table-cell>
          <table:table-cell office:value-type="string" calcext:value-type="string">
            <text:p>task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5" calcext:value-type="float">
            <text:p>0.015</text:p>
          </table:table-cell>
          <table:table-cell office:value-type="float" office:value="0.101" calcext:value-type="float">
            <text:p>0.101</text:p>
          </table:table-cell>
          <table:table-cell table:number-columns-repeated="2" office:value-type="float" office:value="0.756" calcext:value-type="float">
            <text:p>0.756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ak_kurt</text:p>
          </table:table-cell>
          <table:table-cell office:value-type="float" office:value="0.0255961138755083" calcext:value-type="float">
            <text:p>0.025596113875508</text:p>
          </table:table-cell>
          <table:table-cell office:value-type="float" office:value="0.277196109294891" calcext:value-type="float">
            <text:p>0.277196109294891</text:p>
          </table:table-cell>
          <table:table-cell office:value-type="string" calcext:value-type="string">
            <text:p>task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6" calcext:value-type="float">
            <text:p>0.006</text:p>
          </table:table-cell>
          <table:table-cell office:value-type="float" office:value="0.055" calcext:value-type="float">
            <text:p>0.055</text:p>
          </table:table-cell>
          <table:table-cell table:number-columns-repeated="2" office:value-type="float" office:value="0.819" calcext:value-type="float">
            <text:p>0.819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dnn</text:p>
          </table:table-cell>
          <table:table-cell office:value-type="float" office:value="0.029393021017313" calcext:value-type="float">
            <text:p>0.029393021017313</text:p>
          </table:table-cell>
          <table:table-cell office:value-type="float" office:value="0.19382780790329" calcext:value-type="float">
            <text:p>0.19382780790329</text:p>
          </table:table-cell>
          <table:table-cell office:value-type="string" calcext:value-type="string">
            <text:p>task</text:p>
          </table:table-cell>
          <table:table-cell office:value-type="float" office:value="0.296" calcext:value-type="float">
            <text:p>0.29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296" calcext:value-type="float">
            <text:p>0.296</text:p>
          </table:table-cell>
          <table:table-cell office:value-type="float" office:value="1.526" calcext:value-type="float">
            <text:p>1.526</text:p>
          </table:table-cell>
          <table:table-cell table:number-columns-repeated="2" office:value-type="float" office:value="0.239" calcext:value-type="float">
            <text:p>0.239</text:p>
          </table:table-cell>
          <table:table-cell office:value-type="float" office:value="0.105" calcext:value-type="float">
            <text:p>0.105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te_var</text:p>
          </table:table-cell>
          <table:table-cell office:value-type="float" office:value="0.0300934500992298" calcext:value-type="float">
            <text:p>0.03009345009923</text:p>
          </table:table-cell>
          <table:table-cell office:value-type="float" office:value="0.22141894698143" calcext:value-type="float">
            <text:p>0.22141894698143</text:p>
          </table:table-cell>
          <table:table-cell office:value-type="string" calcext:value-type="string">
            <text:p>task</text:p>
          </table:table-cell>
          <table:table-cell office:value-type="float" office:value="0.115" calcext:value-type="float">
            <text:p>0.11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115" calcext:value-type="float">
            <text:p>0.115</text:p>
          </table:table-cell>
          <table:table-cell office:value-type="float" office:value="0.701" calcext:value-type="float">
            <text:p>0.701</text:p>
          </table:table-cell>
          <table:table-cell table:number-columns-repeated="2" office:value-type="float" office:value="0.417" calcext:value-type="float">
            <text:p>0.417</text:p>
          </table:table-cell>
          <table:table-cell office:value-type="float" office:value="0.051" calcext:value-type="float">
            <text:p>0.05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te_median</text:p>
          </table:table-cell>
          <table:table-cell office:value-type="float" office:value="0.0326525457203388" calcext:value-type="float">
            <text:p>0.032652545720339</text:p>
          </table:table-cell>
          <table:table-cell office:value-type="float" office:value="0.0702064782381058" calcext:value-type="float">
            <text:p>0.070206478238106</text:p>
          </table:table-cell>
          <table:table-cell office:value-type="string" calcext:value-type="string">
            <text:p>task</text:p>
          </table:table-cell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142" calcext:value-type="float">
            <text:p>0.142</text:p>
          </table:table-cell>
          <table:table-cell table:number-columns-repeated="2" office:value-type="float" office:value="0.712" calcext:value-type="float">
            <text:p>0.712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ak_min</text:p>
          </table:table-cell>
          <table:table-cell office:value-type="float" office:value="0.0343603864312172" calcext:value-type="float">
            <text:p>0.034360386431217</text:p>
          </table:table-cell>
          <table:table-cell office:value-type="float" office:value="0.349967539310455" calcext:value-type="float">
            <text:p>0.349967539310455</text:p>
          </table:table-cell>
          <table:table-cell office:value-type="string" calcext:value-type="string">
            <text:p>task</text:p>
          </table:table-cell>
          <table:table-cell office:value-type="float" office:value="1.494" calcext:value-type="float">
            <text:p>1.49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.494" calcext:value-type="float">
            <text:p>1.494</text:p>
          </table:table-cell>
          <table:table-cell office:value-type="float" office:value="7.401" calcext:value-type="float">
            <text:p>7.401</text:p>
          </table:table-cell>
          <table:table-cell table:number-columns-repeated="2" office:value-type="float" office:value="0.017" calcext:value-type="float">
            <text:p>0.017</text:p>
          </table:table-cell>
          <table:table-cell office:value-type="float" office:value="0.363" calcext:value-type="float">
            <text:p>0.363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RV_IQRNN</text:p>
          </table:table-cell>
          <table:table-cell office:value-type="float" office:value="0.0374368205666542" calcext:value-type="float">
            <text:p>0.037436820566654</text:p>
          </table:table-cell>
          <table:table-cell office:value-type="float" office:value="0.325906902551651" calcext:value-type="float">
            <text:p>0.325906902551651</text:p>
          </table:table-cell>
          <table:table-cell office:value-type="string" calcext:value-type="string">
            <text:p>task</text:p>
          </table:table-cell>
          <table:table-cell office:value-type="float" office:value="0.508" calcext:value-type="float">
            <text:p>0.50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508" calcext:value-type="float">
            <text:p>0.508</text:p>
          </table:table-cell>
          <table:table-cell office:value-type="float" office:value="2.272" calcext:value-type="float">
            <text:p>2.272</text:p>
          </table:table-cell>
          <table:table-cell table:number-columns-repeated="2" office:value-type="float" office:value="0.156" calcext:value-type="float">
            <text:p>0.156</text:p>
          </table:table-cell>
          <table:table-cell office:value-type="float" office:value="0.149" calcext:value-type="float">
            <text:p>0.149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RV_MeanNN</text:p>
          </table:table-cell>
          <table:table-cell office:value-type="float" office:value="0.0397331975400448" calcext:value-type="float">
            <text:p>0.039733197540045</text:p>
          </table:table-cell>
          <table:table-cell office:value-type="float" office:value="0.0348057560622692" calcext:value-type="float">
            <text:p>0.034805756062269</text:p>
          </table:table-cell>
          <table:table-cell office:value-type="string" calcext:value-type="string">
            <text:p>task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.879" calcext:value-type="float">
            <text:p>0.879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RV_SDNN</text:p>
          </table:table-cell>
          <table:table-cell office:value-type="float" office:value="0.0478348061442375" calcext:value-type="float">
            <text:p>0.047834806144238</text:p>
          </table:table-cell>
          <table:table-cell office:value-type="float" office:value="0.771346807479858" calcext:value-type="float">
            <text:p>0.771346807479858</text:p>
          </table:table-cell>
          <table:table-cell office:value-type="string" calcext:value-type="string">
            <text:p>task</text:p>
          </table:table-cell>
          <table:table-cell office:value-type="float" office:value="0.035" calcext:value-type="float">
            <text:p>0.03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35" calcext:value-type="float">
            <text:p>0.035</text:p>
          </table:table-cell>
          <table:table-cell office:value-type="float" office:value="0.271" calcext:value-type="float">
            <text:p>0.271</text:p>
          </table:table-cell>
          <table:table-cell table:number-columns-repeated="2" office:value-type="float" office:value="0.612" calcext:value-type="float">
            <text:p>0.612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ibi</text:p>
          </table:table-cell>
          <table:table-cell table:style-name="Default" office:value-type="float" office:value="0.0505578592419624" calcext:value-type="float">
            <text:p>0.050557859241963</text:p>
          </table:table-cell>
          <table:table-cell table:style-name="Default" office:value-type="float" office:value="0.0412368029356003" calcext:value-type="float">
            <text:p>0.0412368029356</text:p>
          </table:table-cell>
          <table:table-cell table:style-name="Default" office:value-type="string" calcext:value-type="string">
            <text:p>task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0.008" calcext:value-type="float">
            <text:p>0.008</text:p>
          </table:table-cell>
          <table:table-cell table:number-columns-repeated="2" table:style-name="Default" office:value-type="float" office:value="0.932" calcext:value-type="float">
            <text:p>0.932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1"/>
        </table:table-row>
        <table:table-row table:style-name="ro1">
          <table:table-cell table:style-name="ce2" office:value-type="string" calcext:value-type="string">
            <text:p>std</text:p>
          </table:table-cell>
          <table:table-cell table:style-name="ce2" office:value-type="float" office:value="0.0548323653638363" calcext:value-type="float">
            <text:p>0.054832365363836</text:p>
          </table:table-cell>
          <table:table-cell table:style-name="ce2" office:value-type="float" office:value="0.0211504157632589" calcext:value-type="float">
            <text:p>0.021150415763259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float" office:value="1.451" calcext:value-type="float">
            <text:p>1.45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.451" calcext:value-type="float">
            <text:p>1.451</text:p>
          </table:table-cell>
          <table:table-cell table:style-name="ce2" office:value-type="float" office:value="10.565" calcext:value-type="float">
            <text:p>10.565</text:p>
          </table:table-cell>
          <table:table-cell table:number-columns-repeated="2" table:style-name="ce2" office:value-type="float" office:value="0.006" calcext:value-type="float">
            <text:p>0.006</text:p>
          </table:table-cell>
          <table:table-cell table:style-name="ce2" office:value-type="float" office:value="0.448" calcext:value-type="float">
            <text:p>0.44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1"/>
        </table:table-row>
        <table:table-row table:style-name="ro1">
          <table:table-cell table:style-name="Default" office:value-type="string" calcext:value-type="string">
            <text:p>bpm</text:p>
          </table:table-cell>
          <table:table-cell table:style-name="Default" office:value-type="float" office:value="0.0595048330724239" calcext:value-type="float">
            <text:p>0.059504833072424</text:p>
          </table:table-cell>
          <table:table-cell table:style-name="Default" office:value-type="float" office:value="0.177127748727798" calcext:value-type="float">
            <text:p>0.177127748727798</text:p>
          </table:table-cell>
          <table:table-cell table:style-name="Default" office:value-type="string" calcext:value-type="string">
            <text:p>task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0.007" calcext:value-type="float">
            <text:p>0.007</text:p>
          </table:table-cell>
          <table:table-cell table:style-name="Default" office:value-type="float" office:value="0.047" calcext:value-type="float">
            <text:p>0.047</text:p>
          </table:table-cell>
          <table:table-cell table:number-columns-repeated="2" table:style-name="Default" office:value-type="float" office:value="0.832" calcext:value-type="float">
            <text:p>0.832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hrv_madnn</text:p>
          </table:table-cell>
          <table:table-cell table:style-name="Default" office:value-type="float" office:value="0.0603868886828423" calcext:value-type="float">
            <text:p>0.060386888682842</text:p>
          </table:table-cell>
          <table:table-cell table:style-name="Default" office:value-type="float" office:value="0.044262457638979" calcext:value-type="float">
            <text:p>0.044262457638979</text:p>
          </table:table-cell>
          <table:table-cell table:style-name="Default" office:value-type="string" calcext:value-type="string">
            <text:p>task</text:p>
          </table:table-cell>
          <table:table-cell table:style-name="Default" office:value-type="float" office:value="0.159" calcext:value-type="float">
            <text:p>0.15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0.159" calcext:value-type="float">
            <text:p>0.159</text:p>
          </table:table-cell>
          <table:table-cell table:style-name="Default" office:value-type="float" office:value="1.052" calcext:value-type="float">
            <text:p>1.052</text:p>
          </table:table-cell>
          <table:table-cell table:number-columns-repeated="2" table:style-name="Default" office:value-type="float" office:value="0.324" calcext:value-type="float">
            <text:p>0.324</text:p>
          </table:table-cell>
          <table:table-cell table:style-name="Default" office:value-type="float" office:value="0.075" calcext:value-type="float">
            <text:p>0.07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1"/>
        </table:table-row>
        <table:table-row table:style-name="ro1">
          <table:table-cell table:style-name="ce2" office:value-type="string" calcext:value-type="string">
            <text:p>peak_var</text:p>
          </table:table-cell>
          <table:table-cell table:style-name="ce2" office:value-type="float" office:value="0.0727362111210823" calcext:value-type="float">
            <text:p>0.072736211121082</text:p>
          </table:table-cell>
          <table:table-cell table:style-name="ce2" office:value-type="float" office:value="0.044249638915062" calcext:value-type="float">
            <text:p>0.044249638915062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float" office:value="1.059" calcext:value-type="float">
            <text:p>1.05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.059" calcext:value-type="float">
            <text:p>1.059</text:p>
          </table:table-cell>
          <table:table-cell table:style-name="ce2" office:value-type="float" office:value="8.741" calcext:value-type="float">
            <text:p>8.741</text:p>
          </table:table-cell>
          <table:table-cell table:number-columns-repeated="2" table:style-name="ce2" office:value-type="float" office:value="0.011" calcext:value-type="float">
            <text:p>0.011</text:p>
          </table:table-cell>
          <table:table-cell table:style-name="ce2" office:value-type="float" office:value="0.402" calcext:value-type="float">
            <text:p>0.40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1"/>
        </table:table-row>
        <table:table-row table:style-name="ro1">
          <table:table-cell table:style-name="Default" office:value-type="string" calcext:value-type="string">
            <text:p>rate_std</text:p>
          </table:table-cell>
          <table:table-cell table:style-name="Default" office:value-type="float" office:value="0.0828990936279297" calcext:value-type="float">
            <text:p>0.08289909362793</text:p>
          </table:table-cell>
          <table:table-cell table:style-name="Default" office:value-type="float" office:value="0.203547656536102" calcext:value-type="float">
            <text:p>0.203547656536102</text:p>
          </table:table-cell>
          <table:table-cell table:style-name="Default" office:value-type="string" calcext:value-type="string">
            <text:p>task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0.727" calcext:value-type="float">
            <text:p>0.727</text:p>
          </table:table-cell>
          <table:table-cell table:number-columns-repeated="2" table:style-name="Default" office:value-type="float" office:value="0.409" calcext:value-type="float">
            <text:p>0.409</text:p>
          </table:table-cell>
          <table:table-cell table:style-name="Default" office:value-type="float" office:value="0.053" calcext:value-type="float">
            <text:p>0.05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rate_mean</text:p>
          </table:table-cell>
          <table:table-cell table:style-name="Default" office:value-type="float" office:value="0.0954082608222961" calcext:value-type="float">
            <text:p>0.095408260822296</text:p>
          </table:table-cell>
          <table:table-cell table:style-name="Default" office:value-type="float" office:value="0.206815958023071" calcext:value-type="float">
            <text:p>0.206815958023071</text:p>
          </table:table-cell>
          <table:table-cell table:style-name="Default" office:value-type="string" calcext:value-type="string">
            <text:p>task</text:p>
          </table:table-cell>
          <table:table-cell table:style-name="Default" office:value-type="float" office:value="0.009" calcext:value-type="float">
            <text:p>0.00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0.009" calcext:value-type="float">
            <text:p>0.009</text:p>
          </table:table-cell>
          <table:table-cell table:style-name="Default" office:value-type="float" office:value="0.056" calcext:value-type="float">
            <text:p>0.056</text:p>
          </table:table-cell>
          <table:table-cell table:number-columns-repeated="2" table:style-name="Default" office:value-type="float" office:value="0.817" calcext:value-type="float">
            <text:p>0.817</text:p>
          </table:table-cell>
          <table:table-cell table:style-name="Default" office:value-type="float" office:value="0.004" calcext:value-type="float">
            <text:p>0.0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rate_pos_derivative</text:p>
          </table:table-cell>
          <table:table-cell table:style-name="Default" office:value-type="float" office:value="0.107891112565994" calcext:value-type="float">
            <text:p>0.107891112565994</text:p>
          </table:table-cell>
          <table:table-cell table:style-name="Default" office:value-type="float" office:value="0.546784579753876" calcext:value-type="float">
            <text:p>0.546784579753876</text:p>
          </table:table-cell>
          <table:table-cell table:style-name="Default" office:value-type="string" calcext:value-type="string">
            <text:p>task</text:p>
          </table:table-cell>
          <table:table-cell table:style-name="Default" office:value-type="float" office:value="0.069" calcext:value-type="float">
            <text:p>0.06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0.069" calcext:value-type="float">
            <text:p>0.069</text:p>
          </table:table-cell>
          <table:table-cell table:style-name="Default" office:value-type="float" office:value="0.534" calcext:value-type="float">
            <text:p>0.534</text:p>
          </table:table-cell>
          <table:table-cell table:number-columns-repeated="2" table:style-name="Default" office:value-type="float" office:value="0.478" calcext:value-type="float">
            <text:p>0.478</text:p>
          </table:table-cell>
          <table:table-cell table:style-name="Default" office:value-type="float" office:value="0.039" calcext:value-type="float">
            <text:p>0.03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HRV_MadNN</text:p>
          </table:table-cell>
          <table:table-cell table:style-name="Default" office:value-type="float" office:value="0.118162155151367" calcext:value-type="float">
            <text:p>0.118162155151367</text:p>
          </table:table-cell>
          <table:table-cell table:style-name="Default" office:value-type="float" office:value="0.333168715238571" calcext:value-type="float">
            <text:p>0.333168715238571</text:p>
          </table:table-cell>
          <table:table-cell table:style-name="Default" office:value-type="string" calcext:value-type="string">
            <text:p>task</text:p>
          </table:table-cell>
          <table:table-cell table:style-name="Default" office:value-type="float" office:value="0.571" calcext:value-type="float">
            <text:p>0.57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0.571" calcext:value-type="float">
            <text:p>0.571</text:p>
          </table:table-cell>
          <table:table-cell table:style-name="Default" office:value-type="float" office:value="2.596" calcext:value-type="float">
            <text:p>2.596</text:p>
          </table:table-cell>
          <table:table-cell table:number-columns-repeated="2" table:style-name="Default" office:value-type="float" office:value="0.131" calcext:value-type="float">
            <text:p>0.131</text:p>
          </table:table-cell>
          <table:table-cell table:style-name="Default" office:value-type="float" office:value="0.166" calcext:value-type="float">
            <text:p>0.16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rate_neg_derivative</text:p>
          </table:table-cell>
          <table:table-cell table:style-name="Default" office:value-type="float" office:value="0.127775281667709" calcext:value-type="float">
            <text:p>0.127775281667709</text:p>
          </table:table-cell>
          <table:table-cell table:style-name="Default" office:value-type="float" office:value="0.324187427759171" calcext:value-type="float">
            <text:p>0.324187427759171</text:p>
          </table:table-cell>
          <table:table-cell table:style-name="Default" office:value-type="string" calcext:value-type="string">
            <text:p>task</text:p>
          </table:table-cell>
          <table:table-cell table:style-name="Default" office:value-type="float" office:value="0.026" calcext:value-type="float">
            <text:p>0.02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0.026" calcext:value-type="float">
            <text:p>0.026</text:p>
          </table:table-cell>
          <table:table-cell table:style-name="Default" office:value-type="float" office:value="0.625" calcext:value-type="float">
            <text:p>0.625</text:p>
          </table:table-cell>
          <table:table-cell table:number-columns-repeated="2" table:style-name="Default" office:value-type="float" office:value="0.443" calcext:value-type="float">
            <text:p>0.443</text:p>
          </table:table-cell>
          <table:table-cell table:style-name="Default" office:value-type="float" office:value="0.046" calcext:value-type="float">
            <text:p>0.04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1"/>
        </table:table-row>
        <table:table-row table:style-name="ro1">
          <table:table-cell table:style-name="ce2" office:value-type="string" calcext:value-type="string">
            <text:p>peak_neg_derivative</text:p>
          </table:table-cell>
          <table:table-cell table:style-name="ce2" office:value-type="float" office:value="0.129660502076149" calcext:value-type="float">
            <text:p>0.129660502076149</text:p>
          </table:table-cell>
          <table:table-cell table:style-name="ce2" office:value-type="float" office:value="0.144153743982315" calcext:value-type="float">
            <text:p>0.144153743982315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float" office:value="0.335" calcext:value-type="float">
            <text:p>0.33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.335" calcext:value-type="float">
            <text:p>0.335</text:p>
          </table:table-cell>
          <table:table-cell table:style-name="ce2" office:value-type="float" office:value="6.682" calcext:value-type="float">
            <text:p>6.682</text:p>
          </table:table-cell>
          <table:table-cell table:number-columns-repeated="2" table:style-name="ce2" office:value-type="float" office:value="0.023" calcext:value-type="float">
            <text:p>0.023</text:p>
          </table:table-cell>
          <table:table-cell table:style-name="ce2" office:value-type="float" office:value="0.339" calcext:value-type="float">
            <text:p>0.339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median</text:p>
          </table:table-cell>
          <table:table-cell table:style-name="ce2" office:value-type="float" office:value="0.138501703739166" calcext:value-type="float">
            <text:p>0.138501703739166</text:p>
          </table:table-cell>
          <table:table-cell table:style-name="ce2" office:value-type="float" office:value="0.148796603083611" calcext:value-type="float">
            <text:p>0.148796603083611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float" office:value="0.454" calcext:value-type="float">
            <text:p>0.45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.454" calcext:value-type="float">
            <text:p>0.454</text:p>
          </table:table-cell>
          <table:table-cell table:style-name="ce2" office:value-type="float" office:value="6.273" calcext:value-type="float">
            <text:p>6.273</text:p>
          </table:table-cell>
          <table:table-cell table:number-columns-repeated="2" table:style-name="ce2" office:value-type="float" office:value="0.026" calcext:value-type="float">
            <text:p>0.026</text:p>
          </table:table-cell>
          <table:table-cell table:style-name="ce2" office:value-type="float" office:value="0.325" calcext:value-type="float">
            <text:p>0.32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peak_std</text:p>
          </table:table-cell>
          <table:table-cell table:style-name="ce2" office:value-type="float" office:value="0.149942144751549" calcext:value-type="float">
            <text:p>0.149942144751549</text:p>
          </table:table-cell>
          <table:table-cell table:style-name="ce2" office:value-type="float" office:value="0.105377338826656" calcext:value-type="float">
            <text:p>0.105377338826656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float" office:value="0.717" calcext:value-type="float">
            <text:p>0.7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.717" calcext:value-type="float">
            <text:p>0.717</text:p>
          </table:table-cell>
          <table:table-cell table:style-name="ce2" office:value-type="float" office:value="7.595" calcext:value-type="float">
            <text:p>7.595</text:p>
          </table:table-cell>
          <table:table-cell table:number-columns-repeated="2" table:style-name="ce2" office:value-type="float" office:value="0.016" calcext:value-type="float">
            <text:p>0.016</text:p>
          </table:table-cell>
          <table:table-cell table:style-name="ce2" office:value-type="float" office:value="0.369" calcext:value-type="float">
            <text:p>0.369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1"/>
        </table:table-row>
        <table:table-row table:style-name="ro1">
          <table:table-cell table:style-name="ce3" office:value-type="string" calcext:value-type="string">
            <text:p>rmssd</text:p>
          </table:table-cell>
          <table:table-cell table:style-name="ce3" office:value-type="float" office:value="0.152979254722595" calcext:value-type="float">
            <text:p>0.152979254722595</text:p>
          </table:table-cell>
          <table:table-cell table:style-name="ce3" office:value-type="float" office:value="0.653282999992371" calcext:value-type="float">
            <text:p>0.653282999992371</text:p>
          </table:table-cell>
          <table:table-cell table:style-name="ce3" office:value-type="string" calcext:value-type="string">
            <text:p>task</text:p>
          </table:table-cell>
          <table:table-cell table:style-name="ce3" office:value-type="float" office:value="0.301" calcext:value-type="float">
            <text:p>0.30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.301" calcext:value-type="float">
            <text:p>0.301</text:p>
          </table:table-cell>
          <table:table-cell table:style-name="ce3" office:value-type="float" office:value="1.189" calcext:value-type="float">
            <text:p>1.189</text:p>
          </table:table-cell>
          <table:table-cell table:number-columns-repeated="2" table:style-name="ce3" office:value-type="float" office:value="0.295" calcext:value-type="float">
            <text:p>0.295</text:p>
          </table:table-cell>
          <table:table-cell table:style-name="ce3" office:value-type="float" office:value="0.084" calcext:value-type="float">
            <text:p>0.08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1"/>
        </table:table-row>
        <table:table-row table:style-name="ro1">
          <table:table-cell table:style-name="ce2" office:value-type="string" calcext:value-type="string">
            <text:p>peak_median</text:p>
          </table:table-cell>
          <table:table-cell table:style-name="ce2" office:value-type="float" office:value="0.156291455030441" calcext:value-type="float">
            <text:p>0.156291455030441</text:p>
          </table:table-cell>
          <table:table-cell table:style-name="ce2" office:value-type="float" office:value="0.146501705050468" calcext:value-type="float">
            <text:p>0.146501705050468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float" office:value="1.021" calcext:value-type="float">
            <text:p>1.0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.021" calcext:value-type="float">
            <text:p>1.021</text:p>
          </table:table-cell>
          <table:table-cell table:style-name="ce2" office:value-type="float" office:value="9.297" calcext:value-type="float">
            <text:p>9.297</text:p>
          </table:table-cell>
          <table:table-cell table:number-columns-repeated="2" table:style-name="ce2" office:value-type="float" office:value="0.009" calcext:value-type="float">
            <text:p>0.009</text:p>
          </table:table-cell>
          <table:table-cell table:style-name="ce2" office:value-type="float" office:value="0.417" calcext:value-type="float">
            <text:p>0.417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1"/>
        </table:table-row>
        <table:table-row table:style-name="ro1">
          <table:table-cell table:style-name="ce3" office:value-type="string" calcext:value-type="string">
            <text:p>sd1</text:p>
          </table:table-cell>
          <table:table-cell table:style-name="ce3" office:value-type="float" office:value="0.175797075033188" calcext:value-type="float">
            <text:p>0.175797075033188</text:p>
          </table:table-cell>
          <table:table-cell table:style-name="ce3" office:value-type="float" office:value="0.574921011924744" calcext:value-type="float">
            <text:p>0.574921011924744</text:p>
          </table:table-cell>
          <table:table-cell table:style-name="ce3" office:value-type="string" calcext:value-type="string">
            <text:p>task</text:p>
          </table:table-cell>
          <table:table-cell table:style-name="ce3" office:value-type="float" office:value="0.185" calcext:value-type="float">
            <text:p>0.18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.185" calcext:value-type="float">
            <text:p>0.185</text:p>
          </table:table-cell>
          <table:table-cell table:style-name="ce3" office:value-type="float" office:value="0.883" calcext:value-type="float">
            <text:p>0.883</text:p>
          </table:table-cell>
          <table:table-cell table:number-columns-repeated="2" table:style-name="ce3" office:value-type="float" office:value="0.364" calcext:value-type="float">
            <text:p>0.364</text:p>
          </table:table-cell>
          <table:table-cell table:style-name="ce3" office:value-type="float" office:value="0.064" calcext:value-type="float">
            <text:p>0.064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1"/>
        </table:table-row>
        <table:table-row table:style-name="ro1">
          <table:table-cell table:style-name="ce2" office:value-type="string" calcext:value-type="string">
            <text:p>peak_pos_derivative</text:p>
          </table:table-cell>
          <table:table-cell table:style-name="ce2" office:value-type="float" office:value="0.191484689712524" calcext:value-type="float">
            <text:p>0.191484689712524</text:p>
          </table:table-cell>
          <table:table-cell table:style-name="ce2" office:value-type="float" office:value="0.279231131076813" calcext:value-type="float">
            <text:p>0.279231131076813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float" office:value="0.905" calcext:value-type="float">
            <text:p>0.90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.905" calcext:value-type="float">
            <text:p>0.905</text:p>
          </table:table-cell>
          <table:table-cell table:style-name="ce2" office:value-type="float" office:value="6.721" calcext:value-type="float">
            <text:p>6.721</text:p>
          </table:table-cell>
          <table:table-cell table:number-columns-repeated="2" table:style-name="ce2" office:value-type="float" office:value="0.022" calcext:value-type="float">
            <text:p>0.022</text:p>
          </table:table-cell>
          <table:table-cell table:style-name="ce2" office:value-type="float" office:value="0.341" calcext:value-type="float">
            <text:p>0.341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1"/>
        </table:table-row>
        <table:table-row table:style-name="ro1">
          <table:table-cell table:style-name="Default" office:value-type="string" calcext:value-type="string">
            <text:p>HRV_MCVNN</text:p>
          </table:table-cell>
          <table:table-cell table:style-name="Default" office:value-type="float" office:value="0.201117247343063" calcext:value-type="float">
            <text:p>0.201117247343063</text:p>
          </table:table-cell>
          <table:table-cell table:style-name="Default" office:value-type="float" office:value="0.613839626312256" calcext:value-type="float">
            <text:p>0.613839626312256</text:p>
          </table:table-cell>
          <table:table-cell table:style-name="Default" office:value-type="string" calcext:value-type="string">
            <text:p>task</text:p>
          </table:table-cell>
          <table:table-cell table:style-name="Default" office:value-type="float" office:value="0.466" calcext:value-type="float">
            <text:p>0.46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0.466" calcext:value-type="float">
            <text:p>0.466</text:p>
          </table:table-cell>
          <table:table-cell table:style-name="Default" office:value-type="float" office:value="2.227" calcext:value-type="float">
            <text:p>2.227</text:p>
          </table:table-cell>
          <table:table-cell table:number-columns-repeated="2" table:style-name="Default" office:value-type="float" office:value="0.159" calcext:value-type="float">
            <text:p>0.159</text:p>
          </table:table-cell>
          <table:table-cell table:style-name="Default" office:value-type="float" office:value="0.146" calcext:value-type="float">
            <text:p>0.14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HRV_TINN</text:p>
          </table:table-cell>
          <table:table-cell table:style-name="Default" office:value-type="float" office:value="0.222890451550484" calcext:value-type="float">
            <text:p>0.222890451550484</text:p>
          </table:table-cell>
          <table:table-cell table:style-name="Default" office:value-type="float" office:value="0.248609840869904" calcext:value-type="float">
            <text:p>0.248609840869904</text:p>
          </table:table-cell>
          <table:table-cell table:style-name="Default" office:value-type="string" calcext:value-type="string">
            <text:p>task</text:p>
          </table:table-cell>
          <table:table-cell table:style-name="Default" office:value-type="float" office:value="0.075" calcext:value-type="float">
            <text:p>0.07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0.075" calcext:value-type="float">
            <text:p>0.075</text:p>
          </table:table-cell>
          <table:table-cell table:style-name="Default" office:value-type="float" office:value="0.796" calcext:value-type="float">
            <text:p>0.796</text:p>
          </table:table-cell>
          <table:table-cell table:number-columns-repeated="2" table:style-name="Default" office:value-type="float" office:value="0.389" calcext:value-type="float">
            <text:p>0.389</text:p>
          </table:table-cell>
          <table:table-cell table:style-name="Default" office:value-type="float" office:value="0.058" calcext:value-type="float">
            <text:p>0.05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peak_skew</text:p>
          </table:table-cell>
          <table:table-cell table:style-name="Default" office:value-type="float" office:value="0.238947749137878" calcext:value-type="float">
            <text:p>0.238947749137878</text:p>
          </table:table-cell>
          <table:table-cell table:style-name="Default" office:value-type="float" office:value="0.718174993991852" calcext:value-type="float">
            <text:p>0.718174993991852</text:p>
          </table:table-cell>
          <table:table-cell table:style-name="Default" office:value-type="string" calcext:value-type="string">
            <text:p>task</text:p>
          </table:table-cell>
          <table:table-cell table:style-name="Default" office:value-type="float" office:value="0.022" calcext:value-type="float">
            <text:p>0.02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0.022" calcext:value-type="float">
            <text:p>0.022</text:p>
          </table:table-cell>
          <table:table-cell table:style-name="Default" office:value-type="float" office:value="0.569" calcext:value-type="float">
            <text:p>0.569</text:p>
          </table:table-cell>
          <table:table-cell table:number-columns-repeated="2" table:style-name="Default" office:value-type="float" office:value="0.464" calcext:value-type="float">
            <text:p>0.464</text:p>
          </table:table-cell>
          <table:table-cell table:style-name="Default" office:value-type="float" office:value="0.042" calcext:value-type="float">
            <text:p>0.04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count</text:p>
          </table:table-cell>
          <table:table-cell table:style-name="Default" office:value-type="float" office:value="0.255310148000717" calcext:value-type="float">
            <text:p>0.255310148000717</text:p>
          </table:table-cell>
          <table:table-cell table:style-name="Default" office:value-type="float" office:value="0.252993315458298" calcext:value-type="float">
            <text:p>0.252993315458298</text:p>
          </table:table-cell>
          <table:table-cell table:style-name="Default" office:value-type="string" calcext:value-type="string">
            <text:p>task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081" calcext:value-type="float">
            <text:p>0.081</text:p>
          </table:table-cell>
          <table:table-cell table:number-columns-repeated="2" table:style-name="Default" office:value-type="float" office:value="0.78" calcext:value-type="float">
            <text:p>0.78</text:p>
          </table:table-cell>
          <table:table-cell table:style-name="Default" office:value-type="float" office:value="0.006" calcext:value-type="float">
            <text:p>0.00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1"/>
        </table:table-row>
        <table:table-row table:style-name="ro1">
          <table:table-cell table:style-name="ce2" office:value-type="string" calcext:value-type="string">
            <text:p>peak_mean</text:p>
          </table:table-cell>
          <table:table-cell table:style-name="ce2" office:value-type="float" office:value="0.298071682453156" calcext:value-type="float">
            <text:p>0.298071682453156</text:p>
          </table:table-cell>
          <table:table-cell table:style-name="ce2" office:value-type="float" office:value="0.25269690155983" calcext:value-type="float">
            <text:p>0.25269690155983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float" office:value="1.223" calcext:value-type="float">
            <text:p>1.22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.223" calcext:value-type="float">
            <text:p>1.223</text:p>
          </table:table-cell>
          <table:table-cell table:style-name="ce2" office:value-type="float" office:value="10.037" calcext:value-type="float">
            <text:p>10.037</text:p>
          </table:table-cell>
          <table:table-cell table:number-columns-repeated="2" table:style-name="ce2" office:value-type="float" office:value="0.007" calcext:value-type="float">
            <text:p>0.007</text:p>
          </table:table-cell>
          <table:table-cell table:style-name="ce2" office:value-type="float" office:value="0.436" calcext:value-type="float">
            <text:p>0.43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1"/>
        </table:table-row>
        <table:table-row table:style-name="ro1">
          <table:table-cell table:style-name="Default" office:value-type="string" calcext:value-type="string">
            <text:p>pnn50</text:p>
          </table:table-cell>
          <table:table-cell table:style-name="Default" office:value-type="float" office:value="0.298494875431061" calcext:value-type="float">
            <text:p>0.298494875431061</text:p>
          </table:table-cell>
          <table:table-cell table:style-name="Default" office:value-type="float" office:value="0.447415769100189" calcext:value-type="float">
            <text:p>0.447415769100189</text:p>
          </table:table-cell>
          <table:table-cell table:style-name="Default" office:value-type="string" calcext:value-type="string">
            <text:p>task</text:p>
          </table:table-cell>
          <table:table-cell table:style-name="Default" office:value-type="float" office:value="0.126" calcext:value-type="float">
            <text:p>0.12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0.126" calcext:value-type="float">
            <text:p>0.126</text:p>
          </table:table-cell>
          <table:table-cell table:style-name="Default" office:value-type="float" office:value="1.086" calcext:value-type="float">
            <text:p>1.086</text:p>
          </table:table-cell>
          <table:table-cell table:number-columns-repeated="2" table:style-name="Default" office:value-type="float" office:value="0.316" calcext:value-type="float">
            <text:p>0.316</text:p>
          </table:table-cell>
          <table:table-cell table:style-name="Default" office:value-type="float" office:value="0.077" calcext:value-type="float">
            <text:p>0.07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1"/>
        </table:table-row>
        <table:table-row table:style-name="ro1">
          <table:table-cell table:style-name="ce2" office:value-type="string" calcext:value-type="string">
            <text:p>max</text:p>
          </table:table-cell>
          <table:table-cell table:style-name="ce2" office:value-type="float" office:value="0.377140998840332" calcext:value-type="float">
            <text:p>0.377140998840332</text:p>
          </table:table-cell>
          <table:table-cell table:style-name="ce2" office:value-type="float" office:value="0.604996383190155" calcext:value-type="float">
            <text:p>0.604996383190155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.71" calcext:value-type="float">
            <text:p>0.71</text:p>
          </table:table-cell>
          <table:table-cell table:style-name="ce2" office:value-type="float" office:value="6.878" calcext:value-type="float">
            <text:p>6.878</text:p>
          </table:table-cell>
          <table:table-cell table:number-columns-repeated="2" table:style-name="ce2" office:value-type="float" office:value="0.021" calcext:value-type="float">
            <text:p>0.021</text:p>
          </table:table-cell>
          <table:table-cell table:style-name="ce2" office:value-type="float" office:value="0.346" calcext:value-type="float">
            <text:p>0.34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peak_max</text:p>
          </table:table-cell>
          <table:table-cell table:style-name="ce2" office:value-type="float" office:value="0.37757208943367" calcext:value-type="float">
            <text:p>0.37757208943367</text:p>
          </table:table-cell>
          <table:table-cell table:style-name="ce2" office:value-type="float" office:value="0.606485724449158" calcext:value-type="float">
            <text:p>0.606485724449158</text:p>
          </table:table-cell>
          <table:table-cell table:style-name="ce2" office:value-type="string" calcext:value-type="string">
            <text:p>task</text:p>
          </table:table-cell>
          <table:table-cell table:style-name="ce2" office:value-type="float" office:value="0.711" calcext:value-type="float">
            <text:p>0.7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0.711" calcext:value-type="float">
            <text:p>0.711</text:p>
          </table:table-cell>
          <table:table-cell table:style-name="ce2" office:value-type="float" office:value="6.887" calcext:value-type="float">
            <text:p>6.887</text:p>
          </table:table-cell>
          <table:table-cell table:number-columns-repeated="2" table:style-name="ce2" office:value-type="float" office:value="0.021" calcext:value-type="float">
            <text:p>0.021</text:p>
          </table:table-cell>
          <table:table-cell table:style-name="ce2" office:value-type="float" office:value="0.346" calcext:value-type="float">
            <text:p>0.346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1011"/>
        </table:table-row>
        <table:table-row table:style-name="ro1">
          <table:table-cell table:style-name="Default" office:value-type="string" calcext:value-type="string">
            <text:p>rate_min</text:p>
          </table:table-cell>
          <table:table-cell table:style-name="Default" office:value-type="float" office:value="0.377652078866959" calcext:value-type="float">
            <text:p>0.377652078866959</text:p>
          </table:table-cell>
          <table:table-cell table:style-name="Default" office:value-type="float" office:value="0.414391040802002" calcext:value-type="float">
            <text:p>0.414391040802002</text:p>
          </table:table-cell>
          <table:table-cell table:style-name="Default" office:value-type="string" calcext:value-type="string">
            <text:p>task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9" calcext:value-type="float">
            <text:p>0.009</text:p>
          </table:table-cell>
          <table:table-cell table:number-columns-repeated="2" table:style-name="Default" office:value-type="float" office:value="0.927" calcext:value-type="float">
            <text:p>0.927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HRV_HTI</text:p>
          </table:table-cell>
          <table:table-cell table:style-name="Default" office:value-type="float" office:value="0.449504315853119" calcext:value-type="float">
            <text:p>0.449504315853119</text:p>
          </table:table-cell>
          <table:table-cell table:style-name="Default" office:value-type="float" office:value="0.480655759572983" calcext:value-type="float">
            <text:p>0.480655759572983</text:p>
          </table:table-cell>
          <table:table-cell table:style-name="Default" office:value-type="string" calcext:value-type="string">
            <text:p>task</text:p>
          </table:table-cell>
          <table:table-cell table:style-name="Default" office:value-type="float" office:value="0.032" calcext:value-type="float">
            <text:p>0.03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0.032" calcext:value-type="float">
            <text:p>0.032</text:p>
          </table:table-cell>
          <table:table-cell table:style-name="Default" office:value-type="float" office:value="0.595" calcext:value-type="float">
            <text:p>0.595</text:p>
          </table:table-cell>
          <table:table-cell table:number-columns-repeated="2" table:style-name="Default" office:value-type="float" office:value="0.454" calcext:value-type="float">
            <text:p>0.454</text:p>
          </table:table-cell>
          <table:table-cell table:style-name="Default" office:value-type="float" office:value="0.044" calcext:value-type="float">
            <text:p>0.04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rate_skew</text:p>
          </table:table-cell>
          <table:table-cell table:style-name="Default" office:value-type="float" office:value="0.824333608150482" calcext:value-type="float">
            <text:p>0.824333608150482</text:p>
          </table:table-cell>
          <table:table-cell table:style-name="Default" office:value-type="float" office:value="0.796847939491272" calcext:value-type="float">
            <text:p>0.796847939491272</text:p>
          </table:table-cell>
          <table:table-cell table:style-name="Default" office:value-type="string" calcext:value-type="string">
            <text:p>task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0.03" calcext:value-type="float">
            <text:p>0.03</text:p>
          </table:table-cell>
          <table:table-cell table:number-columns-repeated="2" table:style-name="Default" office:value-type="float" office:value="0.866" calcext:value-type="float">
            <text:p>0.866</text:p>
          </table:table-cell>
          <table:table-cell table:style-name="Default" office:value-type="float" office:value="0.002" calcext:value-type="float">
            <text:p>0.0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mean</text:p>
          </table:table-cell>
          <table:table-cell table:style-name="Default" office:value-type="float" office:value="0.837972223758698" calcext:value-type="float">
            <text:p>0.837972223758698</text:p>
          </table:table-cell>
          <table:table-cell table:style-name="Default" office:value-type="float" office:value="0.83308881521225" calcext:value-type="float">
            <text:p>0.83308881521225</text:p>
          </table:table-cell>
          <table:table-cell table:style-name="Default" office:value-type="string" calcext:value-type="string">
            <text:p>task</text:p>
          </table:table-cell>
          <table:table-cell table:style-name="Default" office:value-type="float" office:value="0.023" calcext:value-type="float">
            <text:p>0.02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0.023" calcext:value-type="float">
            <text:p>0.023</text:p>
          </table:table-cell>
          <table:table-cell table:style-name="Default" office:value-type="float" office:value="0.878" calcext:value-type="float">
            <text:p>0.878</text:p>
          </table:table-cell>
          <table:table-cell table:number-columns-repeated="2" table:style-name="Default" office:value-type="float" office:value="0.366" calcext:value-type="float">
            <text:p>0.366</text:p>
          </table:table-cell>
          <table:table-cell table:style-name="Default" office:value-type="float" office:value="0.063" calcext:value-type="float">
            <text:p>0.06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1011"/>
        </table:table-row>
      </table:table>
      <table:table table:name="valence" table:style-name="ta1">
        <table:table-column table:style-name="co9" table:number-columns-repeated="1024" table:default-cell-style-name="Default"/>
        <table:table-row table:style-name="ro1">
          <table:table-cell table:style-name="ce1" office:value-type="string" calcext:value-type="string">
            <text:p>rate_kurt</text:p>
          </table:table-cell>
          <table:table-cell table:style-name="ce1" office:value-type="float" office:value="0.00389374326914549" calcext:value-type="float">
            <text:p>0.003893743269145</text:p>
          </table:table-cell>
          <table:table-cell table:style-name="ce1" office:value-type="float" office:value="0.157884940505028" calcext:value-type="float">
            <text:p>0.157884940505028</text:p>
          </table:table-cell>
          <table:table-cell table:style-name="ce1" office:value-type="string" calcext:value-type="string">
            <text:p>valence_b</text:p>
          </table:table-cell>
          <table:table-cell table:style-name="ce1" office:value-type="float" office:value="0.008" calcext:value-type="float">
            <text:p>0.0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008" calcext:value-type="float">
            <text:p>0.008</text:p>
          </table:table-cell>
          <table:table-cell table:style-name="ce1" office:value-type="float" office:value="0.055" calcext:value-type="float">
            <text:p>0.055</text:p>
          </table:table-cell>
          <table:table-cell table:number-columns-repeated="2" table:style-name="ce1" office:value-type="float" office:value="0.818" calcext:value-type="float">
            <text:p>0.818</text:p>
          </table:table-cell>
          <table:table-cell table:style-name="ce1" office:value-type="float" office:value="0.004" calcext:value-type="float">
            <text:p>0.00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HRV_pNN20</text:p>
          </table:table-cell>
          <table:table-cell table:style-name="ce1" office:value-type="float" office:value="0.00637512467801571" calcext:value-type="float">
            <text:p>0.006375124678016</text:p>
          </table:table-cell>
          <table:table-cell table:style-name="ce1" office:value-type="float" office:value="0.0526468232274056" calcext:value-type="float">
            <text:p>0.052646823227406</text:p>
          </table:table-cell>
          <table:table-cell table:style-name="ce1" office:value-type="string" calcext:value-type="string">
            <text:p>valence_b</text:p>
          </table:table-cell>
          <table:table-cell table:style-name="ce1" office:value-type="float" office:value="0.004" calcext:value-type="float">
            <text:p>0.0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004" calcext:value-type="float">
            <text:p>0.004</text:p>
          </table:table-cell>
          <table:table-cell table:style-name="ce1" office:value-type="float" office:value="0.039" calcext:value-type="float">
            <text:p>0.039</text:p>
          </table:table-cell>
          <table:table-cell table:number-columns-repeated="2" table:style-name="ce1" office:value-type="float" office:value="0.847" calcext:value-type="float">
            <text:p>0.847</text:p>
          </table:table-cell>
          <table:table-cell table:style-name="ce1" office:value-type="float" office:value="0.003" calcext:value-type="float">
            <text:p>0.00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HRV_MedianNN</text:p>
          </table:table-cell>
          <table:table-cell table:style-name="ce1" office:value-type="float" office:value="0.00871320907026529" calcext:value-type="float">
            <text:p>0.008713209070265</text:p>
          </table:table-cell>
          <table:table-cell table:style-name="ce1" office:value-type="float" office:value="0.00862319394946098" calcext:value-type="float">
            <text:p>0.008623193949461</text:p>
          </table:table-cell>
          <table:table-cell table:style-name="ce1" office:value-type="string" calcext:value-type="string">
            <text:p>valence_b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2.582" calcext:value-type="float">
            <text:p>2.582</text:p>
          </table:table-cell>
          <table:table-cell table:number-columns-repeated="2" table:style-name="ce1" office:value-type="float" office:value="0.132" calcext:value-type="float">
            <text:p>0.132</text:p>
          </table:table-cell>
          <table:table-cell table:style-name="ce1" office:value-type="float" office:value="0.166" calcext:value-type="float">
            <text:p>0.166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HRV_CVSD</text:p>
          </table:table-cell>
          <table:table-cell table:style-name="ce1" office:value-type="float" office:value="0.0160719323903322" calcext:value-type="float">
            <text:p>0.016071932390332</text:p>
          </table:table-cell>
          <table:table-cell table:style-name="ce1" office:value-type="float" office:value="0.572847306728363" calcext:value-type="float">
            <text:p>0.572847306728363</text:p>
          </table:table-cell>
          <table:table-cell table:style-name="ce1" office:value-type="string" calcext:value-type="string">
            <text:p>valence_b</text:p>
          </table:table-cell>
          <table:table-cell table:style-name="ce1" office:value-type="float" office:value="0.012" calcext:value-type="float">
            <text:p>0.0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012" calcext:value-type="float">
            <text:p>0.012</text:p>
          </table:table-cell>
          <table:table-cell table:style-name="ce1" office:value-type="float" office:value="0.318" calcext:value-type="float">
            <text:p>0.318</text:p>
          </table:table-cell>
          <table:table-cell table:number-columns-repeated="2" table:style-name="ce1" office:value-type="float" office:value="0.582" calcext:value-type="float">
            <text:p>0.582</text:p>
          </table:table-cell>
          <table:table-cell table:style-name="ce1" office:value-type="float" office:value="0.024" calcext:value-type="float">
            <text:p>0.024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rate_max</text:p>
          </table:table-cell>
          <table:table-cell table:style-name="ce1" office:value-type="float" office:value="0.018358102068305" calcext:value-type="float">
            <text:p>0.018358102068305</text:p>
          </table:table-cell>
          <table:table-cell table:style-name="ce1" office:value-type="float" office:value="0.0244640856981277" calcext:value-type="float">
            <text:p>0.024464085698128</text:p>
          </table:table-cell>
          <table:table-cell table:style-name="ce1" office:value-type="string" calcext:value-type="string">
            <text:p>valence_b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27" calcext:value-type="float">
            <text:p>0.027</text:p>
          </table:table-cell>
          <table:table-cell table:number-columns-repeated="2" table:style-name="ce1" office:value-type="float" office:value="0.873" calcext:value-type="float">
            <text:p>0.873</text:p>
          </table:table-cell>
          <table:table-cell table:style-name="ce1" office:value-type="float" office:value="0.002" calcext:value-type="float">
            <text:p>0.00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HRV_pNN50</text:p>
          </table:table-cell>
          <table:table-cell table:style-name="ce1" office:value-type="float" office:value="0.019525121897459" calcext:value-type="float">
            <text:p>0.019525121897459</text:p>
          </table:table-cell>
          <table:table-cell table:style-name="ce1" office:value-type="float" office:value="0.119529999792576" calcext:value-type="float">
            <text:p>0.119529999792576</text:p>
          </table:table-cell>
          <table:table-cell table:style-name="ce1" office:value-type="string" calcext:value-type="string">
            <text:p>valence_b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1" calcext:value-type="float">
            <text:p>0.011</text:p>
          </table:table-cell>
          <table:table-cell table:number-columns-repeated="2" table:style-name="ce1" office:value-type="float" office:value="0.92" calcext:value-type="float">
            <text:p>0.92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HRV_SDSD</text:p>
          </table:table-cell>
          <table:table-cell table:style-name="ce1" office:value-type="float" office:value="0.0222057942301035" calcext:value-type="float">
            <text:p>0.022205794230104</text:p>
          </table:table-cell>
          <table:table-cell table:style-name="ce1" office:value-type="float" office:value="0.476598829030991" calcext:value-type="float">
            <text:p>0.476598829030991</text:p>
          </table:table-cell>
          <table:table-cell table:style-name="ce1" office:value-type="string" calcext:value-type="string">
            <text:p>valence_b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274" calcext:value-type="float">
            <text:p>0.274</text:p>
          </table:table-cell>
          <table:table-cell table:number-columns-repeated="2" table:style-name="ce1" office:value-type="float" office:value="0.61" calcext:value-type="float">
            <text:p>0.61</text:p>
          </table:table-cell>
          <table:table-cell table:style-name="ce1" office:value-type="float" office:value="0.021" calcext:value-type="float">
            <text:p>0.02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HRV_RMSSD</text:p>
          </table:table-cell>
          <table:table-cell table:style-name="ce1" office:value-type="float" office:value="0.0222500748932362" calcext:value-type="float">
            <text:p>0.022250074893236</text:p>
          </table:table-cell>
          <table:table-cell table:style-name="ce1" office:value-type="float" office:value="0.477019816637039" calcext:value-type="float">
            <text:p>0.477019816637039</text:p>
          </table:table-cell>
          <table:table-cell table:style-name="ce1" office:value-type="string" calcext:value-type="string">
            <text:p>valence_b</text:p>
          </table:table-cell>
          <table:table-cell table:style-name="ce1" office:value-type="float" office:value="0.009" calcext:value-type="float">
            <text:p>0.0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009" calcext:value-type="float">
            <text:p>0.009</text:p>
          </table:table-cell>
          <table:table-cell table:style-name="ce1" office:value-type="float" office:value="0.272" calcext:value-type="float">
            <text:p>0.272</text:p>
          </table:table-cell>
          <table:table-cell table:number-columns-repeated="2" table:style-name="ce1" office:value-type="float" office:value="0.611" calcext:value-type="float">
            <text:p>0.611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HRV_CVNN</text:p>
          </table:table-cell>
          <table:table-cell table:style-name="ce1" office:value-type="float" office:value="0.0226600207388401" calcext:value-type="float">
            <text:p>0.02266002073884</text:p>
          </table:table-cell>
          <table:table-cell table:style-name="ce1" office:value-type="float" office:value="0.595254898071289" calcext:value-type="float">
            <text:p>0.595254898071289</text:p>
          </table:table-cell>
          <table:table-cell table:style-name="ce1" office:value-type="string" calcext:value-type="string">
            <text:p>valence_b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0.153" calcext:value-type="float">
            <text:p>0.153</text:p>
          </table:table-cell>
          <table:table-cell table:number-columns-repeated="2" table:style-name="ce1" office:value-type="float" office:value="0.702" calcext:value-type="float">
            <text:p>0.702</text:p>
          </table:table-cell>
          <table:table-cell table:style-name="ce1" office:value-type="float" office:value="0.012" calcext:value-type="float">
            <text:p>0.01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peak_kurt</text:p>
          </table:table-cell>
          <table:table-cell table:style-name="ce1" office:value-type="float" office:value="0.0255961138755083" calcext:value-type="float">
            <text:p>0.025596113875508</text:p>
          </table:table-cell>
          <table:table-cell table:style-name="ce1" office:value-type="float" office:value="0.277196109294891" calcext:value-type="float">
            <text:p>0.277196109294891</text:p>
          </table:table-cell>
          <table:table-cell table:style-name="ce1" office:value-type="string" calcext:value-type="string">
            <text:p>valence_b</text:p>
          </table:table-cell>
          <table:table-cell table:style-name="ce1" office:value-type="float" office:value="0.154" calcext:value-type="float">
            <text:p>0.1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154" calcext:value-type="float">
            <text:p>0.154</text:p>
          </table:table-cell>
          <table:table-cell table:style-name="ce1" office:value-type="float" office:value="2.049" calcext:value-type="float">
            <text:p>2.049</text:p>
          </table:table-cell>
          <table:table-cell table:number-columns-repeated="2" table:style-name="ce1" office:value-type="float" office:value="0.176" calcext:value-type="float">
            <text:p>0.176</text:p>
          </table:table-cell>
          <table:table-cell table:style-name="ce1" office:value-type="float" office:value="0.136" calcext:value-type="float">
            <text:p>0.136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sdnn</text:p>
          </table:table-cell>
          <table:table-cell table:style-name="ce1" office:value-type="float" office:value="0.029393021017313" calcext:value-type="float">
            <text:p>0.029393021017313</text:p>
          </table:table-cell>
          <table:table-cell table:style-name="ce1" office:value-type="float" office:value="0.19382780790329" calcext:value-type="float">
            <text:p>0.19382780790329</text:p>
          </table:table-cell>
          <table:table-cell table:style-name="ce1" office:value-type="string" calcext:value-type="string">
            <text:p>valence_b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0.111" calcext:value-type="float">
            <text:p>0.111</text:p>
          </table:table-cell>
          <table:table-cell table:number-columns-repeated="2" table:style-name="ce1" office:value-type="float" office:value="0.744" calcext:value-type="float">
            <text:p>0.744</text:p>
          </table:table-cell>
          <table:table-cell table:style-name="ce1" office:value-type="float" office:value="0.008" calcext:value-type="float">
            <text:p>0.008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rate_var</text:p>
          </table:table-cell>
          <table:table-cell table:style-name="ce1" office:value-type="float" office:value="0.0300934500992298" calcext:value-type="float">
            <text:p>0.03009345009923</text:p>
          </table:table-cell>
          <table:table-cell table:style-name="ce1" office:value-type="float" office:value="0.22141894698143" calcext:value-type="float">
            <text:p>0.22141894698143</text:p>
          </table:table-cell>
          <table:table-cell table:style-name="ce1" office:value-type="string" calcext:value-type="string">
            <text:p>valence_b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997" calcext:value-type="float">
            <text:p>0.9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rate_median</text:p>
          </table:table-cell>
          <table:table-cell table:style-name="ce1" office:value-type="float" office:value="0.0326525457203388" calcext:value-type="float">
            <text:p>0.032652545720339</text:p>
          </table:table-cell>
          <table:table-cell table:style-name="ce1" office:value-type="float" office:value="0.0702064782381058" calcext:value-type="float">
            <text:p>0.070206478238106</text:p>
          </table:table-cell>
          <table:table-cell table:style-name="ce1" office:value-type="string" calcext:value-type="string">
            <text:p>valence_b</text:p>
          </table:table-cell>
          <table:table-cell table:style-name="ce1" office:value-type="float" office:value="0.147" calcext:value-type="float">
            <text:p>0.14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147" calcext:value-type="float">
            <text:p>0.147</text:p>
          </table:table-cell>
          <table:table-cell table:style-name="ce1" office:value-type="float" office:value="4.522" calcext:value-type="float">
            <text:p>4.522</text:p>
          </table:table-cell>
          <table:table-cell table:number-columns-repeated="2" table:style-name="ce1" office:value-type="float" office:value="0.053" calcext:value-type="float">
            <text:p>0.053</text:p>
          </table:table-cell>
          <table:table-cell table:style-name="ce1" office:value-type="float" office:value="0.258" calcext:value-type="float">
            <text:p>0.258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peak_min</text:p>
          </table:table-cell>
          <table:table-cell table:style-name="ce1" office:value-type="float" office:value="0.0343603864312172" calcext:value-type="float">
            <text:p>0.034360386431217</text:p>
          </table:table-cell>
          <table:table-cell table:style-name="ce1" office:value-type="float" office:value="0.349967539310455" calcext:value-type="float">
            <text:p>0.349967539310455</text:p>
          </table:table-cell>
          <table:table-cell table:style-name="ce1" office:value-type="string" calcext:value-type="string">
            <text:p>valence_b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4" calcext:value-type="float">
            <text:p>0.004</text:p>
          </table:table-cell>
          <table:table-cell table:number-columns-repeated="2" table:style-name="ce1" office:value-type="float" office:value="0.954" calcext:value-type="float">
            <text:p>0.9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HRV_IQRNN</text:p>
          </table:table-cell>
          <table:table-cell table:style-name="ce1" office:value-type="float" office:value="0.0374368205666542" calcext:value-type="float">
            <text:p>0.037436820566654</text:p>
          </table:table-cell>
          <table:table-cell table:style-name="ce1" office:value-type="float" office:value="0.325906902551651" calcext:value-type="float">
            <text:p>0.325906902551651</text:p>
          </table:table-cell>
          <table:table-cell table:style-name="ce1" office:value-type="string" calcext:value-type="string">
            <text:p>valence_b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0.092" calcext:value-type="float">
            <text:p>0.092</text:p>
          </table:table-cell>
          <table:table-cell table:number-columns-repeated="2" table:style-name="ce1" office:value-type="float" office:value="0.766" calcext:value-type="float">
            <text:p>0.766</text:p>
          </table:table-cell>
          <table:table-cell table:style-name="ce1" office:value-type="float" office:value="0.007" calcext:value-type="float">
            <text:p>0.007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HRV_MeanNN</text:p>
          </table:table-cell>
          <table:table-cell table:style-name="ce1" office:value-type="float" office:value="0.0397331975400448" calcext:value-type="float">
            <text:p>0.039733197540045</text:p>
          </table:table-cell>
          <table:table-cell table:style-name="ce1" office:value-type="float" office:value="0.0348057560622692" calcext:value-type="float">
            <text:p>0.034805756062269</text:p>
          </table:table-cell>
          <table:table-cell table:style-name="ce1" office:value-type="string" calcext:value-type="string">
            <text:p>valence_b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02" calcext:value-type="float">
            <text:p>0.02</text:p>
          </table:table-cell>
          <table:table-cell table:style-name="ce1" office:value-type="float" office:value="1.175" calcext:value-type="float">
            <text:p>1.175</text:p>
          </table:table-cell>
          <table:table-cell table:number-columns-repeated="2" table:style-name="ce1" office:value-type="float" office:value="0.298" calcext:value-type="float">
            <text:p>0.298</text:p>
          </table:table-cell>
          <table:table-cell table:style-name="ce1" office:value-type="float" office:value="0.083" calcext:value-type="float">
            <text:p>0.083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table:style-name="ce1" office:value-type="string" calcext:value-type="string">
            <text:p>HRV_SDNN</text:p>
          </table:table-cell>
          <table:table-cell table:style-name="ce1" office:value-type="float" office:value="0.0478348061442375" calcext:value-type="float">
            <text:p>0.047834806144238</text:p>
          </table:table-cell>
          <table:table-cell table:style-name="ce1" office:value-type="float" office:value="0.771346807479858" calcext:value-type="float">
            <text:p>0.771346807479858</text:p>
          </table:table-cell>
          <table:table-cell table:style-name="ce1" office:value-type="string" calcext:value-type="string">
            <text:p>valence_b</text:p>
          </table:table-cell>
          <table:table-cell table:style-name="ce1" office:value-type="float" office:value="0.003" calcext:value-type="float">
            <text:p>0.0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003" calcext:value-type="float">
            <text:p>0.003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2" table:style-name="ce1" office:value-type="float" office:value="0.724" calcext:value-type="float">
            <text:p>0.724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ibi</text:p>
          </table:table-cell>
          <table:table-cell office:value-type="float" office:value="0.0505578592419624" calcext:value-type="float">
            <text:p>0.050557859241963</text:p>
          </table:table-cell>
          <table:table-cell office:value-type="float" office:value="0.0412368029356003" calcext:value-type="float">
            <text:p>0.0412368029356</text:p>
          </table:table-cell>
          <table:table-cell office:value-type="string" calcext:value-type="string">
            <text:p>valence_b</text:p>
          </table:table-cell>
          <table:table-cell office:value-type="float" office:value="0.032" calcext:value-type="float">
            <text:p>0.03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32" calcext:value-type="float">
            <text:p>0.032</text:p>
          </table:table-cell>
          <table:table-cell office:value-type="float" office:value="1.437" calcext:value-type="float">
            <text:p>1.437</text:p>
          </table:table-cell>
          <table:table-cell table:number-columns-repeated="2" office:value-type="float" office:value="0.252" calcext:value-type="float">
            <text:p>0.25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d</text:p>
          </table:table-cell>
          <table:table-cell office:value-type="float" office:value="0.0548323653638363" calcext:value-type="float">
            <text:p>0.054832365363836</text:p>
          </table:table-cell>
          <table:table-cell office:value-type="float" office:value="0.0211504157632589" calcext:value-type="float">
            <text:p>0.021150415763259</text:p>
          </table:table-cell>
          <table:table-cell office:value-type="string" calcext:value-type="string">
            <text:p>valence_b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29" calcext:value-type="float">
            <text:p>0.029</text:p>
          </table:table-cell>
          <table:table-cell office:value-type="float" office:value="1.407" calcext:value-type="float">
            <text:p>1.407</text:p>
          </table:table-cell>
          <table:table-cell table:number-columns-repeated="2" office:value-type="float" office:value="0.257" calcext:value-type="float">
            <text:p>0.257</text:p>
          </table:table-cell>
          <table:table-cell office:value-type="float" office:value="0.098" calcext:value-type="float">
            <text:p>0.09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pm</text:p>
          </table:table-cell>
          <table:table-cell office:value-type="float" office:value="0.0595048330724239" calcext:value-type="float">
            <text:p>0.059504833072424</text:p>
          </table:table-cell>
          <table:table-cell office:value-type="float" office:value="0.177127748727798" calcext:value-type="float">
            <text:p>0.177127748727798</text:p>
          </table:table-cell>
          <table:table-cell office:value-type="string" calcext:value-type="string">
            <text:p>valence_b</text:p>
          </table:table-cell>
          <table:table-cell office:value-type="float" office:value="0.074" calcext:value-type="float">
            <text:p>0.07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74" calcext:value-type="float">
            <text:p>0.074</text:p>
          </table:table-cell>
          <table:table-cell office:value-type="float" office:value="1.862" calcext:value-type="float">
            <text:p>1.862</text:p>
          </table:table-cell>
          <table:table-cell table:number-columns-repeated="2" office:value-type="float" office:value="0.196" calcext:value-type="float">
            <text:p>0.196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rv_madnn</text:p>
          </table:table-cell>
          <table:table-cell office:value-type="float" office:value="0.0603868886828423" calcext:value-type="float">
            <text:p>0.060386888682842</text:p>
          </table:table-cell>
          <table:table-cell office:value-type="float" office:value="0.044262457638979" calcext:value-type="float">
            <text:p>0.044262457638979</text:p>
          </table:table-cell>
          <table:table-cell office:value-type="string" calcext:value-type="string">
            <text:p>valence_b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137" calcext:value-type="float">
            <text:p>0.137</text:p>
          </table:table-cell>
          <table:table-cell table:number-columns-repeated="2" office:value-type="float" office:value="0.717" calcext:value-type="float">
            <text:p>0.717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ak_var</text:p>
          </table:table-cell>
          <table:table-cell office:value-type="float" office:value="0.0727362111210823" calcext:value-type="float">
            <text:p>0.072736211121082</text:p>
          </table:table-cell>
          <table:table-cell office:value-type="float" office:value="0.044249638915062" calcext:value-type="float">
            <text:p>0.044249638915062</text:p>
          </table:table-cell>
          <table:table-cell office:value-type="string" calcext:value-type="string">
            <text:p>valence_b</text:p>
          </table:table-cell>
          <table:table-cell office:value-type="float" office:value="0.055" calcext:value-type="float">
            <text:p>0.05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55" calcext:value-type="float">
            <text:p>0.055</text:p>
          </table:table-cell>
          <table:table-cell office:value-type="float" office:value="1.812" calcext:value-type="float">
            <text:p>1.812</text:p>
          </table:table-cell>
          <table:table-cell table:number-columns-repeated="2" office:value-type="float" office:value="0.201" calcext:value-type="float">
            <text:p>0.201</text:p>
          </table:table-cell>
          <table:table-cell office:value-type="float" office:value="0.122" calcext:value-type="float">
            <text:p>0.12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te_std</text:p>
          </table:table-cell>
          <table:table-cell office:value-type="float" office:value="0.0828990936279297" calcext:value-type="float">
            <text:p>0.08289909362793</text:p>
          </table:table-cell>
          <table:table-cell office:value-type="float" office:value="0.203547656536102" calcext:value-type="float">
            <text:p>0.203547656536102</text:p>
          </table:table-cell>
          <table:table-cell office:value-type="string" calcext:value-type="string">
            <text:p>valence_b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889" calcext:value-type="float">
            <text:p>0.889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te_mean</text:p>
          </table:table-cell>
          <table:table-cell office:value-type="float" office:value="0.0954082608222961" calcext:value-type="float">
            <text:p>0.095408260822296</text:p>
          </table:table-cell>
          <table:table-cell office:value-type="float" office:value="0.206815958023071" calcext:value-type="float">
            <text:p>0.206815958023071</text:p>
          </table:table-cell>
          <table:table-cell office:value-type="string" calcext:value-type="string">
            <text:p>valence_b</text:p>
          </table:table-cell>
          <table:table-cell office:value-type="float" office:value="0.045" calcext:value-type="float">
            <text:p>0.04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45" calcext:value-type="float">
            <text:p>0.045</text:p>
          </table:table-cell>
          <table:table-cell office:value-type="float" office:value="1.53" calcext:value-type="float">
            <text:p>1.53</text:p>
          </table:table-cell>
          <table:table-cell table:number-columns-repeated="2" office:value-type="float" office:value="0.238" calcext:value-type="float">
            <text:p>0.238</text:p>
          </table:table-cell>
          <table:table-cell office:value-type="float" office:value="0.105" calcext:value-type="float">
            <text:p>0.105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te_pos_derivative</text:p>
          </table:table-cell>
          <table:table-cell office:value-type="float" office:value="0.107891112565994" calcext:value-type="float">
            <text:p>0.107891112565994</text:p>
          </table:table-cell>
          <table:table-cell office:value-type="float" office:value="0.546784579753876" calcext:value-type="float">
            <text:p>0.546784579753876</text:p>
          </table:table-cell>
          <table:table-cell office:value-type="string" calcext:value-type="string">
            <text:p>valence_b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309" calcext:value-type="float">
            <text:p>0.309</text:p>
          </table:table-cell>
          <table:table-cell table:number-columns-repeated="2" office:value-type="float" office:value="0.588" calcext:value-type="float">
            <text:p>0.588</text:p>
          </table:table-cell>
          <table:table-cell office:value-type="float" office:value="0.023" calcext:value-type="float">
            <text:p>0.023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RV_MadNN</text:p>
          </table:table-cell>
          <table:table-cell office:value-type="float" office:value="0.118162155151367" calcext:value-type="float">
            <text:p>0.118162155151367</text:p>
          </table:table-cell>
          <table:table-cell office:value-type="float" office:value="0.333168715238571" calcext:value-type="float">
            <text:p>0.333168715238571</text:p>
          </table:table-cell>
          <table:table-cell office:value-type="string" calcext:value-type="string">
            <text:p>valence_b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6" calcext:value-type="float">
            <text:p>0.006</text:p>
          </table:table-cell>
          <table:table-cell office:value-type="float" office:value="0.146" calcext:value-type="float">
            <text:p>0.146</text:p>
          </table:table-cell>
          <table:table-cell table:number-columns-repeated="2" office:value-type="float" office:value="0.708" calcext:value-type="float">
            <text:p>0.708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te_neg_derivative</text:p>
          </table:table-cell>
          <table:table-cell office:value-type="float" office:value="0.127775281667709" calcext:value-type="float">
            <text:p>0.127775281667709</text:p>
          </table:table-cell>
          <table:table-cell office:value-type="float" office:value="0.324187427759171" calcext:value-type="float">
            <text:p>0.324187427759171</text:p>
          </table:table-cell>
          <table:table-cell office:value-type="string" calcext:value-type="string">
            <text:p>valence_b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6" calcext:value-type="float">
            <text:p>0.006</text:p>
          </table:table-cell>
          <table:table-cell office:value-type="float" office:value="0.572" calcext:value-type="float">
            <text:p>0.572</text:p>
          </table:table-cell>
          <table:table-cell table:number-columns-repeated="2" office:value-type="float" office:value="0.463" calcext:value-type="float">
            <text:p>0.463</text:p>
          </table:table-cell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ak_neg_derivative</text:p>
          </table:table-cell>
          <table:table-cell office:value-type="float" office:value="0.129660502076149" calcext:value-type="float">
            <text:p>0.129660502076149</text:p>
          </table:table-cell>
          <table:table-cell office:value-type="float" office:value="0.144153743982315" calcext:value-type="float">
            <text:p>0.144153743982315</text:p>
          </table:table-cell>
          <table:table-cell office:value-type="string" calcext:value-type="string">
            <text:p>valence_b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9" calcext:value-type="float">
            <text:p>0.069</text:p>
          </table:table-cell>
          <table:table-cell table:number-columns-repeated="2" office:value-type="float" office:value="0.798" calcext:value-type="float">
            <text:p>0.798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dian</text:p>
          </table:table-cell>
          <table:table-cell office:value-type="float" office:value="0.138501703739166" calcext:value-type="float">
            <text:p>0.138501703739166</text:p>
          </table:table-cell>
          <table:table-cell office:value-type="float" office:value="0.148796603083611" calcext:value-type="float">
            <text:p>0.148796603083611</text:p>
          </table:table-cell>
          <table:table-cell office:value-type="string" calcext:value-type="string">
            <text:p>valence_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.907" calcext:value-type="float">
            <text:p>0.907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ak_std</text:p>
          </table:table-cell>
          <table:table-cell office:value-type="float" office:value="0.149942144751549" calcext:value-type="float">
            <text:p>0.149942144751549</text:p>
          </table:table-cell>
          <table:table-cell office:value-type="float" office:value="0.105377338826656" calcext:value-type="float">
            <text:p>0.105377338826656</text:p>
          </table:table-cell>
          <table:table-cell office:value-type="string" calcext:value-type="string">
            <text:p>valence_b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22" calcext:value-type="float">
            <text:p>0.022</text:p>
          </table:table-cell>
          <table:table-cell office:value-type="float" office:value="1.098" calcext:value-type="float">
            <text:p>1.098</text:p>
          </table:table-cell>
          <table:table-cell table:number-columns-repeated="2" office:value-type="float" office:value="0.314" calcext:value-type="float">
            <text:p>0.314</text:p>
          </table:table-cell>
          <table:table-cell office:value-type="float" office:value="0.078" calcext:value-type="float">
            <text:p>0.07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mssd</text:p>
          </table:table-cell>
          <table:table-cell office:value-type="float" office:value="0.152979254722595" calcext:value-type="float">
            <text:p>0.152979254722595</text:p>
          </table:table-cell>
          <table:table-cell office:value-type="float" office:value="0.653282999992371" calcext:value-type="float">
            <text:p>0.653282999992371</text:p>
          </table:table-cell>
          <table:table-cell office:value-type="string" calcext:value-type="string">
            <text:p>valence_b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7" calcext:value-type="float">
            <text:p>0.007</text:p>
          </table:table-cell>
          <table:table-cell office:value-type="float" office:value="0.243" calcext:value-type="float">
            <text:p>0.243</text:p>
          </table:table-cell>
          <table:table-cell table:number-columns-repeated="2" office:value-type="float" office:value="0.63" calcext:value-type="float">
            <text:p>0.63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ak_median</text:p>
          </table:table-cell>
          <table:table-cell office:value-type="float" office:value="0.156291455030441" calcext:value-type="float">
            <text:p>0.156291455030441</text:p>
          </table:table-cell>
          <table:table-cell office:value-type="float" office:value="0.146501705050468" calcext:value-type="float">
            <text:p>0.146501705050468</text:p>
          </table:table-cell>
          <table:table-cell office:value-type="string" calcext:value-type="string">
            <text:p>valence_b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6" calcext:value-type="float">
            <text:p>0.006</text:p>
          </table:table-cell>
          <table:table-cell office:value-type="float" office:value="0.231" calcext:value-type="float">
            <text:p>0.231</text:p>
          </table:table-cell>
          <table:table-cell table:number-columns-repeated="2" office:value-type="float" office:value="0.639" calcext:value-type="float">
            <text:p>0.639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d1</text:p>
          </table:table-cell>
          <table:table-cell office:value-type="float" office:value="0.175797075033188" calcext:value-type="float">
            <text:p>0.175797075033188</text:p>
          </table:table-cell>
          <table:table-cell office:value-type="float" office:value="0.574921011924744" calcext:value-type="float">
            <text:p>0.574921011924744</text:p>
          </table:table-cell>
          <table:table-cell office:value-type="string" calcext:value-type="string">
            <text:p>valence_b</text:p>
          </table:table-cell>
          <table:table-cell office:value-type="float" office:value="0.032" calcext:value-type="float">
            <text:p>0.03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32" calcext:value-type="float">
            <text:p>0.032</text:p>
          </table:table-cell>
          <table:table-cell office:value-type="float" office:value="1.172" calcext:value-type="float">
            <text:p>1.172</text:p>
          </table:table-cell>
          <table:table-cell table:number-columns-repeated="2" office:value-type="float" office:value="0.299" calcext:value-type="float">
            <text:p>0.299</text:p>
          </table:table-cell>
          <table:table-cell office:value-type="float" office:value="0.083" calcext:value-type="float">
            <text:p>0.083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ak_pos_derivative</text:p>
          </table:table-cell>
          <table:table-cell office:value-type="float" office:value="0.191484689712524" calcext:value-type="float">
            <text:p>0.191484689712524</text:p>
          </table:table-cell>
          <table:table-cell office:value-type="float" office:value="0.279231131076813" calcext:value-type="float">
            <text:p>0.279231131076813</text:p>
          </table:table-cell>
          <table:table-cell office:value-type="string" calcext:value-type="string">
            <text:p>valence_b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.768" calcext:value-type="float">
            <text:p>0.768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RV_MCVNN</text:p>
          </table:table-cell>
          <table:table-cell office:value-type="float" office:value="0.201117247343063" calcext:value-type="float">
            <text:p>0.201117247343063</text:p>
          </table:table-cell>
          <table:table-cell office:value-type="float" office:value="0.613839626312256" calcext:value-type="float">
            <text:p>0.613839626312256</text:p>
          </table:table-cell>
          <table:table-cell office:value-type="string" calcext:value-type="string">
            <text:p>valence_b</text:p>
          </table:table-cell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.57" calcext:value-type="float">
            <text:p>0.57</text:p>
          </table:table-cell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RV_TINN</text:p>
          </table:table-cell>
          <table:table-cell office:value-type="float" office:value="0.222890451550484" calcext:value-type="float">
            <text:p>0.222890451550484</text:p>
          </table:table-cell>
          <table:table-cell office:value-type="float" office:value="0.248609840869904" calcext:value-type="float">
            <text:p>0.248609840869904</text:p>
          </table:table-cell>
          <table:table-cell office:value-type="string" calcext:value-type="string">
            <text:p>valence_b</text:p>
          </table:table-cell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25" calcext:value-type="float">
            <text:p>0.025</text:p>
          </table:table-cell>
          <table:table-cell office:value-type="float" office:value="1.569" calcext:value-type="float">
            <text:p>1.569</text:p>
          </table:table-cell>
          <table:table-cell table:number-columns-repeated="2" office:value-type="float" office:value="0.232" calcext:value-type="float">
            <text:p>0.232</text:p>
          </table:table-cell>
          <table:table-cell office:value-type="float" office:value="0.108" calcext:value-type="float">
            <text:p>0.108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ak_skew</text:p>
          </table:table-cell>
          <table:table-cell office:value-type="float" office:value="0.238947749137878" calcext:value-type="float">
            <text:p>0.238947749137878</text:p>
          </table:table-cell>
          <table:table-cell office:value-type="float" office:value="0.718174993991852" calcext:value-type="float">
            <text:p>0.718174993991852</text:p>
          </table:table-cell>
          <table:table-cell office:value-type="string" calcext:value-type="string">
            <text:p>valence_b</text:p>
          </table:table-cell>
          <table:table-cell office:value-type="float" office:value="0.062" calcext:value-type="float">
            <text:p>0.06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62" calcext:value-type="float">
            <text:p>0.062</text:p>
          </table:table-cell>
          <table:table-cell office:value-type="float" office:value="3.327" calcext:value-type="float">
            <text:p>3.327</text:p>
          </table:table-cell>
          <table:table-cell table:number-columns-repeated="2" office:value-type="float" office:value="0.091" calcext:value-type="float">
            <text:p>0.091</text:p>
          </table:table-cell>
          <table:table-cell office:value-type="float" office:value="0.204" calcext:value-type="float">
            <text:p>0.20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unt</text:p>
          </table:table-cell>
          <table:table-cell office:value-type="float" office:value="0.255310148000717" calcext:value-type="float">
            <text:p>0.255310148000717</text:p>
          </table:table-cell>
          <table:table-cell office:value-type="float" office:value="0.252993315458298" calcext:value-type="float">
            <text:p>0.252993315458298</text:p>
          </table:table-cell>
          <table:table-cell office:value-type="string" calcext:value-type="string">
            <text:p>valence_b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.1</text:p>
          </table:table-cell>
          <table:table-cell office:value-type="float" office:value="2.112" calcext:value-type="float">
            <text:p>2.112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ak_mean</text:p>
          </table:table-cell>
          <table:table-cell office:value-type="float" office:value="0.298071682453156" calcext:value-type="float">
            <text:p>0.298071682453156</text:p>
          </table:table-cell>
          <table:table-cell office:value-type="float" office:value="0.25269690155983" calcext:value-type="float">
            <text:p>0.25269690155983</text:p>
          </table:table-cell>
          <table:table-cell office:value-type="string" calcext:value-type="string">
            <text:p>valence_b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5" calcext:value-type="float">
            <text:p>0.015</text:p>
          </table:table-cell>
          <table:table-cell office:value-type="float" office:value="0.697" calcext:value-type="float">
            <text:p>0.697</text:p>
          </table:table-cell>
          <table:table-cell table:number-columns-repeated="2" office:value-type="float" office:value="0.419" calcext:value-type="float">
            <text:p>0.419</text:p>
          </table:table-cell>
          <table:table-cell office:value-type="float" office:value="0.051" calcext:value-type="float">
            <text:p>0.051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nn50</text:p>
          </table:table-cell>
          <table:table-cell office:value-type="float" office:value="0.298494875431061" calcext:value-type="float">
            <text:p>0.298494875431061</text:p>
          </table:table-cell>
          <table:table-cell office:value-type="float" office:value="0.447415769100189" calcext:value-type="float">
            <text:p>0.447415769100189</text:p>
          </table:table-cell>
          <table:table-cell office:value-type="string" calcext:value-type="string">
            <text:p>valence_b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5" calcext:value-type="float">
            <text:p>0.005</text:p>
          </table:table-cell>
          <table:table-cell office:value-type="float" office:value="0.188" calcext:value-type="float">
            <text:p>0.188</text:p>
          </table:table-cell>
          <table:table-cell table:number-columns-repeated="2" office:value-type="float" office:value="0.672" calcext:value-type="float">
            <text:p>0.672</text:p>
          </table:table-cell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0.377140998840332" calcext:value-type="float">
            <text:p>0.377140998840332</text:p>
          </table:table-cell>
          <table:table-cell office:value-type="float" office:value="0.604996383190155" calcext:value-type="float">
            <text:p>0.604996383190155</text:p>
          </table:table-cell>
          <table:table-cell office:value-type="string" calcext:value-type="string">
            <text:p>valence_b</text:p>
          </table:table-cell>
          <table:table-cell office:value-type="float" office:value="0.044" calcext:value-type="float">
            <text:p>0.04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44" calcext:value-type="float">
            <text:p>0.044</text:p>
          </table:table-cell>
          <table:table-cell office:value-type="float" office:value="1.343" calcext:value-type="float">
            <text:p>1.343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094" calcext:value-type="float">
            <text:p>0.09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ak_max</text:p>
          </table:table-cell>
          <table:table-cell office:value-type="float" office:value="0.37757208943367" calcext:value-type="float">
            <text:p>0.37757208943367</text:p>
          </table:table-cell>
          <table:table-cell office:value-type="float" office:value="0.606485724449158" calcext:value-type="float">
            <text:p>0.606485724449158</text:p>
          </table:table-cell>
          <table:table-cell office:value-type="string" calcext:value-type="string">
            <text:p>valence_b</text:p>
          </table:table-cell>
          <table:table-cell office:value-type="float" office:value="0.044" calcext:value-type="float">
            <text:p>0.04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44" calcext:value-type="float">
            <text:p>0.044</text:p>
          </table:table-cell>
          <table:table-cell office:value-type="float" office:value="1.346" calcext:value-type="float">
            <text:p>1.346</text:p>
          </table:table-cell>
          <table:table-cell table:number-columns-repeated="2" office:value-type="float" office:value="0.267" calcext:value-type="float">
            <text:p>0.267</text:p>
          </table:table-cell>
          <table:table-cell office:value-type="float" office:value="0.094" calcext:value-type="float">
            <text:p>0.09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te_min</text:p>
          </table:table-cell>
          <table:table-cell office:value-type="float" office:value="0.377652078866959" calcext:value-type="float">
            <text:p>0.377652078866959</text:p>
          </table:table-cell>
          <table:table-cell office:value-type="float" office:value="0.414391040802002" calcext:value-type="float">
            <text:p>0.414391040802002</text:p>
          </table:table-cell>
          <table:table-cell office:value-type="string" calcext:value-type="string">
            <text:p>valence_b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9" calcext:value-type="float">
            <text:p>0.019</text:p>
          </table:table-cell>
          <table:table-cell office:value-type="float" office:value="4.217" calcext:value-type="float">
            <text:p>4.217</text:p>
          </table:table-cell>
          <table:table-cell table:number-columns-repeated="2" office:value-type="float" office:value="0.061" calcext:value-type="float">
            <text:p>0.061</text:p>
          </table:table-cell>
          <table:table-cell office:value-type="float" office:value="0.245" calcext:value-type="float">
            <text:p>0.245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RV_HTI</text:p>
          </table:table-cell>
          <table:table-cell office:value-type="float" office:value="0.449504315853119" calcext:value-type="float">
            <text:p>0.449504315853119</text:p>
          </table:table-cell>
          <table:table-cell office:value-type="float" office:value="0.480655759572983" calcext:value-type="float">
            <text:p>0.480655759572983</text:p>
          </table:table-cell>
          <table:table-cell office:value-type="string" calcext:value-type="string">
            <text:p>valence_b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13" calcext:value-type="float">
            <text:p>0.013</text:p>
          </table:table-cell>
          <table:table-cell office:value-type="float" office:value="1.042" calcext:value-type="float">
            <text:p>1.042</text:p>
          </table:table-cell>
          <table:table-cell table:number-columns-repeated="2" office:value-type="float" office:value="0.326" calcext:value-type="float">
            <text:p>0.326</text:p>
          </table:table-cell>
          <table:table-cell office:value-type="float" office:value="0.074" calcext:value-type="float">
            <text:p>0.074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te_skew</text:p>
          </table:table-cell>
          <table:table-cell office:value-type="float" office:value="0.824333608150482" calcext:value-type="float">
            <text:p>0.824333608150482</text:p>
          </table:table-cell>
          <table:table-cell office:value-type="float" office:value="0.796847939491272" calcext:value-type="float">
            <text:p>0.796847939491272</text:p>
          </table:table-cell>
          <table:table-cell office:value-type="string" calcext:value-type="string">
            <text:p>valence_b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6" calcext:value-type="float">
            <text:p>0.006</text:p>
          </table:table-cell>
          <table:table-cell office:value-type="float" office:value="0.268" calcext:value-type="float">
            <text:p>0.268</text:p>
          </table:table-cell>
          <table:table-cell table:number-columns-repeated="2" office:value-type="float" office:value="0.613" calcext:value-type="float">
            <text:p>0.613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an</text:p>
          </table:table-cell>
          <table:table-cell office:value-type="float" office:value="0.837972223758698" calcext:value-type="float">
            <text:p>0.837972223758698</text:p>
          </table:table-cell>
          <table:table-cell office:value-type="float" office:value="0.83308881521225" calcext:value-type="float">
            <text:p>0.83308881521225</text:p>
          </table:table-cell>
          <table:table-cell office:value-type="string" calcext:value-type="string">
            <text:p>valence_b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.004" calcext:value-type="float">
            <text:p>0.004</text:p>
          </table:table-cell>
          <table:table-cell office:value-type="float" office:value="0.268" calcext:value-type="float">
            <text:p>0.268</text:p>
          </table:table-cell>
          <table:table-cell table:number-columns-repeated="2" office:value-type="float" office:value="0.614" calcext:value-type="float">
            <text:p>0.614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</table:table>
      <table:named-expressions/>
      <table:database-ranges>
        <table:database-range table:name="__Anonymous_Sheet_DB__0" table:target-range-address="statistic_result_ppg_valence.A1:statistic_result_ppg_valence.M138" table:contains-header="false">
          <table:sort>
            <table:sort-by table:field-number="3" table:data-type="automatic"/>
          </table:sort>
        </table:database-range>
        <table:database-range table:name="__Anonymous_Sheet_DB__1" table:target-range-address="task.A1:task.M46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valence.A1:valence.M4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3-30T18:07:29.096907653</dc:date>
    <meta:editing-duration>PT5M10S</meta:editing-duration>
    <meta:editing-cycles>1</meta:editing-cycles>
    <meta:document-statistic meta:table-count="3" meta:cell-count="2990" meta:object-count="0"/>
    <meta:generator>LibreOffice/6.4.3.2$Linux_X86_64 LibreOffice_project/747b5d0ebf89f41c860ec2a39efd7cb15b54f2d8</meta:generator>
  </office:meta>
</office:document-meta>
</file>